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101.79pt"/>
    </style:style>
    <style:style style:name="co16" style:family="table-column">
      <style:table-column-properties fo:break-before="auto" style:column-width="372.44pt"/>
    </style:style>
    <style:style style:name="co17" style:family="table-column">
      <style:table-column-properties fo:break-before="auto" style:column-width="140.74pt"/>
    </style:style>
    <style:style style:name="co18" style:family="table-column">
      <style:table-column-properties fo:break-before="auto" style:column-width="354.3pt"/>
    </style:style>
    <style:style style:name="co19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0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2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6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17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0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1" style:family="table-cell" style:parent-style-name="Pivot_20_Table_20_Category" style:data-style-name="N0"/>
    <style:style style:name="ce42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3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6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3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4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6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KC_CIRC</text:p>
          </table:table-cell>
          <table:table-cell table:number-columns-repeated="2"/>
          <table:table-cell table:formula="of:=IF(ISBLANK([.B7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7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DYN_REC_START1</text:p>
          </table:table-cell>
          <table:table-cell table:number-columns-repeated="2"/>
          <table:table-cell table:formula="of:=IF(ISBLANK([.B7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DYN_MACRO_PLAY1</text:p>
          </table:table-cell>
          <table:table-cell table:number-columns-repeated="2"/>
          <table:table-cell table:formula="of:=IF(ISBLANK([.B7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table:number-columns-repeated="2" office:value-type="string" calcext:value-type="string">
            <text:p>CC_COMA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TILD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up_line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das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oin_lines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ro_r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ro_pla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 table:number-rows-repeated="1048495">
          <table:table-cell table:number-columns-repeated="1000"/>
        </table:table-row>
        <table:table-row table:style-name="ro3" table:number-rows-repeated="4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4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LT" calcext:value-type="string">
            <text:p>KC_L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LT" calcext:value-type="string">
            <text:p>KC_HASH, KC_L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LT, COMBO_END};" calcext:value-type="string">
            <text:p>const uint16_t PROGMEM h_k_2_combo[] = {KC_HASH, KC_L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6])/2)-1;0)" office:value-type="string" office:string-value="p" calcext:value-type="string">
            <text:p>p</text:p>
          </table:table-cell>
          <table:table-cell table:style-name="ce15" table:formula="of:=OFFSET([$actions_combos.C$2];FLOOR(ROW([.D6])/2)-1;0)" office:value-type="string" office:string-value="d" calcext:value-type="string">
            <text:p>d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P" calcext:value-type="string">
            <text:p>KC_P</text:p>
          </table:table-cell>
          <table:table-cell table:formula="of:=VLOOKUP([.D6];[$keys.$A$2:.$C$200];[.$A6]+1;0)" office:value-type="string" office:string-value="KC_D" calcext:value-type="string">
            <text:p>KC_D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p_d_1" calcext:value-type="string">
            <text:p>p_d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P, KC_D" calcext:value-type="string">
            <text:p>KC_P, KC_D</text:p>
          </table:table-cell>
          <table:table-cell table:formula="of:=VLOOKUP([.B6];[$actions.$A$2:.$F$514];5;0)" office:value-type="string" office:string-value="key" calcext:value-type="string">
            <text:p>key</text:p>
          </table:table-cell>
          <table:table-cell table:style-name="ce8" table:formula="of:=VLOOKUP([.B6];[$actions.$A$2:.$D$514];2;0)" office:value-type="string" office:string-value="KC_BSLASH" calcext:value-type="string">
            <text:p>KC_BSLASH</text:p>
          </table:table-cell>
          <table:table-cell table:style-name="ce8" table:formula="of:=VLOOKUP([.B6];[$actions.$A$2:.$D$514];3;0)" office:value-type="float" office:value="0" calcext:value-type="float">
            <text:p/>
          </table:table-cell>
          <table:table-cell table:style-name="ce8" table:formula="of:=VLOOKUP([.B6];[$actions.$A$2:.$D$514];4;0)" office:value-type="float" office:value="0" calcext:value-type="float">
            <text:p/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6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p_d_1] = COMBO(p_d_1_combo, KC_BSLASH)," calcext:value-type="string">
            <text:p><text:s text:c="2"/>[COMBO_p_d_1] = COMBO(p_d_1_combo, KC_BSLASH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7])/2)-1;0)" office:value-type="string" office:string-value="p" calcext:value-type="string">
            <text:p>p</text:p>
          </table:table-cell>
          <table:table-cell table:style-name="ce15" table:formula="of:=OFFSET([$actions_combos.C$2];FLOOR(ROW([.D7])/2)-1;0)" office:value-type="string" office:string-value="d" calcext:value-type="string">
            <text:p>d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3" calcext:value-type="string">
            <text:p>KC_3</text:p>
          </table:table-cell>
          <table:table-cell table:formula="of:=VLOOKUP([.D7];[$keys.$A$2:.$C$200];[.$A7]+1;0)" office:value-type="string" office:string-value="KC_DLR" calcext:value-type="string">
            <text:p>KC_DLR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p_d_2" calcext:value-type="string">
            <text:p>p_d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3, KC_DLR" calcext:value-type="string">
            <text:p>KC_3, KC_DLR</text:p>
          </table:table-cell>
          <table:table-cell table:formula="of:=VLOOKUP([.B7];[$actions.$A$2:.$F$514];5;0)" office:value-type="string" office:string-value="key" calcext:value-type="string">
            <text:p>key</text:p>
          </table:table-cell>
          <table:table-cell table:style-name="ce8" table:formula="of:=VLOOKUP([.B7];[$actions.$A$2:.$D$514];2;0)" office:value-type="string" office:string-value="KC_BSLASH" calcext:value-type="string">
            <text:p>KC_BSLASH</text:p>
          </table:table-cell>
          <table:table-cell table:style-name="ce8" table:formula="of:=VLOOKUP([.B7];[$actions.$A$2:.$D$514];3;0)" office:value-type="float" office:value="0" calcext:value-type="float">
            <text:p/>
          </table:table-cell>
          <table:table-cell table:style-name="ce8" table:formula="of:=VLOOKUP([.B7];[$actions.$A$2:.$D$514];4;0)" office:value-type="float" office:value="0" calcext:value-type="float">
            <text:p/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7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p_d_2] = COMBO(p_d_2_combo, KC_BSLASH)," calcext:value-type="string">
            <text:p><text:s text:c="2"/>[COMBO_p_d_2] = COMBO(p_d_2_combo, KC_BSLASH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8])/2)-1;0)" office:value-type="float" office:value="0" calcext:value-type="float">
            <text:p>0</text:p>
          </table:table-cell>
          <table:table-cell table:style-name="ce15" table:formula="of:=OFFSET([$actions_combos.C$2];FLOOR(ROW([.D8])/2)-1;0)" office:value-type="float" office:value="0" calcext:value-type="float">
            <text:p>0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" calcext:value-type="error">
            <text:p>#N/A</text:p>
          </table:table-cell>
          <table:table-cell table:style-name="ce8" table:formula="of:=VLOOKUP([.D8];[$keys.$A$2:.$C$200];[.$A8]+1;0)" office:value-type="string" office:string-value="" calcext:value-type="error">
            <text:p>#N/A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0_0_1" calcext:value-type="string">
            <text:p>0_0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" calcext:value-type="error">
            <text:p>#N/A</text:p>
          </table:table-cell>
          <table:table-cell table:formula="of:=VLOOKUP([.B8];[$actions.$A$2:.$F$514];5;0)" office:value-type="string" office:string-value="macro" calcext:value-type="string">
            <text:p>macro</text:p>
          </table:table-cell>
          <table:table-cell table:style-name="ce8" table:formula="of:=VLOOKUP([.B8];[$actions.$A$2:.$D$514];2;0)" office:value-type="float" office:value="0" calcext:value-type="float">
            <text:p/>
          </table:table-cell>
          <table:table-cell table:style-name="ce8" table:formula="of:=VLOOKUP([.B8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8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" calcext:value-type="error">
            <text:p>#N/A</text:p>
          </table:table-cell>
          <table:table-cell table:formula="of:=&quot;  COMBO_&quot;&amp;[.K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 office:value-type="string" office:string-value="    case COMBO_0_0_1: if (p) {SEND_STRING(SS_DOWN(X_LSFT)SS_DOWN(X_TAB));} else {SEND_STRING(SS_UP(X_TAB)SS_UP(X_LSFT));} break;" calcext:value-type="string">
            <text:p><text:s text:c="4"/>case COMBO_0_0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9])/2)-1;0)" office:value-type="float" office:value="0" calcext:value-type="float">
            <text:p>0</text:p>
          </table:table-cell>
          <table:table-cell table:style-name="ce15" table:formula="of:=OFFSET([$actions_combos.C$2];FLOOR(ROW([.D9])/2)-1;0)" office:value-type="float" office:value="0" calcext:value-type="float">
            <text:p>0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" calcext:value-type="error">
            <text:p>#N/A</text:p>
          </table:table-cell>
          <table:table-cell table:style-name="ce8" table:formula="of:=VLOOKUP([.D9];[$keys.$A$2:.$C$200];[.$A9]+1;0)" office:value-type="string" office:string-value="" calcext:value-type="error">
            <text:p>#N/A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0_0_2" calcext:value-type="string">
            <text:p>0_0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" calcext:value-type="error">
            <text:p>#N/A</text:p>
          </table:table-cell>
          <table:table-cell table:formula="of:=VLOOKUP([.B9];[$actions.$A$2:.$F$514];5;0)" office:value-type="string" office:string-value="macro" calcext:value-type="string">
            <text:p>macro</text:p>
          </table:table-cell>
          <table:table-cell table:style-name="ce8" table:formula="of:=VLOOKUP([.B9];[$actions.$A$2:.$D$514];2;0)" office:value-type="float" office:value="0" calcext:value-type="float">
            <text:p/>
          </table:table-cell>
          <table:table-cell table:style-name="ce8" table:formula="of:=VLOOKUP([.B9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style-name="ce8" table:formula="of:=VLOOKUP([.B9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" calcext:value-type="error">
            <text:p>#N/A</text:p>
          </table:table-cell>
          <table:table-cell table:formula="of:=&quot;  COMBO_&quot;&amp;[.K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 office:value-type="string" office:string-value="    case COMBO_0_0_2: if (p) {SEND_STRING(SS_DOWN(X_LSFT)SS_DOWN(X_TAB));} else {SEND_STRING(SS_UP(X_TAB)SS_UP(X_LSFT));} break;" calcext:value-type="string">
            <text:p><text:s text:c="4"/>case COMBO_0_0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n" calcext:value-type="string">
            <text:p>n</text:p>
          </table:table-cell>
          <table:table-cell table:style-name="ce15" table:formula="of:=OFFSET([$actions_combos.C$2];FLOOR(ROW([.D10])/2)-1;0)" office:value-type="string" office:string-value="e" calcext:value-type="string">
            <text:p>e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N" calcext:value-type="string">
            <text:p>KC_N</text:p>
          </table:table-cell>
          <table:table-cell table:style-name="ce8" table:formula="of:=VLOOKUP([.D10];[$keys.$A$2:.$C$200];[.$A10]+1;0)" office:value-type="string" office:string-value="KC_E" calcext:value-type="string">
            <text:p>KC_E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n_e_1" calcext:value-type="string">
            <text:p>n_e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N, KC_E" calcext:value-type="string">
            <text:p>KC_N, KC_E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n_e_1] = COMBO(n_e_1_combo, KC_BSPC)," calcext:value-type="string">
            <text:p><text:s text:c="2"/>[COMBO_n_e_1] = COMBO(n_e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n" calcext:value-type="string">
            <text:p>n</text:p>
          </table:table-cell>
          <table:table-cell table:style-name="ce15" table:formula="of:=OFFSET([$actions_combos.C$2];FLOOR(ROW([.D11])/2)-1;0)" office:value-type="string" office:string-value="e" calcext:value-type="string">
            <text:p>e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EQL" calcext:value-type="string">
            <text:p>KC_EQL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n_e_2" calcext:value-type="string">
            <text:p>n_e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EQL" calcext:value-type="string">
            <text:p>KC_SLSH, KC_EQL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n_e_2_combo[] = {KC_SLSH, KC_EQL, COMBO_END};" calcext:value-type="string">
            <text:p>const uint16_t PROGMEM n_e_2_combo[] = {KC_SLSH, KC_EQL, COMBO_END};</text:p>
          </table:table-cell>
          <table:table-cell table:formula="of:=&quot;  COMBO_&quot;&amp;[.K11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n_e_2] = COMBO(n_e_2_combo, KC_BSPC)," calcext:value-type="string">
            <text:p><text:s text:c="2"/>[COMBO_n_e_2] = COMBO(n_e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2])/2)-1;0)" office:value-type="string" office:string-value="a" calcext:value-type="string">
            <text:p>a</text:p>
          </table:table-cell>
          <table:table-cell table:style-name="ce15" table:formula="of:=OFFSET([$actions_combos.C$2];FLOOR(ROW([.D12])/2)-1;0)" office:value-type="string" office:string-value="r" calcext:value-type="string">
            <text:p>r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A" calcext:value-type="string">
            <text:p>KC_A</text:p>
          </table:table-cell>
          <table:table-cell table:style-name="ce8" table:formula="of:=VLOOKUP([.D12];[$keys.$A$2:.$C$200];[.$A12]+1;0)" office:value-type="string" office:string-value="KC_R" calcext:value-type="string">
            <text:p>KC_R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a_r_1" calcext:value-type="string">
            <text:p>a_r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A, KC_R" calcext:value-type="string">
            <text:p>KC_A, KC_R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PC" calcext:value-type="string">
            <text:p>KC_BSPC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12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3])/2)-1;0)" office:value-type="string" office:string-value="a" calcext:value-type="string">
            <text:p>a</text:p>
          </table:table-cell>
          <table:table-cell table:style-name="ce15" table:formula="of:=OFFSET([$actions_combos.C$2];FLOOR(ROW([.D13])/2)-1;0)" office:value-type="string" office:string-value="r" calcext:value-type="string">
            <text:p>r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LCBR" calcext:value-type="string">
            <text:p>KC_LCBR</text:p>
          </table:table-cell>
          <table:table-cell table:style-name="ce8" table:formula="of:=VLOOKUP([.D13];[$keys.$A$2:.$C$200];[.$A13]+1;0)" office:value-type="string" office:string-value="KC_RCBR" calcext:value-type="string">
            <text:p>KC_RCBR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a_r_2" calcext:value-type="string">
            <text:p>a_r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LCBR, KC_RCBR" calcext:value-type="string">
            <text:p>KC_LCBR, KC_RCBR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PC" calcext:value-type="string">
            <text:p>KC_BSPC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13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aret" calcext:value-type="string">
            <text:p>caret</text:p>
          </table:table-cell>
          <table:table-cell table:style-name="ce15" table:formula="of:=OFFSET([$actions_combos.B$2];FLOOR(ROW([.C18])/2)-1;0)" office:value-type="string" office:string-value="w" calcext:value-type="string">
            <text:p>w</text:p>
          </table:table-cell>
          <table:table-cell table:style-name="ce15" table:formula="of:=OFFSET([$actions_combos.C$2];FLOOR(ROW([.D18])/2)-1;0)" office:value-type="string" office:string-value="p" calcext:value-type="string">
            <text:p>p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W" calcext:value-type="string">
            <text:p>KC_W</text:p>
          </table:table-cell>
          <table:table-cell table:style-name="ce8" table:formula="of:=VLOOKUP([.D18];[$keys.$A$2:.$C$200];[.$A18]+1;0)" office:value-type="string" office:string-value="KC_P" calcext:value-type="string">
            <text:p>KC_P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w_p_1" calcext:value-type="string">
            <text:p>w_p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W, KC_P" calcext:value-type="string">
            <text:p>KC_W, KC_P</text:p>
          </table:table-cell>
          <table:table-cell table:style-name="ce8" table:formula="of:=VLOOKUP([.B18];[$actions.$A$2:.$F$514];5;0)" office:value-type="string" office:string-value="key" calcext:value-type="string">
            <text:p>key</text:p>
          </table:table-cell>
          <table:table-cell table:style-name="ce8" table:formula="of:=VLOOKUP([.B18];[$actions.$A$2:.$D$514];2;0)" office:value-type="string" office:string-value="KC_CIRC" calcext:value-type="string">
            <text:p>KC_CIRC</text:p>
          </table:table-cell>
          <table:table-cell table:style-name="ce8" table:formula="of:=VLOOKUP([.B18];[$actions.$A$2:.$D$514];3;0)" office:value-type="float" office:value="0" calcext:value-type="float">
            <text:p/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1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w_p_1] = COMBO(w_p_1_combo, KC_CIRC)," calcext:value-type="string">
            <text:p><text:s text:c="2"/>[COMBO_w_p_1] = COMBO(w_p_1_combo, KC_CIRC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aret" calcext:value-type="string">
            <text:p>caret</text:p>
          </table:table-cell>
          <table:table-cell table:style-name="ce15" table:formula="of:=OFFSET([$actions_combos.B$2];FLOOR(ROW([.C19])/2)-1;0)" office:value-type="string" office:string-value="w" calcext:value-type="string">
            <text:p>w</text:p>
          </table:table-cell>
          <table:table-cell table:style-name="ce15" table:formula="of:=OFFSET([$actions_combos.C$2];FLOOR(ROW([.D19])/2)-1;0)" office:value-type="string" office:string-value="p" calcext:value-type="string">
            <text:p>p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1" calcext:value-type="string">
            <text:p>KC_1</text:p>
          </table:table-cell>
          <table:table-cell table:style-name="ce8" table:formula="of:=VLOOKUP([.D19];[$keys.$A$2:.$C$200];[.$A19]+1;0)" office:value-type="string" office:string-value="KC_3" calcext:value-type="string">
            <text:p>KC_3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w_p_2" calcext:value-type="string">
            <text:p>w_p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1, KC_3" calcext:value-type="string">
            <text:p>KC_1, KC_3</text:p>
          </table:table-cell>
          <table:table-cell table:style-name="ce8" table:formula="of:=VLOOKUP([.B19];[$actions.$A$2:.$F$514];5;0)" office:value-type="string" office:string-value="key" calcext:value-type="string">
            <text:p>key</text:p>
          </table:table-cell>
          <table:table-cell table:style-name="ce8" table:formula="of:=VLOOKUP([.B19];[$actions.$A$2:.$D$514];2;0)" office:value-type="string" office:string-value="KC_CIRC" calcext:value-type="string">
            <text:p>KC_CIRC</text:p>
          </table:table-cell>
          <table:table-cell table:style-name="ce8" table:formula="of:=VLOOKUP([.B19];[$actions.$A$2:.$D$514];3;0)" office:value-type="float" office:value="0" calcext:value-type="float">
            <text:p/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1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w_p_2] = COMBO(w_p_2_combo, KC_CIRC)," calcext:value-type="string">
            <text:p><text:s text:c="2"/>[COMBO_w_p_2] = COMBO(w_p_2_combo, KC_CIRC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0])/2)-1;0)" office:value-type="float" office:value="0" calcext:value-type="float">
            <text:p>0</text:p>
          </table:table-cell>
          <table:table-cell table:style-name="ce15" table:formula="of:=OFFSET([$actions_combos.C$2];FLOOR(ROW([.D20])/2)-1;0)" office:value-type="float" office:value="0" calcext:value-type="float">
            <text:p>0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" calcext:value-type="error">
            <text:p>#N/A</text:p>
          </table:table-cell>
          <table:table-cell table:style-name="ce8" table:formula="of:=VLOOKUP([.D20];[$keys.$A$2:.$C$200];[.$A20]+1;0)" office:value-type="string" office:string-value="" calcext:value-type="error">
            <text:p>#N/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0_0_1" calcext:value-type="string">
            <text:p>0_0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" calcext:value-type="error">
            <text:p>#N/A</text:p>
          </table:table-cell>
          <table:table-cell table:formula="of:=VLOOKUP([.B20];[$actions.$A$2:.$F$514];5;0)" office:value-type="string" office:string-value="macro" calcext:value-type="string">
            <text:p>macro</text:p>
          </table:table-cell>
          <table:table-cell table:style-name="ce8" table:formula="of:=VLOOKUP([.B20];[$actions.$A$2:.$D$514];2;0)" office:value-type="float" office:value="0" calcext:value-type="float">
            <text:p/>
          </table:table-cell>
          <table:table-cell table:style-name="ce8" table:formula="of:=VLOOKUP([.B20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" calcext:value-type="error">
            <text:p>#N/A</text:p>
          </table:table-cell>
          <table:table-cell table:formula="of:=&quot;  COMBO_&quot;&amp;[.K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0_0_1: if (p) {SEND_STRING(SS_TAP(X_END) SS_DOWN(X_LSFT)SS_TAP(X_HOME)SS_UP(X_LSFT) SS_TAP(X_DEL));}  break;" calcext:value-type="string">
            <text:p><text:s text:c="4"/>case COMBO_0_0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21])/2)-1;0)" office:value-type="float" office:value="0" calcext:value-type="float">
            <text:p>0</text:p>
          </table:table-cell>
          <table:table-cell table:style-name="ce15" table:formula="of:=OFFSET([$actions_combos.C$2];FLOOR(ROW([.D21])/2)-1;0)" office:value-type="float" office:value="0" calcext:value-type="float">
            <text:p>0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" calcext:value-type="error">
            <text:p>#N/A</text:p>
          </table:table-cell>
          <table:table-cell table:style-name="ce8" table:formula="of:=VLOOKUP([.D21];[$keys.$A$2:.$C$200];[.$A21]+1;0)" office:value-type="string" office:string-value="" calcext:value-type="error">
            <text:p>#N/A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0_0_2" calcext:value-type="string">
            <text:p>0_0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" calcext:value-type="error">
            <text:p>#N/A</text:p>
          </table:table-cell>
          <table:table-cell table:formula="of:=VLOOKUP([.B21];[$actions.$A$2:.$F$514];5;0)" office:value-type="string" office:string-value="macro" calcext:value-type="string">
            <text:p>macro</text:p>
          </table:table-cell>
          <table:table-cell table:style-name="ce8" table:formula="of:=VLOOKUP([.B21];[$actions.$A$2:.$D$514];2;0)" office:value-type="float" office:value="0" calcext:value-type="float">
            <text:p/>
          </table:table-cell>
          <table:table-cell table:style-name="ce8" table:formula="of:=VLOOKUP([.B21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" calcext:value-type="error">
            <text:p>#N/A</text:p>
          </table:table-cell>
          <table:table-cell table:formula="of:=&quot;  COMBO_&quot;&amp;[.K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0_0_2: if (p) {SEND_STRING(SS_TAP(X_END) SS_DOWN(X_LSFT)SS_TAP(X_HOME)SS_UP(X_LSFT) SS_TAP(X_DEL));}  break;" calcext:value-type="string">
            <text:p><text:s text:c="4"/>case COMBO_0_0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lon" calcext:value-type="string">
            <text:p>colon</text:p>
          </table:table-cell>
          <table:table-cell table:style-name="ce15" table:formula="of:=OFFSET([$actions_combos.B$2];FLOOR(ROW([.C22])/2)-1;0)" office:value-type="string" office:string-value="u" calcext:value-type="string">
            <text:p>u</text:p>
          </table:table-cell>
          <table:table-cell table:style-name="ce15" table:formula="of:=OFFSET([$actions_combos.C$2];FLOOR(ROW([.D22])/2)-1;0)" office:value-type="string" office:string-value="y" calcext:value-type="string">
            <text:p>y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U" calcext:value-type="string">
            <text:p>KC_U</text:p>
          </table:table-cell>
          <table:table-cell table:formula="of:=VLOOKUP([.D22];[$keys.$A$2:.$C$200];[.$A22]+1;0)" office:value-type="string" office:string-value="KC_Y" calcext:value-type="string">
            <text:p>KC_Y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u_y_1" calcext:value-type="string">
            <text:p>u_y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U, KC_Y" calcext:value-type="string">
            <text:p>KC_U, KC_Y</text:p>
          </table:table-cell>
          <table:table-cell table:formula="of:=VLOOKUP([.B22];[$actions.$A$2:.$F$514];5;0)" office:value-type="string" office:string-value="key" calcext:value-type="string">
            <text:p>key</text:p>
          </table:table-cell>
          <table:table-cell table:style-name="ce8" table:formula="of:=VLOOKUP([.B22];[$actions.$A$2:.$D$514];2;0)" office:value-type="string" office:string-value="KC_COLN" calcext:value-type="string">
            <text:p>KC_COLN</text:p>
          </table:table-cell>
          <table:table-cell table:style-name="ce8" table:formula="of:=VLOOKUP([.B22];[$actions.$A$2:.$D$514];3;0)" office:value-type="float" office:value="0" calcext:value-type="float">
            <text:p/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22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u_y_1] = COMBO(u_y_1_combo, KC_COLN)," calcext:value-type="string">
            <text:p><text:s text:c="2"/>[COMBO_u_y_1] = COMBO(u_y_1_combo, KC_COLN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lon" calcext:value-type="string">
            <text:p>colon</text:p>
          </table:table-cell>
          <table:table-cell table:style-name="ce15" table:formula="of:=OFFSET([$actions_combos.B$2];FLOOR(ROW([.C23])/2)-1;0)" office:value-type="string" office:string-value="u" calcext:value-type="string">
            <text:p>u</text:p>
          </table:table-cell>
          <table:table-cell table:style-name="ce15" table:formula="of:=OFFSET([$actions_combos.C$2];FLOOR(ROW([.D23])/2)-1;0)" office:value-type="string" office:string-value="y" calcext:value-type="string">
            <text:p>y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7" calcext:value-type="string">
            <text:p>KC_7</text:p>
          </table:table-cell>
          <table:table-cell table:formula="of:=VLOOKUP([.D23];[$keys.$A$2:.$C$200];[.$A23]+1;0)" office:value-type="string" office:string-value="KC_8" calcext:value-type="string">
            <text:p>KC_8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u_y_2" calcext:value-type="string">
            <text:p>u_y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7, KC_8" calcext:value-type="string">
            <text:p>KC_7, KC_8</text:p>
          </table:table-cell>
          <table:table-cell table:formula="of:=VLOOKUP([.B23];[$actions.$A$2:.$F$514];5;0)" office:value-type="string" office:string-value="key" calcext:value-type="string">
            <text:p>key</text:p>
          </table:table-cell>
          <table:table-cell table:style-name="ce8" table:formula="of:=VLOOKUP([.B23];[$actions.$A$2:.$D$514];2;0)" office:value-type="string" office:string-value="KC_COLN" calcext:value-type="string">
            <text:p>KC_COLN</text:p>
          </table:table-cell>
          <table:table-cell table:style-name="ce8" table:formula="of:=VLOOKUP([.B23];[$actions.$A$2:.$D$514];3;0)" office:value-type="float" office:value="0" calcext:value-type="float">
            <text:p/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23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u_y_2] = COMBO(u_y_2_combo, KC_COLN)," calcext:value-type="string">
            <text:p><text:s text:c="2"/>[COMBO_u_y_2] = COMBO(u_y_2_combo, KC_COLN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" calcext:value-type="string">
            <text:p>copy</text:p>
          </table:table-cell>
          <table:table-cell table:style-name="ce15" table:formula="of:=OFFSET([$actions_combos.B$2];FLOOR(ROW([.C24])/2)-1;0)" office:value-type="string" office:string-value="r" calcext:value-type="string">
            <text:p>r</text:p>
          </table:table-cell>
          <table:table-cell table:style-name="ce15" table:formula="of:=OFFSET([$actions_combos.C$2];FLOOR(ROW([.D24])/2)-1;0)" office:value-type="string" office:string-value="f" calcext:value-type="string">
            <text:p>f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R" calcext:value-type="string">
            <text:p>KC_R</text:p>
          </table:table-cell>
          <table:table-cell table:style-name="ce8" table:formula="of:=VLOOKUP([.D24];[$keys.$A$2:.$C$200];[.$A24]+1;0)" office:value-type="string" office:string-value="KC_F" calcext:value-type="string">
            <text:p>KC_F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r_f_1" calcext:value-type="string">
            <text:p>r_f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R, KC_F" calcext:value-type="string">
            <text:p>KC_R, KC_F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4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" calcext:value-type="string">
            <text:p>copy</text:p>
          </table:table-cell>
          <table:table-cell table:style-name="ce15" table:formula="of:=OFFSET([$actions_combos.B$2];FLOOR(ROW([.C25])/2)-1;0)" office:value-type="string" office:string-value="r" calcext:value-type="string">
            <text:p>r</text:p>
          </table:table-cell>
          <table:table-cell table:style-name="ce15" table:formula="of:=OFFSET([$actions_combos.C$2];FLOOR(ROW([.D25])/2)-1;0)" office:value-type="string" office:string-value="f" calcext:value-type="string">
            <text:p>f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RCBR" calcext:value-type="string">
            <text:p>KC_RCBR</text:p>
          </table:table-cell>
          <table:table-cell table:style-name="ce8" table:formula="of:=VLOOKUP([.D25];[$keys.$A$2:.$C$200];[.$A25]+1;0)" office:value-type="string" office:string-value="KC_2" calcext:value-type="string">
            <text:p>KC_2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r_f_2" calcext:value-type="string">
            <text:p>r_f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RCBR, KC_2" calcext:value-type="string">
            <text:p>KC_RCBR, KC_2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5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6])/2)-1;0)" office:value-type="float" office:value="0" calcext:value-type="float">
            <text:p>0</text:p>
          </table:table-cell>
          <table:table-cell table:style-name="ce15" table:formula="of:=OFFSET([$actions_combos.C$2];FLOOR(ROW([.D26])/2)-1;0)" office:value-type="float" office:value="0" calcext:value-type="float">
            <text:p>0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" calcext:value-type="error">
            <text:p>#N/A</text:p>
          </table:table-cell>
          <table:table-cell table:formula="of:=VLOOKUP([.D26];[$keys.$A$2:.$C$200];[.$A26]+1;0)" office:value-type="string" office:string-value="" calcext:value-type="error">
            <text:p>#N/A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0_0_1" calcext:value-type="string">
            <text:p>0_0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" calcext:value-type="error">
            <text:p>#N/A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" calcext:value-type="error">
            <text:p>#N/A</text:p>
          </table:table-cell>
          <table:table-cell table:formula="of:=&quot;  COMBO_&quot;&amp;[.K2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0_0_1: if (p) {SEND_STRING(SS_LCTL(&quot;ac&quot;));}  break;" calcext:value-type="string">
            <text:p><text:s text:c="4"/>case COMBO_0_0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7])/2)-1;0)" office:value-type="float" office:value="0" calcext:value-type="float">
            <text:p>0</text:p>
          </table:table-cell>
          <table:table-cell table:style-name="ce15" table:formula="of:=OFFSET([$actions_combos.C$2];FLOOR(ROW([.D27])/2)-1;0)" office:value-type="float" office:value="0" calcext:value-type="float">
            <text:p>0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" calcext:value-type="error">
            <text:p>#N/A</text:p>
          </table:table-cell>
          <table:table-cell table:formula="of:=VLOOKUP([.D27];[$keys.$A$2:.$C$200];[.$A27]+1;0)" office:value-type="string" office:string-value="" calcext:value-type="error">
            <text:p>#N/A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0_0_2" calcext:value-type="string">
            <text:p>0_0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" calcext:value-type="error">
            <text:p>#N/A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" calcext:value-type="error">
            <text:p>#N/A</text:p>
          </table:table-cell>
          <table:table-cell table:formula="of:=&quot;  COMBO_&quot;&amp;[.K2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0_0_2: if (p) {SEND_STRING(SS_LCTL(&quot;ac&quot;));}  break;" calcext:value-type="string">
            <text:p><text:s text:c="4"/>case COMBO_0_0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" calcext:value-type="string">
            <text:p>cut</text:p>
          </table:table-cell>
          <table:table-cell table:style-name="ce15" table:formula="of:=OFFSET([$actions_combos.B$2];FLOOR(ROW([.C28])/2)-1;0)" office:value-type="string" office:string-value="r" calcext:value-type="string">
            <text:p>r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R" calcext:value-type="string">
            <text:p>KC_R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r_t_1" calcext:value-type="string">
            <text:p>r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R, KC_T" calcext:value-type="string">
            <text:p>KC_R, KC_T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8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" calcext:value-type="string">
            <text:p>cut</text:p>
          </table:table-cell>
          <table:table-cell table:style-name="ce15" table:formula="of:=OFFSET([$actions_combos.B$2];FLOOR(ROW([.C29])/2)-1;0)" office:value-type="string" office:string-value="r" calcext:value-type="string">
            <text:p>r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RCBR" calcext:value-type="string">
            <text:p>KC_RCBR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r_t_2" calcext:value-type="string">
            <text:p>r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RCBR, KC_RPRN" calcext:value-type="string">
            <text:p>KC_RCBR, KC_RPRN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9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ut_all" calcext:value-type="string">
            <text:p>cut_all</text:p>
          </table:table-cell>
          <table:table-cell table:style-name="ce15" table:formula="of:=OFFSET([$actions_combos.B$2];FLOOR(ROW([.C30])/2)-1;0)" office:value-type="float" office:value="0" calcext:value-type="float">
            <text:p>0</text:p>
          </table:table-cell>
          <table:table-cell table:style-name="ce15" table:formula="of:=OFFSET([$actions_combos.C$2];FLOOR(ROW([.D30])/2)-1;0)" office:value-type="float" office:value="0" calcext:value-type="float">
            <text:p>0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" calcext:value-type="error">
            <text:p>#N/A</text:p>
          </table:table-cell>
          <table:table-cell table:style-name="ce8" table:formula="of:=VLOOKUP([.D30];[$keys.$A$2:.$C$200];[.$A30]+1;0)" office:value-type="string" office:string-value="" calcext:value-type="error">
            <text:p>#N/A</text:p>
          </table:table-cell>
          <table:table-cell table:style-name="ce8"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0_0_1" calcext:value-type="string">
            <text:p>0_0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" calcext:value-type="error">
            <text:p>#N/A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" calcext:value-type="error">
            <text:p>#N/A</text:p>
          </table:table-cell>
          <table:table-cell table:formula="of:=&quot;  COMBO_&quot;&amp;[.K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0_0_1: if (p) {SEND_STRING(SS_LCTL(&quot;ax&quot;));}  break;" calcext:value-type="string">
            <text:p><text:s text:c="4"/>case COMBO_0_0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ut_all" calcext:value-type="string">
            <text:p>cut_all</text:p>
          </table:table-cell>
          <table:table-cell table:style-name="ce15" table:formula="of:=OFFSET([$actions_combos.B$2];FLOOR(ROW([.C31])/2)-1;0)" office:value-type="float" office:value="0" calcext:value-type="float">
            <text:p>0</text:p>
          </table:table-cell>
          <table:table-cell table:style-name="ce15" table:formula="of:=OFFSET([$actions_combos.C$2];FLOOR(ROW([.D31])/2)-1;0)" office:value-type="float" office:value="0" calcext:value-type="float">
            <text:p>0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" calcext:value-type="error">
            <text:p>#N/A</text:p>
          </table:table-cell>
          <table:table-cell table:style-name="ce8" table:formula="of:=VLOOKUP([.D31];[$keys.$A$2:.$C$200];[.$A31]+1;0)" office:value-type="string" office:string-value="" calcext:value-type="error">
            <text:p>#N/A</text:p>
          </table:table-cell>
          <table:table-cell table:style-name="ce8"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0_0_2" calcext:value-type="string">
            <text:p>0_0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" calcext:value-type="error">
            <text:p>#N/A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" calcext:value-type="error">
            <text:p>#N/A</text:p>
          </table:table-cell>
          <table:table-cell table:formula="of:=&quot;  COMBO_&quot;&amp;[.K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0_0_2: if (p) {SEND_STRING(SS_LCTL(&quot;ax&quot;));}  break;" calcext:value-type="string">
            <text:p><text:s text:c="4"/>case COMBO_0_0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ash" calcext:value-type="string">
            <text:p>dash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i" calcext:value-type="string">
            <text:p>i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KC_I" calcext:value-type="string">
            <text:p>KC_I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i_1" calcext:value-type="string">
            <text:p>e_i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KC_I" calcext:value-type="string">
            <text:p>KC_E, KC_I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MINS" calcext:value-type="string">
            <text:p>KC_MINS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32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i_1] = COMBO(e_i_1_combo, KC_MINS)," calcext:value-type="string">
            <text:p><text:s text:c="2"/>[COMBO_e_i_1] = COMBO(e_i_1_combo, KC_MINS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ash" calcext:value-type="string">
            <text:p>dash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i" calcext:value-type="string">
            <text:p>i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KC_ASTR" calcext:value-type="string">
            <text:p>KC_ASTR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i_2" calcext:value-type="string">
            <text:p>e_i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KC_ASTR" calcext:value-type="string">
            <text:p>KC_EQL, KC_ASTR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MINS" calcext:value-type="string">
            <text:p>KC_MINS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33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i_2] = COMBO(e_i_2_combo, KC_MINS)," calcext:value-type="string">
            <text:p><text:s text:c="2"/>[COMBO_e_i_2] = COMBO(e_i_2_combo, KC_MINS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all" calcext:value-type="string">
            <text:p>del_all</text:p>
          </table:table-cell>
          <table:table-cell table:style-name="ce15" table:formula="of:=OFFSET([$actions_combos.B$2];FLOOR(ROW([.C34])/2)-1;0)" office:value-type="string" office:string-value="alt" calcext:value-type="string">
            <text:p>alt</text:p>
          </table:table-cell>
          <table:table-cell table:style-name="ce15" table:formula="of:=OFFSET([$actions_combos.C$2];FLOOR(ROW([.D34])/2)-1;0)" office:value-type="string" office:string-value="c" calcext:value-type="string">
            <text:p>c</text:p>
          </table:table-cell>
          <table:table-cell table:style-name="ce15" table:formula="of:=OFFSET([$actions_combos.D$2];FLOOR(ROW([.E34])/2)-1;0)" office:value-type="string" office:string-value="v" calcext:value-type="string">
            <text:p>v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LALT" calcext:value-type="string">
            <text:p>KC_LALT</text:p>
          </table:table-cell>
          <table:table-cell table:style-name="ce8" table:formula="of:=VLOOKUP([.D34];[$keys.$A$2:.$C$200];[.$A34]+1;0)" office:value-type="string" office:string-value="KC_C" calcext:value-type="string">
            <text:p>KC_C</text:p>
          </table:table-cell>
          <table:table-cell table:formula="of:=VLOOKUP([.E34];[$keys.$A$2:.$C$200];[.$A34]+1;0)" office:value-type="string" office:string-value="KC_V" calcext:value-type="string">
            <text:p>KC_V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alt_c_v_1" calcext:value-type="string">
            <text:p>alt_c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LALT, KC_C, KC_V" calcext:value-type="string">
            <text:p>KC_LALT, KC_C, KC_V</text:p>
          </table:table-cell>
          <table:table-cell table:formula="of:=VLOOKUP([.B34];[$actions.$A$2:.$F$514];5;0)" office:value-type="string" office:string-value="macro" calcext:value-type="string">
            <text:p>macro</text:p>
          </table:table-cell>
          <table:table-cell table:style-name="ce8" table:formula="of:=VLOOKUP([.B34];[$actions.$A$2:.$D$514];2;0)" office:value-type="float" office:value="0" calcext:value-type="float">
            <text:p/>
          </table:table-cell>
          <table:table-cell table:style-name="ce8" table:formula="of:=VLOOKUP([.B34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4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all" calcext:value-type="string">
            <text:p>del_all</text:p>
          </table:table-cell>
          <table:table-cell table:style-name="ce15" table:formula="of:=OFFSET([$actions_combos.B$2];FLOOR(ROW([.C35])/2)-1;0)" office:value-type="string" office:string-value="alt" calcext:value-type="string">
            <text:p>alt</text:p>
          </table:table-cell>
          <table:table-cell table:style-name="ce15" table:formula="of:=OFFSET([$actions_combos.C$2];FLOOR(ROW([.D35])/2)-1;0)" office:value-type="string" office:string-value="c" calcext:value-type="string">
            <text:p>c</text:p>
          </table:table-cell>
          <table:table-cell table:style-name="ce15" table:formula="of:=OFFSET([$actions_combos.D$2];FLOOR(ROW([.E35])/2)-1;0)" office:value-type="string" office:string-value="v" calcext:value-type="string">
            <text:p>v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LALT" calcext:value-type="string">
            <text:p>KC_LALT</text:p>
          </table:table-cell>
          <table:table-cell table:style-name="ce8" table:formula="of:=VLOOKUP([.D35];[$keys.$A$2:.$C$200];[.$A35]+1;0)" office:value-type="string" office:string-value="KC_LBRC" calcext:value-type="string">
            <text:p>KC_LBRC</text:p>
          </table:table-cell>
          <table:table-cell table:formula="of:=VLOOKUP([.E35];[$keys.$A$2:.$C$200];[.$A35]+1;0)" office:value-type="string" office:string-value="KC_RBRC" calcext:value-type="string">
            <text:p>KC_RBRC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alt_c_v_2" calcext:value-type="string">
            <text:p>alt_c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LALT, KC_LBRC, KC_RBRC" calcext:value-type="string">
            <text:p>KC_LALT, KC_LBRC, KC_RBRC</text:p>
          </table:table-cell>
          <table:table-cell table:formula="of:=VLOOKUP([.B35];[$actions.$A$2:.$F$514];5;0)" office:value-type="string" office:string-value="macro" calcext:value-type="string">
            <text:p>macro</text:p>
          </table:table-cell>
          <table:table-cell table:style-name="ce8" table:formula="of:=VLOOKUP([.B35];[$actions.$A$2:.$D$514];2;0)" office:value-type="float" office:value="0" calcext:value-type="float">
            <text:p/>
          </table:table-cell>
          <table:table-cell table:style-name="ce8" table:formula="of:=VLOOKUP([.B35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5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6])/2)-1;0)" office:value-type="string" office:string-value="s" calcext:value-type="string">
            <text:p>s</text:p>
          </table:table-cell>
          <table:table-cell table:style-name="ce15" table:formula="of:=OFFSET([$actions_combos.C$2];FLOOR(ROW([.D36])/2)-1;0)" office:value-type="string" office:string-value="t" calcext:value-type="string">
            <text:p>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S" calcext:value-type="string">
            <text:p>KC_S</text:p>
          </table:table-cell>
          <table:table-cell table:style-name="ce8" table:formula="of:=VLOOKUP([.D36];[$keys.$A$2:.$C$200];[.$A36]+1;0)" office:value-type="string" office:string-value="KC_T" calcext:value-type="string">
            <text:p>KC_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s_t_1" calcext:value-type="string">
            <text:p>s_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S, KC_T" calcext:value-type="string">
            <text:p>KC_S, KC_T</text:p>
          </table:table-cell>
          <table:table-cell table:formula="of:=VLOOKUP([.B36];[$actions.$A$2:.$F$514];5;0)" office:value-type="string" office:string-value="key" calcext:value-type="string">
            <text:p>key</text:p>
          </table:table-cell>
          <table:table-cell table:style-name="ce8" table:formula="of:=VLOOKUP([.B36];[$actions.$A$2:.$D$514];2;0)" office:value-type="string" office:string-value="KC_DEL" calcext:value-type="string">
            <text:p>KC_DEL</text:p>
          </table:table-cell>
          <table:table-cell table:style-name="ce8" table:formula="of:=VLOOKUP([.B36];[$actions.$A$2:.$D$514];3;0)" office:value-type="float" office:value="0" calcext:value-type="float">
            <text:p/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6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7])/2)-1;0)" office:value-type="string" office:string-value="s" calcext:value-type="string">
            <text:p>s</text:p>
          </table:table-cell>
          <table:table-cell table:style-name="ce15" table:formula="of:=OFFSET([$actions_combos.C$2];FLOOR(ROW([.D37])/2)-1;0)" office:value-type="string" office:string-value="t" calcext:value-type="string">
            <text:p>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LPRN" calcext:value-type="string">
            <text:p>KC_LPRN</text:p>
          </table:table-cell>
          <table:table-cell table:style-name="ce8" table:formula="of:=VLOOKUP([.D37];[$keys.$A$2:.$C$200];[.$A37]+1;0)" office:value-type="string" office:string-value="KC_RPRN" calcext:value-type="string">
            <text:p>KC_RPRN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s_t_2" calcext:value-type="string">
            <text:p>s_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LPRN, KC_RPRN" calcext:value-type="string">
            <text:p>KC_LPRN, KC_RPRN</text:p>
          </table:table-cell>
          <table:table-cell table:formula="of:=VLOOKUP([.B37];[$actions.$A$2:.$F$514];5;0)" office:value-type="string" office:string-value="key" calcext:value-type="string">
            <text:p>key</text:p>
          </table:table-cell>
          <table:table-cell table:style-name="ce8" table:formula="of:=VLOOKUP([.B37];[$actions.$A$2:.$D$514];2;0)" office:value-type="string" office:string-value="KC_DEL" calcext:value-type="string">
            <text:p>KC_DEL</text:p>
          </table:table-cell>
          <table:table-cell table:style-name="ce8" table:formula="of:=VLOOKUP([.B37];[$actions.$A$2:.$D$514];3;0)" office:value-type="float" office:value="0" calcext:value-type="float">
            <text:p/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7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8])/2)-1;0)" office:value-type="float" office:value="0" calcext:value-type="float">
            <text:p>0</text:p>
          </table:table-cell>
          <table:table-cell table:style-name="ce15" table:formula="of:=OFFSET([$actions_combos.C$2];FLOOR(ROW([.D38])/2)-1;0)" office:value-type="float" office:value="0" calcext:value-type="float">
            <text:p>0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" calcext:value-type="error">
            <text:p>#N/A</text:p>
          </table:table-cell>
          <table:table-cell table:style-name="ce8" table:formula="of:=VLOOKUP([.D38];[$keys.$A$2:.$C$200];[.$A38]+1;0)" office:value-type="string" office:string-value="" calcext:value-type="error">
            <text:p>#N/A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0_0_1" calcext:value-type="string">
            <text:p>0_0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" calcext:value-type="error">
            <text:p>#N/A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" calcext:value-type="error">
            <text:p>#N/A</text:p>
          </table:table-cell>
          <table:table-cell table:formula="of:=&quot;  COMBO_&quot;&amp;[.K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0_0_1: if (p) {SEND_STRING(SS_TAP(X_END)SS_DOWN(X_LSFT)SS_TAP(X_HOME)SS_UP(X_LSFT)SS_TAP(X_DEL)SS_TAP(X_DEL));}  break;" calcext:value-type="string">
            <text:p><text:s text:c="4"/>case COMBO_0_0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9])/2)-1;0)" office:value-type="float" office:value="0" calcext:value-type="float">
            <text:p>0</text:p>
          </table:table-cell>
          <table:table-cell table:style-name="ce15" table:formula="of:=OFFSET([$actions_combos.C$2];FLOOR(ROW([.D39])/2)-1;0)" office:value-type="float" office:value="0" calcext:value-type="float">
            <text:p>0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" calcext:value-type="error">
            <text:p>#N/A</text:p>
          </table:table-cell>
          <table:table-cell table:style-name="ce8" table:formula="of:=VLOOKUP([.D39];[$keys.$A$2:.$C$200];[.$A39]+1;0)" office:value-type="string" office:string-value="" calcext:value-type="error">
            <text:p>#N/A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0_0_2" calcext:value-type="string">
            <text:p>0_0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" calcext:value-type="error">
            <text:p>#N/A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" calcext:value-type="error">
            <text:p>#N/A</text:p>
          </table:table-cell>
          <table:table-cell table:formula="of:=&quot;  COMBO_&quot;&amp;[.K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0_0_2: if (p) {SEND_STRING(SS_TAP(X_END)SS_DOWN(X_LSFT)SS_TAP(X_HOME)SS_UP(X_LSFT)SS_TAP(X_DEL)SS_TAP(X_DEL));}  break;" calcext:value-type="string">
            <text:p><text:s text:c="4"/>case COMBO_0_0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0])/2)-1;0)" office:value-type="float" office:value="0" calcext:value-type="float">
            <text:p>0</text:p>
          </table:table-cell>
          <table:table-cell table:style-name="ce15" table:formula="of:=OFFSET([$actions_combos.C$2];FLOOR(ROW([.D40])/2)-1;0)" office:value-type="float" office:value="0" calcext:value-type="float">
            <text:p>0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" calcext:value-type="error">
            <text:p>#N/A</text:p>
          </table:table-cell>
          <table:table-cell table:style-name="ce8" table:formula="of:=VLOOKUP([.D40];[$keys.$A$2:.$C$200];[.$A40]+1;0)" office:value-type="string" office:string-value="" calcext:value-type="error">
            <text:p>#N/A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0_0_1" calcext:value-type="string">
            <text:p>0_0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" calcext:value-type="error">
            <text:p>#N/A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0];[$actions.$A$2:.$D$514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" calcext:value-type="error">
            <text:p>#N/A</text:p>
          </table:table-cell>
          <table:table-cell table:formula="of:=&quot;  COMBO_&quot;&amp;[.K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0_0_1: if (p) {SEND_STRING(SS_TAP(X_END)SS_DOWN(X_LSFT)SS_TAP(X_HOME)SS_UP(X_LSFT)SS_TAP(X_BSPC)SS_TAP(X_BSPC));}  break;" calcext:value-type="string">
            <text:p><text:s text:c="4"/>case COMBO_0_0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1])/2)-1;0)" office:value-type="float" office:value="0" calcext:value-type="float">
            <text:p>0</text:p>
          </table:table-cell>
          <table:table-cell table:style-name="ce15" table:formula="of:=OFFSET([$actions_combos.C$2];FLOOR(ROW([.D41])/2)-1;0)" office:value-type="float" office:value="0" calcext:value-type="float">
            <text:p>0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" calcext:value-type="error">
            <text:p>#N/A</text:p>
          </table:table-cell>
          <table:table-cell table:style-name="ce8" table:formula="of:=VLOOKUP([.D41];[$keys.$A$2:.$C$200];[.$A41]+1;0)" office:value-type="string" office:string-value="" calcext:value-type="error">
            <text:p>#N/A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0_0_2" calcext:value-type="string">
            <text:p>0_0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" calcext:value-type="error">
            <text:p>#N/A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41];[$actions.$A$2:.$D$514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" calcext:value-type="error">
            <text:p>#N/A</text:p>
          </table:table-cell>
          <table:table-cell table:formula="of:=&quot;  COMBO_&quot;&amp;[.K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0_0_2: if (p) {SEND_STRING(SS_TAP(X_END)SS_DOWN(X_LSFT)SS_TAP(X_HOME)SS_UP(X_LSFT)SS_TAP(X_BSPC)SS_TAP(X_BSPC));}  break;" calcext:value-type="string">
            <text:p><text:s text:c="4"/>case COMBO_0_0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2])/2)-1;0)" office:value-type="string" office:string-value="n" calcext:value-type="string">
            <text:p>n</text:p>
          </table:table-cell>
          <table:table-cell table:style-name="ce15" table:formula="of:=OFFSET([$actions_combos.C$2];FLOOR(ROW([.D42])/2)-1;0)" office:value-type="string" office:string-value="e" calcext:value-type="string">
            <text:p>e</text:p>
          </table:table-cell>
          <table:table-cell table:style-name="ce15" table:formula="of:=OFFSET([$actions_combos.D$2];FLOOR(ROW([.E42])/2)-1;0)" office:value-type="string" office:string-value="i" calcext:value-type="string">
            <text:p>i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N" calcext:value-type="string">
            <text:p>KC_N</text:p>
          </table:table-cell>
          <table:table-cell table:style-name="ce8" table:formula="of:=VLOOKUP([.D42];[$keys.$A$2:.$C$200];[.$A42]+1;0)" office:value-type="string" office:string-value="KC_E" calcext:value-type="string">
            <text:p>KC_E</text:p>
          </table:table-cell>
          <table:table-cell table:formula="of:=VLOOKUP([.E42];[$keys.$A$2:.$C$200];[.$A42]+1;0)" office:value-type="string" office:string-value="KC_I" calcext:value-type="string">
            <text:p>KC_I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n_e_i_1" calcext:value-type="string">
            <text:p>n_e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N, KC_E, KC_I" calcext:value-type="string">
            <text:p>KC_N, KC_E, KC_I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2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4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n_e_i_1: if (p) {SEND_STRING(SS_DOWN(X_LCTL)SS_DOWN(X_BSPC));} else {SEND_STRING(SS_UP(X_BSPC)SS_UP(X_LCTL));} break;" calcext:value-type="string">
            <text:p><text:s text:c="4"/>case COMBO_n_e_i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3])/2)-1;0)" office:value-type="string" office:string-value="n" calcext:value-type="string">
            <text:p>n</text:p>
          </table:table-cell>
          <table:table-cell table:style-name="ce15" table:formula="of:=OFFSET([$actions_combos.C$2];FLOOR(ROW([.D43])/2)-1;0)" office:value-type="string" office:string-value="e" calcext:value-type="string">
            <text:p>e</text:p>
          </table:table-cell>
          <table:table-cell table:style-name="ce15" table:formula="of:=OFFSET([$actions_combos.D$2];FLOOR(ROW([.E43])/2)-1;0)" office:value-type="string" office:string-value="i" calcext:value-type="string">
            <text:p>i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SLSH" calcext:value-type="string">
            <text:p>KC_SLSH</text:p>
          </table:table-cell>
          <table:table-cell table:style-name="ce8" table:formula="of:=VLOOKUP([.D43];[$keys.$A$2:.$C$200];[.$A43]+1;0)" office:value-type="string" office:string-value="KC_EQL" calcext:value-type="string">
            <text:p>KC_EQL</text:p>
          </table:table-cell>
          <table:table-cell table:formula="of:=VLOOKUP([.E43];[$keys.$A$2:.$C$200];[.$A43]+1;0)" office:value-type="string" office:string-value="KC_ASTR" calcext:value-type="string">
            <text:p>KC_ASTR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n_e_i_2" calcext:value-type="string">
            <text:p>n_e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SLSH, KC_EQL, KC_ASTR" calcext:value-type="string">
            <text:p>KC_SLSH, KC_EQL, KC_ASTR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3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n_e_i_2_combo[] = {KC_SLSH, KC_EQL, KC_ASTR, COMBO_END};" calcext:value-type="string">
            <text:p>const uint16_t PROGMEM n_e_i_2_combo[] = {KC_SLSH, KC_EQL, KC_ASTR, COMBO_END};</text:p>
          </table:table-cell>
          <table:table-cell table:formula="of:=&quot;  COMBO_&quot;&amp;[.K4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n_e_i_2: if (p) {SEND_STRING(SS_DOWN(X_LCTL)SS_DOWN(X_BSPC));} else {SEND_STRING(SS_UP(X_BSPC)SS_UP(X_LCTL));} break;" calcext:value-type="string">
            <text:p><text:s text:c="4"/>case COMBO_n_e_i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4])/2)-1;0)" office:value-type="string" office:string-value="r" calcext:value-type="string">
            <text:p>r</text:p>
          </table:table-cell>
          <table:table-cell table:style-name="ce15" table:formula="of:=OFFSET([$actions_combos.C$2];FLOOR(ROW([.D44])/2)-1;0)" office:value-type="string" office:string-value="s" calcext:value-type="string">
            <text:p>s</text:p>
          </table:table-cell>
          <table:table-cell table:style-name="ce15" table:formula="of:=OFFSET([$actions_combos.D$2];FLOOR(ROW([.E44])/2)-1;0)" office:value-type="string" office:string-value="t" calcext:value-type="string">
            <text:p>t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R" calcext:value-type="string">
            <text:p>KC_R</text:p>
          </table:table-cell>
          <table:table-cell table:style-name="ce8" table:formula="of:=VLOOKUP([.D44];[$keys.$A$2:.$C$200];[.$A44]+1;0)" office:value-type="string" office:string-value="KC_S" calcext:value-type="string">
            <text:p>KC_S</text:p>
          </table:table-cell>
          <table:table-cell table:formula="of:=VLOOKUP([.E44];[$keys.$A$2:.$C$200];[.$A44]+1;0)" office:value-type="string" office:string-value="KC_T" calcext:value-type="string">
            <text:p>KC_T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r_s_t_1" calcext:value-type="string">
            <text:p>r_s_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R, KC_S, KC_T" calcext:value-type="string">
            <text:p>KC_R, KC_S, KC_T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4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44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r_s_t_1: if (p) {SEND_STRING(SS_DOWN(X_LCTL)SS_DOWN(X_DEL));} else {SEND_STRING(SS_UP(X_DEL)SS_UP(X_LCTL));} break;" calcext:value-type="string">
            <text:p><text:s text:c="4"/>case COMBO_r_s_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5])/2)-1;0)" office:value-type="string" office:string-value="r" calcext:value-type="string">
            <text:p>r</text:p>
          </table:table-cell>
          <table:table-cell table:style-name="ce15" table:formula="of:=OFFSET([$actions_combos.C$2];FLOOR(ROW([.D45])/2)-1;0)" office:value-type="string" office:string-value="s" calcext:value-type="string">
            <text:p>s</text:p>
          </table:table-cell>
          <table:table-cell table:style-name="ce15" table:formula="of:=OFFSET([$actions_combos.D$2];FLOOR(ROW([.E45])/2)-1;0)" office:value-type="string" office:string-value="t" calcext:value-type="string">
            <text:p>t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RCBR" calcext:value-type="string">
            <text:p>KC_RCBR</text:p>
          </table:table-cell>
          <table:table-cell table:style-name="ce8" table:formula="of:=VLOOKUP([.D45];[$keys.$A$2:.$C$200];[.$A45]+1;0)" office:value-type="string" office:string-value="KC_LPRN" calcext:value-type="string">
            <text:p>KC_LPRN</text:p>
          </table:table-cell>
          <table:table-cell table:formula="of:=VLOOKUP([.E45];[$keys.$A$2:.$C$200];[.$A45]+1;0)" office:value-type="string" office:string-value="KC_RPRN" calcext:value-type="string">
            <text:p>KC_RPRN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r_s_t_2" calcext:value-type="string">
            <text:p>r_s_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RCBR, KC_LPRN, KC_RPRN" calcext:value-type="string">
            <text:p>KC_RCBR, KC_LPRN, KC_RPRN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5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45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r_s_t_2: if (p) {SEND_STRING(SS_DOWN(X_LCTL)SS_DOWN(X_DEL));} else {SEND_STRING(SS_UP(X_DEL)SS_UP(X_LCTL));} break;" calcext:value-type="string">
            <text:p><text:s text:c="4"/>case COMBO_r_s_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end" calcext:value-type="string">
            <text:p>doc_end</text:p>
          </table:table-cell>
          <table:table-cell table:style-name="ce15" table:formula="of:=OFFSET([$actions_combos.B$2];FLOOR(ROW([.C46])/2)-1;0)" office:value-type="string" office:string-value="p" calcext:value-type="string">
            <text:p>p</text:p>
          </table:table-cell>
          <table:table-cell table:style-name="ce15" table:formula="of:=OFFSET([$actions_combos.C$2];FLOOR(ROW([.D46])/2)-1;0)" office:value-type="string" office:string-value="g" calcext:value-type="string">
            <text:p>g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P" calcext:value-type="string">
            <text:p>KC_P</text:p>
          </table:table-cell>
          <table:table-cell table:style-name="ce8" table:formula="of:=VLOOKUP([.D46];[$keys.$A$2:.$C$200];[.$A46]+1;0)" office:value-type="string" office:string-value="KC_G" calcext:value-type="string">
            <text:p>KC_G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p_g_1" calcext:value-type="string">
            <text:p>p_g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P, KC_G" calcext:value-type="string">
            <text:p>KC_P, KC_G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4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p_g_1] = COMBO_ACTION(p_g_1_combo)," calcext:value-type="string">
            <text:p><text:s text:c="2"/>[COMBO_p_g_1] = COMBO_ACTION(p_g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p_g_1: if (p) {SEND_STRING(SS_DOWN(X_LCTL)SS_TAP(X_END)SS_UP(X_LCTL));}  break;" calcext:value-type="string">
            <text:p><text:s text:c="4"/>case COMBO_p_g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end" calcext:value-type="string">
            <text:p>doc_end</text:p>
          </table:table-cell>
          <table:table-cell table:style-name="ce15" table:formula="of:=OFFSET([$actions_combos.B$2];FLOOR(ROW([.C47])/2)-1;0)" office:value-type="string" office:string-value="p" calcext:value-type="string">
            <text:p>p</text:p>
          </table:table-cell>
          <table:table-cell table:style-name="ce15" table:formula="of:=OFFSET([$actions_combos.C$2];FLOOR(ROW([.D47])/2)-1;0)" office:value-type="string" office:string-value="g" calcext:value-type="string">
            <text:p>g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3" calcext:value-type="string">
            <text:p>KC_3</text:p>
          </table:table-cell>
          <table:table-cell table:style-name="ce8" table:formula="of:=VLOOKUP([.D47];[$keys.$A$2:.$C$200];[.$A47]+1;0)" office:value-type="string" office:string-value="KC_4" calcext:value-type="string">
            <text:p>KC_4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p_g_2" calcext:value-type="string">
            <text:p>p_g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3, KC_4" calcext:value-type="string">
            <text:p>KC_3, KC_4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4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p_g_2] = COMBO_ACTION(p_g_2_combo)," calcext:value-type="string">
            <text:p><text:s text:c="2"/>[COMBO_p_g_2] = COMBO_ACTION(p_g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p_g_2: if (p) {SEND_STRING(SS_DOWN(X_LCTL)SS_TAP(X_END)SS_UP(X_LCTL));}  break;" calcext:value-type="string">
            <text:p><text:s text:c="4"/>case COMBO_p_g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8])/2)-1;0)" office:value-type="string" office:string-value="z" calcext:value-type="string">
            <text:p>z</text:p>
          </table:table-cell>
          <table:table-cell table:style-name="ce15" table:formula="of:=OFFSET([$actions_combos.C$2];FLOOR(ROW([.D48])/2)-1;0)" office:value-type="string" office:string-value="w" calcext:value-type="string">
            <text:p>w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Z" calcext:value-type="string">
            <text:p>KC_Z</text:p>
          </table:table-cell>
          <table:table-cell table:style-name="ce8" table:formula="of:=VLOOKUP([.D48];[$keys.$A$2:.$C$200];[.$A48]+1;0)" office:value-type="string" office:string-value="KC_W" calcext:value-type="string">
            <text:p>KC_W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z_w_1" calcext:value-type="string">
            <text:p>z_w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Z, KC_W" calcext:value-type="string">
            <text:p>KC_Z, KC_W</text:p>
          </table:table-cell>
          <table:table-cell table:formula="of:=VLOOKUP([.B48];[$actions.$A$2:.$F$514];5;0)" office:value-type="string" office:string-value="macro" calcext:value-type="string">
            <text:p>macro</text:p>
          </table:table-cell>
          <table:table-cell table:formula="of:=VLOOKUP([.B48];[$actions.$A$2:.$D$514];2;0)" office:value-type="float" office:value="0" calcext:value-type="float">
            <text:p/>
          </table:table-cell>
          <table:table-cell table:style-name="ce8" table:formula="of:=VLOOKUP([.B48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z_w_1_combo[] = {KC_Z, KC_W, COMBO_END};" calcext:value-type="string">
            <text:p>const uint16_t PROGMEM z_w_1_combo[] = {KC_Z, KC_W, COMBO_END};</text:p>
          </table:table-cell>
          <table:table-cell table:formula="of:=&quot;  COMBO_&quot;&amp;[.K48]&amp;&quot;,&quot;" office:value-type="string" office:string-value="  COMBO_z_w_1," calcext:value-type="string">
            <text:p><text:s text:c="2"/>COMBO_z_w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z_w_1] = COMBO_ACTION(z_w_1_combo)," calcext:value-type="string">
            <text:p><text:s text:c="2"/>[COMBO_z_w_1] = COMBO_ACTION(z_w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z_w_1: if (p) {SEND_STRING(SS_DOWN(X_LCTL)SS_TAP(X_HOME)SS_UP(X_LCTL));}  break;" calcext:value-type="string">
            <text:p><text:s text:c="4"/>case COMBO_z_w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9])/2)-1;0)" office:value-type="string" office:string-value="z" calcext:value-type="string">
            <text:p>z</text:p>
          </table:table-cell>
          <table:table-cell table:style-name="ce15" table:formula="of:=OFFSET([$actions_combos.C$2];FLOOR(ROW([.D49])/2)-1;0)" office:value-type="string" office:string-value="w" calcext:value-type="string">
            <text:p>w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0" calcext:value-type="string">
            <text:p>KC_0</text:p>
          </table:table-cell>
          <table:table-cell table:style-name="ce8" table:formula="of:=VLOOKUP([.D49];[$keys.$A$2:.$C$200];[.$A49]+1;0)" office:value-type="string" office:string-value="KC_1" calcext:value-type="string">
            <text:p>KC_1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z_w_2" calcext:value-type="string">
            <text:p>z_w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0, KC_1" calcext:value-type="string">
            <text:p>KC_0, KC_1</text:p>
          </table:table-cell>
          <table:table-cell table:formula="of:=VLOOKUP([.B49];[$actions.$A$2:.$F$514];5;0)" office:value-type="string" office:string-value="macro" calcext:value-type="string">
            <text:p>macro</text:p>
          </table:table-cell>
          <table:table-cell table:formula="of:=VLOOKUP([.B49];[$actions.$A$2:.$D$514];2;0)" office:value-type="float" office:value="0" calcext:value-type="float">
            <text:p/>
          </table:table-cell>
          <table:table-cell table:style-name="ce8" table:formula="of:=VLOOKUP([.B49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z_w_2_combo[] = {KC_0, KC_1, COMBO_END};" calcext:value-type="string">
            <text:p>const uint16_t PROGMEM z_w_2_combo[] = {KC_0, KC_1, COMBO_END};</text:p>
          </table:table-cell>
          <table:table-cell table:formula="of:=&quot;  COMBO_&quot;&amp;[.K49]&amp;&quot;,&quot;" office:value-type="string" office:string-value="  COMBO_z_w_2," calcext:value-type="string">
            <text:p><text:s text:c="2"/>COMBO_z_w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z_w_2] = COMBO_ACTION(z_w_2_combo)," calcext:value-type="string">
            <text:p><text:s text:c="2"/>[COMBO_z_w_2] = COMBO_ACTION(z_w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z_w_2: if (p) {SEND_STRING(SS_DOWN(X_LCTL)SS_TAP(X_HOME)SS_UP(X_LCTL));}  break;" calcext:value-type="string">
            <text:p><text:s text:c="4"/>case COMBO_z_w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dot" calcext:value-type="string">
            <text:p>dot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CC_DOT" calcext:value-type="string">
            <text:p>CC_DOT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dot_1" calcext:value-type="string">
            <text:p>e_dot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CC_DOT" calcext:value-type="string">
            <text:p>KC_E, CC_DOT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5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dot_1] = COMBO(e_dot_1_combo, KC_DOWN)," calcext:value-type="string">
            <text:p><text:s text:c="2"/>[COMBO_e_dot_1] = COMBO(e_dot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dot" calcext:value-type="string">
            <text:p>dot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CC_DOT" calcext:value-type="string">
            <text:p>CC_DOT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dot_2" calcext:value-type="string">
            <text:p>e_dot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CC_DOT" calcext:value-type="string">
            <text:p>KC_EQL, CC_DOT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5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dot_2] = COMBO(e_dot_2_combo, KC_DOWN)," calcext:value-type="string">
            <text:p><text:s text:c="2"/>[COMBO_e_dot_2] = COMBO(e_dot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float" office:value="0" calcext:value-type="float">
            <text:p>0</text:p>
          </table:table-cell>
          <table:table-cell table:style-name="ce15" table:formula="of:=OFFSET([$actions_combos.C$2];FLOOR(ROW([.D52])/2)-1;0)" office:value-type="float" office:value="0" calcext:value-type="float">
            <text:p>0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" calcext:value-type="error">
            <text:p>#N/A</text:p>
          </table:table-cell>
          <table:table-cell table:style-name="ce8" table:formula="of:=VLOOKUP([.D52];[$keys.$A$2:.$C$200];[.$A52]+1;0)" office:value-type="string" office:string-value="" calcext:value-type="error">
            <text:p>#N/A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0_0_1" calcext:value-type="string">
            <text:p>0_0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" calcext:value-type="error">
            <text:p>#N/A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" calcext:value-type="error">
            <text:p>#N/A</text:p>
          </table:table-cell>
          <table:table-cell table:formula="of:=&quot;  COMBO_&quot;&amp;[.K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0_0_1: if (p) {SEND_STRING(SS_TAP(X_END) SS_DOWN(X_LSFT)SS_TAP(X_HOME)SS_UP(X_LSFT)SS_LCTL(&quot;c&quot;)SS_TAP(X_END)SS_TAP(X_ENT)SS_LCTL(&quot;v&quot;));}  break;" calcext:value-type="string">
            <text:p><text:s text:c="4"/>case COMBO_0_0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float" office:value="0" calcext:value-type="float">
            <text:p>0</text:p>
          </table:table-cell>
          <table:table-cell table:style-name="ce15" table:formula="of:=OFFSET([$actions_combos.C$2];FLOOR(ROW([.D53])/2)-1;0)" office:value-type="float" office:value="0" calcext:value-type="float">
            <text:p>0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" calcext:value-type="error">
            <text:p>#N/A</text:p>
          </table:table-cell>
          <table:table-cell table:style-name="ce8" table:formula="of:=VLOOKUP([.D53];[$keys.$A$2:.$C$200];[.$A53]+1;0)" office:value-type="string" office:string-value="" calcext:value-type="error">
            <text:p>#N/A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0_0_2" calcext:value-type="string">
            <text:p>0_0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" calcext:value-type="error">
            <text:p>#N/A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" calcext:value-type="error">
            <text:p>#N/A</text:p>
          </table:table-cell>
          <table:table-cell table:formula="of:=&quot;  COMBO_&quot;&amp;[.K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0_0_2: if (p) {SEND_STRING(SS_TAP(X_END) SS_DOWN(X_LSFT)SS_TAP(X_HOME)SS_UP(X_LSFT)SS_LCTL(&quot;c&quot;)SS_TAP(X_END)SS_TAP(X_ENT)SS_LCTL(&quot;v&quot;));}  break;" calcext:value-type="string">
            <text:p><text:s text:c="4"/>case COMBO_0_0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float" office:value="0" calcext:value-type="float">
            <text:p>0</text:p>
          </table:table-cell>
          <table:table-cell table:style-name="ce15" table:formula="of:=OFFSET([$actions_combos.C$2];FLOOR(ROW([.D54])/2)-1;0)" office:value-type="float" office:value="0" calcext:value-type="float">
            <text:p>0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" calcext:value-type="error">
            <text:p>#N/A</text:p>
          </table:table-cell>
          <table:table-cell table:style-name="ce8" table:formula="of:=VLOOKUP([.D54];[$keys.$A$2:.$C$200];[.$A54]+1;0)" office:value-type="string" office:string-value="" calcext:value-type="error">
            <text:p>#N/A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0_0_1" calcext:value-type="string">
            <text:p>0_0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" calcext:value-type="error">
            <text:p>#N/A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" calcext:value-type="error">
            <text:p>#N/A</text:p>
          </table:table-cell>
          <table:table-cell table:formula="of:=&quot;  COMBO_&quot;&amp;[.K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0_0_1: if (p) {SEND_STRING(SS_TAP(X_END) SS_DOWN(X_LSFT)SS_TAP(X_HOME)SS_UP(X_LSFT)SS_LCTL(&quot;c&quot;)SS_TAP(X_HOME)SS_TAP(X_ENT)SS_TAP(X_LEFT)SS_LCTL(&quot;v&quot;));}  break;" calcext:value-type="string">
            <text:p><text:s text:c="4"/>case COMBO_0_0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float" office:value="0" calcext:value-type="float">
            <text:p>0</text:p>
          </table:table-cell>
          <table:table-cell table:style-name="ce15" table:formula="of:=OFFSET([$actions_combos.C$2];FLOOR(ROW([.D55])/2)-1;0)" office:value-type="float" office:value="0" calcext:value-type="float">
            <text:p>0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" calcext:value-type="error">
            <text:p>#N/A</text:p>
          </table:table-cell>
          <table:table-cell table:style-name="ce8" table:formula="of:=VLOOKUP([.D55];[$keys.$A$2:.$C$200];[.$A55]+1;0)" office:value-type="string" office:string-value="" calcext:value-type="error">
            <text:p>#N/A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0_0_2" calcext:value-type="string">
            <text:p>0_0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" calcext:value-type="error">
            <text:p>#N/A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" calcext:value-type="error">
            <text:p>#N/A</text:p>
          </table:table-cell>
          <table:table-cell table:formula="of:=&quot;  COMBO_&quot;&amp;[.K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0_0_2: if (p) {SEND_STRING(SS_TAP(X_END) SS_DOWN(X_LSFT)SS_TAP(X_HOME)SS_UP(X_LSFT)SS_LCTL(&quot;c&quot;)SS_TAP(X_HOME)SS_TAP(X_ENT)SS_TAP(X_LEFT)SS_LCTL(&quot;v&quot;));}  break;" calcext:value-type="string">
            <text:p><text:s text:c="4"/>case COMBO_0_0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mdash" calcext:value-type="string">
            <text:p>emdash</text:p>
          </table:table-cell>
          <table:table-cell table:style-name="ce15" table:formula="of:=OFFSET([$actions_combos.B$2];FLOOR(ROW([.C56])/2)-1;0)" office:value-type="string" office:string-value="i" calcext:value-type="string">
            <text:p>i</text:p>
          </table:table-cell>
          <table:table-cell table:style-name="ce15" table:formula="of:=OFFSET([$actions_combos.C$2];FLOOR(ROW([.D56])/2)-1;0)" office:value-type="string" office:string-value="o" calcext:value-type="string">
            <text:p>o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I" calcext:value-type="string">
            <text:p>KC_I</text:p>
          </table:table-cell>
          <table:table-cell table:style-name="ce8" table:formula="of:=VLOOKUP([.D56];[$keys.$A$2:.$C$200];[.$A56]+1;0)" office:value-type="string" office:string-value="KC_O" calcext:value-type="string">
            <text:p>KC_O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i_o_1" calcext:value-type="string">
            <text:p>i_o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I, KC_O" calcext:value-type="string">
            <text:p>KC_I, KC_O</text:p>
          </table:table-cell>
          <table:table-cell table:style-name="ce8"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MINS" calcext:value-type="string">
            <text:p>KC_MINS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i_o_1] = COMBO(i_o_1_combo, KC_MINS)," calcext:value-type="string">
            <text:p><text:s text:c="2"/>[COMBO_i_o_1] = COMBO(i_o_1_combo, KC_MINS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mdash" calcext:value-type="string">
            <text:p>emdash</text:p>
          </table:table-cell>
          <table:table-cell table:style-name="ce15" table:formula="of:=OFFSET([$actions_combos.B$2];FLOOR(ROW([.C57])/2)-1;0)" office:value-type="string" office:string-value="i" calcext:value-type="string">
            <text:p>i</text:p>
          </table:table-cell>
          <table:table-cell table:style-name="ce15" table:formula="of:=OFFSET([$actions_combos.C$2];FLOOR(ROW([.D57])/2)-1;0)" office:value-type="string" office:string-value="o" calcext:value-type="string">
            <text:p>o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ASTR" calcext:value-type="string">
            <text:p>KC_ASTR</text:p>
          </table:table-cell>
          <table:table-cell table:style-name="ce8" table:formula="of:=VLOOKUP([.D57];[$keys.$A$2:.$C$200];[.$A57]+1;0)" office:value-type="string" office:string-value="KC_PLUS" calcext:value-type="string">
            <text:p>KC_PLUS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i_o_2" calcext:value-type="string">
            <text:p>i_o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ASTR, KC_PLUS" calcext:value-type="string">
            <text:p>KC_ASTR, KC_PLUS</text:p>
          </table:table-cell>
          <table:table-cell table:style-name="ce8"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MINS" calcext:value-type="string">
            <text:p>KC_MINS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i_o_2] = COMBO(i_o_2_combo, KC_MINS)," calcext:value-type="string">
            <text:p><text:s text:c="2"/>[COMBO_i_o_2] = COMBO(i_o_2_combo, KC_MINS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c" calcext:value-type="string">
            <text:p>c</text:p>
          </table:table-cell>
          <table:table-cell table:style-name="ce15" table:formula="of:=OFFSET([$actions_combos.C$2];FLOOR(ROW([.D58])/2)-1;0)" office:value-type="string" office:string-value="v" calcext:value-type="string">
            <text:p>v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C" calcext:value-type="string">
            <text:p>KC_C</text:p>
          </table:table-cell>
          <table:table-cell table:style-name="ce8" table:formula="of:=VLOOKUP([.D58];[$keys.$A$2:.$C$200];[.$A58]+1;0)" office:value-type="string" office:string-value="KC_V" calcext:value-type="string">
            <text:p>KC_V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c_v_1" calcext:value-type="string">
            <text:p>c_v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C, KC_V" calcext:value-type="string">
            <text:p>KC_C, KC_V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5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c_v_1] = COMBO(c_v_1_combo, KC_END)," calcext:value-type="string">
            <text:p><text:s text:c="2"/>[COMBO_c_v_1] = COMBO(c_v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c" calcext:value-type="string">
            <text:p>c</text:p>
          </table:table-cell>
          <table:table-cell table:style-name="ce15" table:formula="of:=OFFSET([$actions_combos.C$2];FLOOR(ROW([.D59])/2)-1;0)" office:value-type="string" office:string-value="v" calcext:value-type="string">
            <text:p>v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LBRC" calcext:value-type="string">
            <text:p>KC_LBRC</text:p>
          </table:table-cell>
          <table:table-cell table:style-name="ce8" table:formula="of:=VLOOKUP([.D59];[$keys.$A$2:.$C$200];[.$A59]+1;0)" office:value-type="string" office:string-value="KC_RBRC" calcext:value-type="string">
            <text:p>KC_RBRC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c_v_2" calcext:value-type="string">
            <text:p>c_v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LBRC, KC_RBRC" calcext:value-type="string">
            <text:p>KC_LBRC, KC_RBRC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5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c_v_2] = COMBO(c_v_2_combo, KC_END)," calcext:value-type="string">
            <text:p><text:s text:c="2"/>[COMBO_c_v_2] = COMBO(c_v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PERC" calcext:value-type="string">
            <text:p>KC_PERC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PERC" calcext:value-type="string">
            <text:p>KC_RPRN, KC_PERC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z" calcext:value-type="string">
            <text:p>z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Z" calcext:value-type="string">
            <text:p>KC_Z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z_a_1" calcext:value-type="string">
            <text:p>z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Z, KC_A" calcext:value-type="string">
            <text:p>KC_Z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z_a_1_combo[] = {KC_Z, KC_A, COMBO_END};" calcext:value-type="string">
            <text:p>const uint16_t PROGMEM z_a_1_combo[] = {KC_Z, KC_A, COMBO_END};</text:p>
          </table:table-cell>
          <table:table-cell table:formula="of:=&quot;  COMBO_&quot;&amp;[.K68]&amp;&quot;,&quot;" office:value-type="string" office:string-value="  COMBO_z_a_1," calcext:value-type="string">
            <text:p><text:s text:c="2"/>COMBO_z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z_a_1] = COMBO(z_a_1_combo, KC_F10)," calcext:value-type="string">
            <text:p><text:s text:c="2"/>[COMBO_z_a_1] = COMBO(z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z" calcext:value-type="string">
            <text:p>z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z_a_2" calcext:value-type="string">
            <text:p>z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z_a_2_combo[] = {KC_0, KC_LCBR, COMBO_END};" calcext:value-type="string">
            <text:p>const uint16_t PROGMEM z_a_2_combo[] = {KC_0, KC_LCBR, COMBO_END};</text:p>
          </table:table-cell>
          <table:table-cell table:formula="of:=&quot;  COMBO_&quot;&amp;[.K69]&amp;&quot;,&quot;" office:value-type="string" office:string-value="  COMBO_z_a_2," calcext:value-type="string">
            <text:p><text:s text:c="2"/>COMBO_z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z_a_2] = COMBO(z_a_2_combo, KC_F10)," calcext:value-type="string">
            <text:p><text:s text:c="2"/>[COMBO_z_a_2] = COMBO(z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a_1" calcext:value-type="string">
            <text:p>w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A" calcext:value-type="string">
            <text:p>KC_W, KC_A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7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a_1] = COMBO(w_a_1_combo, KC_F11)," calcext:value-type="string">
            <text:p><text:s text:c="2"/>[COMBO_w_a_1] = COMBO(w_a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a_2" calcext:value-type="string">
            <text:p>w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CBR" calcext:value-type="string">
            <text:p>KC_1, KC_LCBR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7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a_2] = COMBO(w_a_2_combo, KC_F11)," calcext:value-type="string">
            <text:p><text:s text:c="2"/>[COMBO_w_a_2] = COMBO(w_a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SLSH" calcext:value-type="string">
            <text:p>KC_SL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SLSH" calcext:value-type="string">
            <text:p>KC_6, KC_SLSH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SLSH, COMBO_END};" calcext:value-type="string">
            <text:p>const uint16_t PROGMEM l_n_2_combo[] = {KC_6, KC_SLSH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q" calcext:value-type="string">
            <text:p>q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Q" calcext:value-type="string">
            <text:p>KC_Q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q_o_1" calcext:value-type="string">
            <text:p>q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Q, KC_O" calcext:value-type="string">
            <text:p>KC_Q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style-name="ce8"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q_o_1_combo[] = {KC_Q, KC_O, COMBO_END};" calcext:value-type="string">
            <text:p>const uint16_t PROGMEM q_o_1_combo[] = {KC_Q, KC_O, COMBO_END};</text:p>
          </table:table-cell>
          <table:table-cell table:formula="of:=&quot;  COMBO_&quot;&amp;[.K88]&amp;&quot;,&quot;" office:value-type="string" office:string-value="  COMBO_q_o_1," calcext:value-type="string">
            <text:p><text:s text:c="2"/>COMBO_q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q_o_1] = COMBO(q_o_1_combo, KC_F9)," calcext:value-type="string">
            <text:p><text:s text:c="2"/>[COMBO_q_o_1] = COMBO(q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q" calcext:value-type="string">
            <text:p>q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q_o_2" calcext:value-type="string">
            <text:p>q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style-name="ce8"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q_o_2_combo[] = {KC_9, KC_PLUS, COMBO_END};" calcext:value-type="string">
            <text:p>const uint16_t PROGMEM q_o_2_combo[] = {KC_9, KC_PLUS, COMBO_END};</text:p>
          </table:table-cell>
          <table:table-cell table:formula="of:=&quot;  COMBO_&quot;&amp;[.K89]&amp;&quot;,&quot;" office:value-type="string" office:string-value="  COMBO_q_o_2," calcext:value-type="string">
            <text:p><text:s text:c="2"/>COMBO_q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q_o_2] = COMBO(q_o_2_combo, KC_F9)," calcext:value-type="string">
            <text:p><text:s text:c="2"/>[COMBO_q_o_2] = COMBO(q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alt" calcext:value-type="string">
            <text:p>alt</text:p>
          </table:table-cell>
          <table:table-cell table:style-name="ce15" table:formula="of:=OFFSET([$actions_combos.C$2];FLOOR(ROW([.D90])/2)-1;0)" office:value-type="string" office:string-value="c" calcext:value-type="string">
            <text:p>c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LALT" calcext:value-type="string">
            <text:p>KC_LALT</text:p>
          </table:table-cell>
          <table:table-cell table:style-name="ce8" table:formula="of:=VLOOKUP([.D90];[$keys.$A$2:.$C$200];[.$A90]+1;0)" office:value-type="string" office:string-value="KC_C" calcext:value-type="string">
            <text:p>KC_C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alt_c_1" calcext:value-type="string">
            <text:p>alt_c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LALT, KC_C" calcext:value-type="string">
            <text:p>KC_LALT, KC_C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90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alt_c_1] = COMBO(alt_c_1_combo, KC_HOME)," calcext:value-type="string">
            <text:p><text:s text:c="2"/>[COMBO_alt_c_1] = COMBO(alt_c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alt" calcext:value-type="string">
            <text:p>alt</text:p>
          </table:table-cell>
          <table:table-cell table:style-name="ce15" table:formula="of:=OFFSET([$actions_combos.C$2];FLOOR(ROW([.D91])/2)-1;0)" office:value-type="string" office:string-value="c" calcext:value-type="string">
            <text:p>c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LALT" calcext:value-type="string">
            <text:p>KC_LALT</text:p>
          </table:table-cell>
          <table:table-cell table:style-name="ce8" table:formula="of:=VLOOKUP([.D91];[$keys.$A$2:.$C$200];[.$A91]+1;0)" office:value-type="string" office:string-value="KC_LBRC" calcext:value-type="string">
            <text:p>KC_LBRC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alt_c_2" calcext:value-type="string">
            <text:p>alt_c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LALT, KC_LBRC" calcext:value-type="string">
            <text:p>KC_LALT, KC_LBRC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91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alt_c_2] = COMBO(alt_c_2_combo, KC_HOME)," calcext:value-type="string">
            <text:p><text:s text:c="2"/>[COMBO_alt_c_2] = COMBO(alt_c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insert" calcext:value-type="string">
            <text:p>insert</text:p>
          </table:table-cell>
          <table:table-cell table:style-name="ce15" table:formula="of:=OFFSET([$actions_combos.B$2];FLOOR(ROW([.C92])/2)-1;0)" office:value-type="string" office:string-value="l" calcext:value-type="string">
            <text:p>l</text:p>
          </table:table-cell>
          <table:table-cell table:style-name="ce15" table:formula="of:=OFFSET([$actions_combos.C$2];FLOOR(ROW([.D92])/2)-1;0)" office:value-type="string" office:string-value="u" calcext:value-type="string">
            <text:p>u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L" calcext:value-type="string">
            <text:p>KC_L</text:p>
          </table:table-cell>
          <table:table-cell table:style-name="ce8" table:formula="of:=VLOOKUP([.D92];[$keys.$A$2:.$C$200];[.$A92]+1;0)" office:value-type="string" office:string-value="KC_U" calcext:value-type="string">
            <text:p>KC_U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l_u_1" calcext:value-type="string">
            <text:p>l_u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L, KC_U" calcext:value-type="string">
            <text:p>KC_L, KC_U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INS" calcext:value-type="string">
            <text:p>KC_INS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92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l_u_1] = COMBO(l_u_1_combo, KC_INS)," calcext:value-type="string">
            <text:p><text:s text:c="2"/>[COMBO_l_u_1] = COMBO(l_u_1_combo, KC_INS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insert" calcext:value-type="string">
            <text:p>insert</text:p>
          </table:table-cell>
          <table:table-cell table:style-name="ce15" table:formula="of:=OFFSET([$actions_combos.B$2];FLOOR(ROW([.C93])/2)-1;0)" office:value-type="string" office:string-value="l" calcext:value-type="string">
            <text:p>l</text:p>
          </table:table-cell>
          <table:table-cell table:style-name="ce15" table:formula="of:=OFFSET([$actions_combos.C$2];FLOOR(ROW([.D93])/2)-1;0)" office:value-type="string" office:string-value="u" calcext:value-type="string">
            <text:p>u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6" calcext:value-type="string">
            <text:p>KC_6</text:p>
          </table:table-cell>
          <table:table-cell table:style-name="ce8" table:formula="of:=VLOOKUP([.D93];[$keys.$A$2:.$C$200];[.$A93]+1;0)" office:value-type="string" office:string-value="KC_7" calcext:value-type="string">
            <text:p>KC_7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l_u_2" calcext:value-type="string">
            <text:p>l_u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6, KC_7" calcext:value-type="string">
            <text:p>KC_6, KC_7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INS" calcext:value-type="string">
            <text:p>KC_INS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93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l_u_2] = COMBO(l_u_2_combo, KC_INS)," calcext:value-type="string">
            <text:p><text:s text:c="2"/>[COMBO_l_u_2] = COMBO(l_u_2_combo, KC_INS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4])/2)-1;0)" office:value-type="float" office:value="0" calcext:value-type="float">
            <text:p>0</text:p>
          </table:table-cell>
          <table:table-cell table:style-name="ce15" table:formula="of:=OFFSET([$actions_combos.C$2];FLOOR(ROW([.D94])/2)-1;0)" office:value-type="float" office:value="0" calcext:value-type="float">
            <text:p>0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" calcext:value-type="error">
            <text:p>#N/A</text:p>
          </table:table-cell>
          <table:table-cell table:style-name="ce8" table:formula="of:=VLOOKUP([.D94];[$keys.$A$2:.$C$200];[.$A94]+1;0)" office:value-type="string" office:string-value="" calcext:value-type="error">
            <text:p>#N/A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0_0_1" calcext:value-type="string">
            <text:p>0_0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" calcext:value-type="error">
            <text:p>#N/A</text:p>
          </table:table-cell>
          <table:table-cell table:formula="of:=VLOOKUP([.B94];[$actions.$A$2:.$F$514];5;0)" office:value-type="string" office:string-value="macro" calcext:value-type="string">
            <text:p>macro</text:p>
          </table:table-cell>
          <table:table-cell table:style-name="ce8" table:formula="of:=VLOOKUP([.B94];[$actions.$A$2:.$D$514];2;0)" office:value-type="float" office:value="0" calcext:value-type="float">
            <text:p/>
          </table:table-cell>
          <table:table-cell table:style-name="ce8" table:formula="of:=VLOOKUP([.B94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" calcext:value-type="error">
            <text:p>#N/A</text:p>
          </table:table-cell>
          <table:table-cell table:formula="of:=&quot;  COMBO_&quot;&amp;[.K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 office:value-type="string" office:string-value="    case COMBO_0_0_1: if (p) {SEND_STRING(SS_TAP(X_END)SS_TAP(X_DEL));}  break;" calcext:value-type="string">
            <text:p><text:s text:c="4"/>case COMBO_0_0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5])/2)-1;0)" office:value-type="float" office:value="0" calcext:value-type="float">
            <text:p>0</text:p>
          </table:table-cell>
          <table:table-cell table:style-name="ce15" table:formula="of:=OFFSET([$actions_combos.C$2];FLOOR(ROW([.D95])/2)-1;0)" office:value-type="float" office:value="0" calcext:value-type="float">
            <text:p>0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" calcext:value-type="error">
            <text:p>#N/A</text:p>
          </table:table-cell>
          <table:table-cell table:style-name="ce8" table:formula="of:=VLOOKUP([.D95];[$keys.$A$2:.$C$200];[.$A95]+1;0)" office:value-type="string" office:string-value="" calcext:value-type="error">
            <text:p>#N/A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0_0_2" calcext:value-type="string">
            <text:p>0_0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" calcext:value-type="error">
            <text:p>#N/A</text:p>
          </table:table-cell>
          <table:table-cell table:formula="of:=VLOOKUP([.B95];[$actions.$A$2:.$F$514];5;0)" office:value-type="string" office:string-value="macro" calcext:value-type="string">
            <text:p>macro</text:p>
          </table:table-cell>
          <table:table-cell table:style-name="ce8" table:formula="of:=VLOOKUP([.B95];[$actions.$A$2:.$D$514];2;0)" office:value-type="float" office:value="0" calcext:value-type="float">
            <text:p/>
          </table:table-cell>
          <table:table-cell table:style-name="ce8" table:formula="of:=VLOOKUP([.B95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" calcext:value-type="error">
            <text:p>#N/A</text:p>
          </table:table-cell>
          <table:table-cell table:formula="of:=&quot;  COMBO_&quot;&amp;[.K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 office:value-type="string" office:string-value="    case COMBO_0_0_2: if (p) {SEND_STRING(SS_TAP(X_END)SS_TAP(X_DEL));}  break;" calcext:value-type="string">
            <text:p><text:s text:c="4"/>case COMBO_0_0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6])/2)-1;0)" office:value-type="float" office:value="0" calcext:value-type="float">
            <text:p>0</text:p>
          </table:table-cell>
          <table:table-cell table:style-name="ce15" table:formula="of:=OFFSET([$actions_combos.C$2];FLOOR(ROW([.D96])/2)-1;0)" office:value-type="float" office:value="0" calcext:value-type="float">
            <text:p>0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" calcext:value-type="error">
            <text:p>#N/A</text:p>
          </table:table-cell>
          <table:table-cell table:style-name="ce8" table:formula="of:=VLOOKUP([.D96];[$keys.$A$2:.$C$200];[.$A96]+1;0)" office:value-type="string" office:string-value="" calcext:value-type="error">
            <text:p>#N/A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0_0_1" calcext:value-type="string">
            <text:p>0_0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" calcext:value-type="error">
            <text:p>#N/A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" calcext:value-type="error">
            <text:p>#N/A</text:p>
          </table:table-cell>
          <table:table-cell table:formula="of:=&quot;  COMBO_&quot;&amp;[.K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0_0_1: if (p) {SEND_STRING(SS_TAP(X_HOME)SS_TAP(X_BSPC));}  break;" calcext:value-type="string">
            <text:p><text:s text:c="4"/>case COMBO_0_0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7])/2)-1;0)" office:value-type="float" office:value="0" calcext:value-type="float">
            <text:p>0</text:p>
          </table:table-cell>
          <table:table-cell table:style-name="ce15" table:formula="of:=OFFSET([$actions_combos.C$2];FLOOR(ROW([.D97])/2)-1;0)" office:value-type="float" office:value="0" calcext:value-type="float">
            <text:p>0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" calcext:value-type="error">
            <text:p>#N/A</text:p>
          </table:table-cell>
          <table:table-cell table:style-name="ce8" table:formula="of:=VLOOKUP([.D97];[$keys.$A$2:.$C$200];[.$A97]+1;0)" office:value-type="string" office:string-value="" calcext:value-type="error">
            <text:p>#N/A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0_0_2" calcext:value-type="string">
            <text:p>0_0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" calcext:value-type="error">
            <text:p>#N/A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" calcext:value-type="error">
            <text:p>#N/A</text:p>
          </table:table-cell>
          <table:table-cell table:formula="of:=&quot;  COMBO_&quot;&amp;[.K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0_0_2: if (p) {SEND_STRING(SS_TAP(X_HOME)SS_TAP(X_BSPC));}  break;" calcext:value-type="string">
            <text:p><text:s text:c="4"/>case COMBO_0_0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left" calcext:value-type="string">
            <text:p>left</text:p>
          </table:table-cell>
          <table:table-cell table:style-name="ce15" table:formula="of:=OFFSET([$actions_combos.B$2];FLOOR(ROW([.C98])/2)-1;0)" office:value-type="string" office:string-value="m" calcext:value-type="string">
            <text:p>m</text:p>
          </table:table-cell>
          <table:table-cell table:style-name="ce15" table:formula="of:=OFFSET([$actions_combos.C$2];FLOOR(ROW([.D98])/2)-1;0)" office:value-type="string" office:string-value="coma" calcext:value-type="string">
            <text:p>coma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M" calcext:value-type="string">
            <text:p>KC_M</text:p>
          </table:table-cell>
          <table:table-cell table:style-name="ce8" table:formula="of:=VLOOKUP([.D98];[$keys.$A$2:.$C$200];[.$A98]+1;0)" office:value-type="string" office:string-value="CC_COMA" calcext:value-type="string">
            <text:p>CC_COMA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m_coma_1" calcext:value-type="string">
            <text:p>m_coma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M, CC_COMA" calcext:value-type="string">
            <text:p>KC_M, CC_COMA</text:p>
          </table:table-cell>
          <table:table-cell table:formula="of:=VLOOKUP([.B98];[$actions.$A$2:.$F$514];5;0)" office:value-type="string" office:string-value="key" calcext:value-type="string">
            <text:p>key</text:p>
          </table:table-cell>
          <table:table-cell table:style-name="ce8" table:formula="of:=VLOOKUP([.B98];[$actions.$A$2:.$D$514];2;0)" office:value-type="string" office:string-value="KC_LEFT" calcext:value-type="string">
            <text:p>KC_LEFT</text:p>
          </table:table-cell>
          <table:table-cell table:style-name="ce8" table:formula="of:=VLOOKUP([.B98];[$actions.$A$2:.$D$514];3;0)" office:value-type="float" office:value="0" calcext:value-type="float">
            <text:p/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98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m_coma_1] = COMBO(m_coma_1_combo, KC_LEFT)," calcext:value-type="string">
            <text:p><text:s text:c="2"/>[COMBO_m_coma_1] = COMBO(m_coma_1_combo, KC_LEFT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left" calcext:value-type="string">
            <text:p>left</text:p>
          </table:table-cell>
          <table:table-cell table:style-name="ce15" table:formula="of:=OFFSET([$actions_combos.B$2];FLOOR(ROW([.C99])/2)-1;0)" office:value-type="string" office:string-value="m" calcext:value-type="string">
            <text:p>m</text:p>
          </table:table-cell>
          <table:table-cell table:style-name="ce15" table:formula="of:=OFFSET([$actions_combos.C$2];FLOOR(ROW([.D99])/2)-1;0)" office:value-type="string" office:string-value="coma" calcext:value-type="string">
            <text:p>coma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GT" calcext:value-type="string">
            <text:p>KC_GT</text:p>
          </table:table-cell>
          <table:table-cell table:style-name="ce8" table:formula="of:=VLOOKUP([.D99];[$keys.$A$2:.$C$200];[.$A99]+1;0)" office:value-type="string" office:string-value="CC_COMA" calcext:value-type="string">
            <text:p>CC_COMA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m_coma_2" calcext:value-type="string">
            <text:p>m_coma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GT, CC_COMA" calcext:value-type="string">
            <text:p>KC_GT, CC_COMA</text:p>
          </table:table-cell>
          <table:table-cell table:formula="of:=VLOOKUP([.B99];[$actions.$A$2:.$F$514];5;0)" office:value-type="string" office:string-value="key" calcext:value-type="string">
            <text:p>key</text:p>
          </table:table-cell>
          <table:table-cell table:style-name="ce8" table:formula="of:=VLOOKUP([.B99];[$actions.$A$2:.$D$514];2;0)" office:value-type="string" office:string-value="KC_LEFT" calcext:value-type="string">
            <text:p>KC_LEFT</text:p>
          </table:table-cell>
          <table:table-cell table:style-name="ce8" table:formula="of:=VLOOKUP([.B99];[$actions.$A$2:.$D$514];3;0)" office:value-type="float" office:value="0" calcext:value-type="float">
            <text:p/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m_coma_2_combo[] = {KC_GT, CC_COMA, COMBO_END};" calcext:value-type="string">
            <text:p>const uint16_t PROGMEM m_coma_2_combo[] = {KC_GT, CC_COMA, COMBO_END};</text:p>
          </table:table-cell>
          <table:table-cell table:formula="of:=&quot;  COMBO_&quot;&amp;[.K99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m_coma_2] = COMBO(m_coma_2_combo, KC_LEFT)," calcext:value-type="string">
            <text:p><text:s text:c="2"/>[COMBO_m_coma_2] = COMBO(m_coma_2_combo, KC_LEFT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menu" calcext:value-type="string">
            <text:p>menu</text:p>
          </table:table-cell>
          <table:table-cell table:style-name="ce15" table:formula="of:=OFFSET([$actions_combos.B$2];FLOOR(ROW([.C100])/2)-1;0)" office:value-type="string" office:string-value="m" calcext:value-type="string">
            <text:p>m</text:p>
          </table:table-cell>
          <table:table-cell table:style-name="ce15" table:formula="of:=OFFSET([$actions_combos.C$2];FLOOR(ROW([.D100])/2)-1;0)" office:value-type="string" office:string-value="dot" calcext:value-type="string">
            <text:p>dot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M" calcext:value-type="string">
            <text:p>KC_M</text:p>
          </table:table-cell>
          <table:table-cell table:style-name="ce8" table:formula="of:=VLOOKUP([.D100];[$keys.$A$2:.$C$200];[.$A100]+1;0)" office:value-type="string" office:string-value="CC_DOT" calcext:value-type="string">
            <text:p>CC_DOT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m_dot_1" calcext:value-type="string">
            <text:p>m_dot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M, CC_DOT" calcext:value-type="string">
            <text:p>KC_M, CC_DOT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APP" calcext:value-type="string">
            <text:p>KC_APP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10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m_dot_1] = COMBO(m_dot_1_combo, KC_APP)," calcext:value-type="string">
            <text:p><text:s text:c="2"/>[COMBO_m_dot_1] = COMBO(m_dot_1_combo, KC_APP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menu" calcext:value-type="string">
            <text:p>menu</text:p>
          </table:table-cell>
          <table:table-cell table:style-name="ce15" table:formula="of:=OFFSET([$actions_combos.B$2];FLOOR(ROW([.C101])/2)-1;0)" office:value-type="string" office:string-value="m" calcext:value-type="string">
            <text:p>m</text:p>
          </table:table-cell>
          <table:table-cell table:style-name="ce15" table:formula="of:=OFFSET([$actions_combos.C$2];FLOOR(ROW([.D101])/2)-1;0)" office:value-type="string" office:string-value="dot" calcext:value-type="string">
            <text:p>dot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GT" calcext:value-type="string">
            <text:p>KC_GT</text:p>
          </table:table-cell>
          <table:table-cell table:style-name="ce8" table:formula="of:=VLOOKUP([.D101];[$keys.$A$2:.$C$200];[.$A101]+1;0)" office:value-type="string" office:string-value="CC_DOT" calcext:value-type="string">
            <text:p>CC_DOT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m_dot_2" calcext:value-type="string">
            <text:p>m_dot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GT, CC_DOT" calcext:value-type="string">
            <text:p>KC_GT, CC_DOT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APP" calcext:value-type="string">
            <text:p>KC_APP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m_dot_2_combo[] = {KC_GT, CC_DOT, COMBO_END};" calcext:value-type="string">
            <text:p>const uint16_t PROGMEM m_dot_2_combo[] = {KC_GT, CC_DOT, COMBO_END};</text:p>
          </table:table-cell>
          <table:table-cell table:formula="of:=&quot;  COMBO_&quot;&amp;[.K10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m_dot_2] = COMBO(m_dot_2_combo, KC_APP)," calcext:value-type="string">
            <text:p><text:s text:c="2"/>[COMBO_m_dot_2] = COMBO(m_dot_2_combo, KC_APP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k" calcext:value-type="string">
            <text:p>k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K" calcext:value-type="string">
            <text:p>KC_K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k_1" calcext:value-type="string">
            <text:p>n_k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K" calcext:value-type="string">
            <text:p>KC_N, KC_K</text:p>
          </table:table-cell>
          <table:table-cell table:formula="of:=VLOOKUP([.B102];[$actions.$A$2:.$F$514];5;0)" office:value-type="string" office:string-value="macro" calcext:value-type="string">
            <text:p>macro</text:p>
          </table:table-cell>
          <table:table-cell table:style-name="ce8" table:formula="of:=VLOOKUP([.B102];[$actions.$A$2:.$D$514];2;0)" office:value-type="float" office:value="0" calcext:value-type="float">
            <text:p/>
          </table:table-cell>
          <table:table-cell table:style-name="ce8" table:formula="of:=VLOOKUP([.B102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k_1] = COMBO_ACTION(n_k_1_combo)," calcext:value-type="string">
            <text:p><text:s text:c="2"/>[COMBO_n_k_1] = COMBO_ACTION(n_k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n_k_1: if (p) {SEND_STRING(SS_TAP(X_END)SS_TAP(X_ENT));}  break;" calcext:value-type="string">
            <text:p><text:s text:c="4"/>case COMBO_n_k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k" calcext:value-type="string">
            <text:p>k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SLSH" calcext:value-type="string">
            <text:p>KC_SLSH</text:p>
          </table:table-cell>
          <table:table-cell table:style-name="ce8" table:formula="of:=VLOOKUP([.D103];[$keys.$A$2:.$C$200];[.$A103]+1;0)" office:value-type="string" office:string-value="KC_LT" calcext:value-type="string">
            <text:p>KC_LT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k_2" calcext:value-type="string">
            <text:p>n_k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SLSH, KC_LT" calcext:value-type="string">
            <text:p>KC_SLSH, KC_LT</text:p>
          </table:table-cell>
          <table:table-cell table:formula="of:=VLOOKUP([.B103];[$actions.$A$2:.$F$514];5;0)" office:value-type="string" office:string-value="macro" calcext:value-type="string">
            <text:p>macro</text:p>
          </table:table-cell>
          <table:table-cell table:style-name="ce8" table:formula="of:=VLOOKUP([.B103];[$actions.$A$2:.$D$514];2;0)" office:value-type="float" office:value="0" calcext:value-type="float">
            <text:p/>
          </table:table-cell>
          <table:table-cell table:style-name="ce8" table:formula="of:=VLOOKUP([.B103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k_2_combo[] = {KC_SLSH, KC_LT, COMBO_END};" calcext:value-type="string">
            <text:p>const uint16_t PROGMEM n_k_2_combo[] = {KC_SLSH, KC_LT, COMBO_END};</text:p>
          </table:table-cell>
          <table:table-cell table:formula="of:=&quot;  COMBO_&quot;&amp;[.K10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k_2] = COMBO_ACTION(n_k_2_combo)," calcext:value-type="string">
            <text:p><text:s text:c="2"/>[COMBO_n_k_2] = COMBO_ACTION(n_k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n_k_2: if (p) {SEND_STRING(SS_TAP(X_END)SS_TAP(X_ENT));}  break;" calcext:value-type="string">
            <text:p><text:s text:c="4"/>case COMBO_n_k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4])/2)-1;0)" office:value-type="string" office:string-value="l" calcext:value-type="string">
            <text:p>l</text:p>
          </table:table-cell>
          <table:table-cell table:style-name="ce15" table:formula="of:=OFFSET([$actions_combos.C$2];FLOOR(ROW([.D104])/2)-1;0)" office:value-type="string" office:string-value="h" calcext:value-type="string">
            <text:p>h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L" calcext:value-type="string">
            <text:p>KC_L</text:p>
          </table:table-cell>
          <table:table-cell table:style-name="ce8" table:formula="of:=VLOOKUP([.D104];[$keys.$A$2:.$C$200];[.$A104]+1;0)" office:value-type="string" office:string-value="KC_H" calcext:value-type="string">
            <text:p>KC_H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l_h_1" calcext:value-type="string">
            <text:p>l_h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L, KC_H" calcext:value-type="string">
            <text:p>KC_L, KC_H</text:p>
          </table:table-cell>
          <table:table-cell table:formula="of:=VLOOKUP([.B104];[$actions.$A$2:.$F$514];5;0)" office:value-type="string" office:string-value="macro" calcext:value-type="string">
            <text:p>macro</text:p>
          </table:table-cell>
          <table:table-cell table:formula="of:=VLOOKUP([.B104];[$actions.$A$2:.$D$514];2;0)" office:value-type="float" office:value="0" calcext:value-type="float">
            <text:p/>
          </table:table-cell>
          <table:table-cell table:formula="of:=VLOOKUP([.B104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l_h_1] = COMBO_ACTION(l_h_1_combo)," calcext:value-type="string">
            <text:p><text:s text:c="2"/>[COMBO_l_h_1] = COMBO_ACTION(l_h_1_combo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 office:value-type="string" office:string-value="    case COMBO_l_h_1: if (p) {SEND_STRING(SS_TAP(X_HOME)SS_TAP(X_ENT)SS_TAP(X_LEFT));}  break;" calcext:value-type="string">
            <text:p><text:s text:c="4"/>case COMBO_l_h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5])/2)-1;0)" office:value-type="string" office:string-value="l" calcext:value-type="string">
            <text:p>l</text:p>
          </table:table-cell>
          <table:table-cell table:style-name="ce15" table:formula="of:=OFFSET([$actions_combos.C$2];FLOOR(ROW([.D105])/2)-1;0)" office:value-type="string" office:string-value="h" calcext:value-type="string">
            <text:p>h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6" calcext:value-type="string">
            <text:p>KC_6</text:p>
          </table:table-cell>
          <table:table-cell table:style-name="ce8" table:formula="of:=VLOOKUP([.D105];[$keys.$A$2:.$C$200];[.$A105]+1;0)" office:value-type="string" office:string-value="KC_HASH" calcext:value-type="string">
            <text:p>KC_HASH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l_h_2" calcext:value-type="string">
            <text:p>l_h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6, KC_HASH" calcext:value-type="string">
            <text:p>KC_6, KC_HASH</text:p>
          </table:table-cell>
          <table:table-cell table:formula="of:=VLOOKUP([.B105];[$actions.$A$2:.$F$514];5;0)" office:value-type="string" office:string-value="macro" calcext:value-type="string">
            <text:p>macro</text:p>
          </table:table-cell>
          <table:table-cell table:formula="of:=VLOOKUP([.B105];[$actions.$A$2:.$D$514];2;0)" office:value-type="float" office:value="0" calcext:value-type="float">
            <text:p/>
          </table:table-cell>
          <table:table-cell table:formula="of:=VLOOKUP([.B105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l_h_2] = COMBO_ACTION(l_h_2_combo)," calcext:value-type="string">
            <text:p><text:s text:c="2"/>[COMBO_l_h_2] = COMBO_ACTION(l_h_2_combo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 office:value-type="string" office:string-value="    case COMBO_l_h_2: if (p) {SEND_STRING(SS_TAP(X_HOME)SS_TAP(X_ENT)SS_TAP(X_LEFT));}  break;" calcext:value-type="string">
            <text:p><text:s text:c="4"/>case COMBO_l_h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I" calcext:value-type="string">
            <text:p>I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I" calcext:value-type="string">
            <text:p>KC_I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I_1" calcext:value-type="string">
            <text:p>u_I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I" calcext:value-type="string">
            <text:p>KC_U, KC_I</text:p>
          </table:table-cell>
          <table:table-cell table:formula="of:=VLOOKUP([.B106];[$actions.$A$2:.$F$514];5;0)" office:value-type="string" office:string-value="key" calcext:value-type="string">
            <text:p>key</text:p>
          </table:table-cell>
          <table:table-cell table:style-name="ce8" table:formula="of:=VLOOKUP([.B106];[$actions.$A$2:.$D$514];2;0)" office:value-type="string" office:string-value="KC_PGDN" calcext:value-type="string">
            <text:p>KC_PGDN</text:p>
          </table:table-cell>
          <table:table-cell table:style-name="ce8" table:formula="of:=VLOOKUP([.B106];[$actions.$A$2:.$D$514];3;0)" office:value-type="float" office:value="0" calcext:value-type="float">
            <text:p/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106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I_1] = COMBO(u_I_1_combo, KC_PGDN)," calcext:value-type="string">
            <text:p><text:s text:c="2"/>[COMBO_u_I_1] = COMBO(u_I_1_combo, KC_PGDN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I" calcext:value-type="string">
            <text:p>I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ASTR" calcext:value-type="string">
            <text:p>KC_ASTR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I_2" calcext:value-type="string">
            <text:p>u_I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ASTR" calcext:value-type="string">
            <text:p>KC_7, KC_ASTR</text:p>
          </table:table-cell>
          <table:table-cell table:formula="of:=VLOOKUP([.B107];[$actions.$A$2:.$F$514];5;0)" office:value-type="string" office:string-value="key" calcext:value-type="string">
            <text:p>key</text:p>
          </table:table-cell>
          <table:table-cell table:style-name="ce8" table:formula="of:=VLOOKUP([.B107];[$actions.$A$2:.$D$514];2;0)" office:value-type="string" office:string-value="KC_PGDN" calcext:value-type="string">
            <text:p>KC_PGDN</text:p>
          </table:table-cell>
          <table:table-cell table:style-name="ce8" table:formula="of:=VLOOKUP([.B107];[$actions.$A$2:.$D$514];3;0)" office:value-type="float" office:value="0" calcext:value-type="float">
            <text:p/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107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I_2] = COMBO(u_I_2_combo, KC_PGDN)," calcext:value-type="string">
            <text:p><text:s text:c="2"/>[COMBO_u_I_2] = COMBO(u_I_2_combo, KC_PGDN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8])/2)-1;0)" office:value-type="string" office:string-value="u" calcext:value-type="string">
            <text:p>u</text:p>
          </table:table-cell>
          <table:table-cell table:style-name="ce15" table:formula="of:=OFFSET([$actions_combos.C$2];FLOOR(ROW([.D108])/2)-1;0)" office:value-type="string" office:string-value="n" calcext:value-type="string">
            <text:p>n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U" calcext:value-type="string">
            <text:p>KC_U</text:p>
          </table:table-cell>
          <table:table-cell table:style-name="ce8" table:formula="of:=VLOOKUP([.D108];[$keys.$A$2:.$C$200];[.$A108]+1;0)" office:value-type="string" office:string-value="KC_N" calcext:value-type="string">
            <text:p>KC_N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u_n_1" calcext:value-type="string">
            <text:p>u_n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U, KC_N" calcext:value-type="string">
            <text:p>KC_U, KC_N</text:p>
          </table:table-cell>
          <table:table-cell table:formula="of:=VLOOKUP([.B108];[$actions.$A$2:.$F$514];5;0)" office:value-type="string" office:string-value="key" calcext:value-type="string">
            <text:p>key</text:p>
          </table:table-cell>
          <table:table-cell table:formula="of:=VLOOKUP([.B108];[$actions.$A$2:.$D$514];2;0)" office:value-type="string" office:string-value="KC_PGUP" calcext:value-type="string">
            <text:p>KC_PGUP</text:p>
          </table:table-cell>
          <table:table-cell table:style-name="ce8" table:formula="of:=VLOOKUP([.B108];[$actions.$A$2:.$D$514];3;0)" office:value-type="float" office:value="0" calcext:value-type="float">
            <text:p/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0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u_n_1] = COMBO(u_n_1_combo, KC_PGUP)," calcext:value-type="string">
            <text:p><text:s text:c="2"/>[COMBO_u_n_1] = COMBO(u_n_1_combo, KC_PGUP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9])/2)-1;0)" office:value-type="string" office:string-value="u" calcext:value-type="string">
            <text:p>u</text:p>
          </table:table-cell>
          <table:table-cell table:style-name="ce15" table:formula="of:=OFFSET([$actions_combos.C$2];FLOOR(ROW([.D109])/2)-1;0)" office:value-type="string" office:string-value="n" calcext:value-type="string">
            <text:p>n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7" calcext:value-type="string">
            <text:p>KC_7</text:p>
          </table:table-cell>
          <table:table-cell table:style-name="ce8" table:formula="of:=VLOOKUP([.D109];[$keys.$A$2:.$C$200];[.$A109]+1;0)" office:value-type="string" office:string-value="KC_SLSH" calcext:value-type="string">
            <text:p>KC_SLSH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u_n_2" calcext:value-type="string">
            <text:p>u_n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7, KC_SLSH" calcext:value-type="string">
            <text:p>KC_7, KC_SLSH</text:p>
          </table:table-cell>
          <table:table-cell table:formula="of:=VLOOKUP([.B109];[$actions.$A$2:.$F$514];5;0)" office:value-type="string" office:string-value="key" calcext:value-type="string">
            <text:p>key</text:p>
          </table:table-cell>
          <table:table-cell table:formula="of:=VLOOKUP([.B109];[$actions.$A$2:.$D$514];2;0)" office:value-type="string" office:string-value="KC_PGUP" calcext:value-type="string">
            <text:p>KC_PGUP</text:p>
          </table:table-cell>
          <table:table-cell table:style-name="ce8" table:formula="of:=VLOOKUP([.B109];[$actions.$A$2:.$D$514];3;0)" office:value-type="float" office:value="0" calcext:value-type="float">
            <text:p/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u_n_2_combo[] = {KC_7, KC_SLSH, COMBO_END};" calcext:value-type="string">
            <text:p>const uint16_t PROGMEM u_n_2_combo[] = {KC_7, KC_SLSH, COMBO_END};</text:p>
          </table:table-cell>
          <table:table-cell table:formula="of:=&quot;  COMBO_&quot;&amp;[.K10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u_n_2] = COMBO(u_n_2_combo, KC_PGUP)," calcext:value-type="string">
            <text:p><text:s text:c="2"/>[COMBO_u_n_2] = COMBO(u_n_2_combo, KC_PGUP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" calcext:value-type="string">
            <text:p>paste</text:p>
          </table:table-cell>
          <table:table-cell table:style-name="ce15" table:formula="of:=OFFSET([$actions_combos.B$2];FLOOR(ROW([.C110])/2)-1;0)" office:value-type="string" office:string-value="f" calcext:value-type="string">
            <text:p>f</text:p>
          </table:table-cell>
          <table:table-cell table:style-name="ce15" table:formula="of:=OFFSET([$actions_combos.C$2];FLOOR(ROW([.D110])/2)-1;0)" office:value-type="string" office:string-value="t" calcext:value-type="string">
            <text:p>t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F" calcext:value-type="string">
            <text:p>KC_F</text:p>
          </table:table-cell>
          <table:table-cell table:formula="of:=VLOOKUP([.D110];[$keys.$A$2:.$C$200];[.$A110]+1;0)" office:value-type="string" office:string-value="KC_T" calcext:value-type="string">
            <text:p>KC_T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f_t_1" calcext:value-type="string">
            <text:p>f_t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F, KC_T" calcext:value-type="string">
            <text:p>KC_F, KC_T</text:p>
          </table:table-cell>
          <table:table-cell table:formula="of:=VLOOKUP([.B110];[$actions.$A$2:.$F$514];5;0)" office:value-type="string" office:string-value="macro" calcext:value-type="string">
            <text:p>macro</text:p>
          </table:table-cell>
          <table:table-cell table:style-name="ce8" table:formula="of:=VLOOKUP([.B110];[$actions.$A$2:.$D$514];2;0)" office:value-type="float" office:value="0" calcext:value-type="float">
            <text:p/>
          </table:table-cell>
          <table:table-cell table:style-name="ce8" table:formula="of:=VLOOKUP([.B110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0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" calcext:value-type="string">
            <text:p>paste</text:p>
          </table:table-cell>
          <table:table-cell table:style-name="ce15" table:formula="of:=OFFSET([$actions_combos.B$2];FLOOR(ROW([.C111])/2)-1;0)" office:value-type="string" office:string-value="f" calcext:value-type="string">
            <text:p>f</text:p>
          </table:table-cell>
          <table:table-cell table:style-name="ce15" table:formula="of:=OFFSET([$actions_combos.C$2];FLOOR(ROW([.D111])/2)-1;0)" office:value-type="string" office:string-value="t" calcext:value-type="string">
            <text:p>t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2" calcext:value-type="string">
            <text:p>KC_2</text:p>
          </table:table-cell>
          <table:table-cell table:formula="of:=VLOOKUP([.D111];[$keys.$A$2:.$C$200];[.$A111]+1;0)" office:value-type="string" office:string-value="KC_RPRN" calcext:value-type="string">
            <text:p>KC_RPRN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f_t_2" calcext:value-type="string">
            <text:p>f_t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2, KC_RPRN" calcext:value-type="string">
            <text:p>KC_2, KC_RPRN</text:p>
          </table:table-cell>
          <table:table-cell table:formula="of:=VLOOKUP([.B111];[$actions.$A$2:.$F$514];5;0)" office:value-type="string" office:string-value="macro" calcext:value-type="string">
            <text:p>macro</text:p>
          </table:table-cell>
          <table:table-cell table:style-name="ce8" table:formula="of:=VLOOKUP([.B111];[$actions.$A$2:.$D$514];2;0)" office:value-type="float" office:value="0" calcext:value-type="float">
            <text:p/>
          </table:table-cell>
          <table:table-cell table:style-name="ce8" table:formula="of:=VLOOKUP([.B111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1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2])/2)-1;0)" office:value-type="float" office:value="0" calcext:value-type="float">
            <text:p>0</text:p>
          </table:table-cell>
          <table:table-cell table:style-name="ce15" table:formula="of:=OFFSET([$actions_combos.C$2];FLOOR(ROW([.D112])/2)-1;0)" office:value-type="float" office:value="0" calcext:value-type="float">
            <text:p>0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" calcext:value-type="error">
            <text:p>#N/A</text:p>
          </table:table-cell>
          <table:table-cell table:style-name="ce8" table:formula="of:=VLOOKUP([.D112];[$keys.$A$2:.$C$200];[.$A112]+1;0)" office:value-type="string" office:string-value="" calcext:value-type="error">
            <text:p>#N/A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0_0_1" calcext:value-type="string">
            <text:p>0_0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" calcext:value-type="error">
            <text:p>#N/A</text:p>
          </table:table-cell>
          <table:table-cell table:formula="of:=VLOOKUP([.B112];[$actions.$A$2:.$F$514];5;0)" office:value-type="string" office:string-value="macro" calcext:value-type="string">
            <text:p>macro</text:p>
          </table:table-cell>
          <table:table-cell table:style-name="ce8" table:formula="of:=VLOOKUP([.B112];[$actions.$A$2:.$D$514];2;0)" office:value-type="float" office:value="0" calcext:value-type="float">
            <text:p/>
          </table:table-cell>
          <table:table-cell table:style-name="ce8" table:formula="of:=VLOOKUP([.B112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" calcext:value-type="error">
            <text:p>#N/A</text:p>
          </table:table-cell>
          <table:table-cell table:formula="of:=&quot;  COMBO_&quot;&amp;[.K1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0_0_1] = COMBO_ACTION(0_0_1_combo)," calcext:value-type="string">
            <text:p><text:s text:c="2"/>[COMBO_0_0_1] = COMBO_ACTION(0_0_1_combo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 office:value-type="string" office:string-value="    case COMBO_0_0_1: if (p) {SEND_STRING(SS_LCTL(&quot;av&quot;));}  break;" calcext:value-type="string">
            <text:p><text:s text:c="4"/>case COMBO_0_0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3])/2)-1;0)" office:value-type="float" office:value="0" calcext:value-type="float">
            <text:p>0</text:p>
          </table:table-cell>
          <table:table-cell table:style-name="ce15" table:formula="of:=OFFSET([$actions_combos.C$2];FLOOR(ROW([.D113])/2)-1;0)" office:value-type="float" office:value="0" calcext:value-type="float">
            <text:p>0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" calcext:value-type="error">
            <text:p>#N/A</text:p>
          </table:table-cell>
          <table:table-cell table:style-name="ce8" table:formula="of:=VLOOKUP([.D113];[$keys.$A$2:.$C$200];[.$A113]+1;0)" office:value-type="string" office:string-value="" calcext:value-type="error">
            <text:p>#N/A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0_0_2" calcext:value-type="string">
            <text:p>0_0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" calcext:value-type="error">
            <text:p>#N/A</text:p>
          </table:table-cell>
          <table:table-cell table:formula="of:=VLOOKUP([.B113];[$actions.$A$2:.$F$514];5;0)" office:value-type="string" office:string-value="macro" calcext:value-type="string">
            <text:p>macro</text:p>
          </table:table-cell>
          <table:table-cell table:style-name="ce8" table:formula="of:=VLOOKUP([.B113];[$actions.$A$2:.$D$514];2;0)" office:value-type="float" office:value="0" calcext:value-type="float">
            <text:p/>
          </table:table-cell>
          <table:table-cell table:style-name="ce8" table:formula="of:=VLOOKUP([.B113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" calcext:value-type="error">
            <text:p>#N/A</text:p>
          </table:table-cell>
          <table:table-cell table:formula="of:=&quot;  COMBO_&quot;&amp;[.K1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0_0_2] = COMBO_ACTION(0_0_2_combo)," calcext:value-type="string">
            <text:p><text:s text:c="2"/>[COMBO_0_0_2] = COMBO_ACTION(0_0_2_combo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 office:value-type="string" office:string-value="    case COMBO_0_0_2: if (p) {SEND_STRING(SS_LCTL(&quot;av&quot;));}  break;" calcext:value-type="string">
            <text:p><text:s text:c="4"/>case COMBO_0_0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ipe" calcext:value-type="string">
            <text:p>pipe</text:p>
          </table:table-cell>
          <table:table-cell table:style-name="ce15" table:formula="of:=OFFSET([$actions_combos.B$2];FLOOR(ROW([.C114])/2)-1;0)" office:value-type="string" office:string-value="d" calcext:value-type="string">
            <text:p>d</text:p>
          </table:table-cell>
          <table:table-cell table:style-name="ce15" table:formula="of:=OFFSET([$actions_combos.C$2];FLOOR(ROW([.D114])/2)-1;0)" office:value-type="string" office:string-value="b" calcext:value-type="string">
            <text:p>b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D" calcext:value-type="string">
            <text:p>KC_D</text:p>
          </table:table-cell>
          <table:table-cell table:formula="of:=VLOOKUP([.D114];[$keys.$A$2:.$C$200];[.$A114]+1;0)" office:value-type="string" office:string-value="KC_B" calcext:value-type="string">
            <text:p>KC_B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d_b_1" calcext:value-type="string">
            <text:p>d_b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D, KC_B" calcext:value-type="string">
            <text:p>KC_D, KC_B</text:p>
          </table:table-cell>
          <table:table-cell table:formula="of:=VLOOKUP([.B114];[$actions.$A$2:.$F$514];5;0)" office:value-type="string" office:string-value="key" calcext:value-type="string">
            <text:p>key</text:p>
          </table:table-cell>
          <table:table-cell table:style-name="ce8" table:formula="of:=VLOOKUP([.B114];[$actions.$A$2:.$D$514];2;0)" office:value-type="string" office:string-value="KC_PIPE" calcext:value-type="string">
            <text:p>KC_PIPE</text:p>
          </table:table-cell>
          <table:table-cell table:formula="of:=VLOOKUP([.B114];[$actions.$A$2:.$D$514];3;0)" office:value-type="float" office:value="0" calcext:value-type="float">
            <text:p/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4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ipe" calcext:value-type="string">
            <text:p>pipe</text:p>
          </table:table-cell>
          <table:table-cell table:style-name="ce15" table:formula="of:=OFFSET([$actions_combos.B$2];FLOOR(ROW([.C115])/2)-1;0)" office:value-type="string" office:string-value="d" calcext:value-type="string">
            <text:p>d</text:p>
          </table:table-cell>
          <table:table-cell table:style-name="ce15" table:formula="of:=OFFSET([$actions_combos.C$2];FLOOR(ROW([.D115])/2)-1;0)" office:value-type="string" office:string-value="b" calcext:value-type="string">
            <text:p>b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DLR" calcext:value-type="string">
            <text:p>KC_DLR</text:p>
          </table:table-cell>
          <table:table-cell table:formula="of:=VLOOKUP([.D115];[$keys.$A$2:.$C$200];[.$A115]+1;0)" office:value-type="string" office:string-value="KC_PERC" calcext:value-type="string">
            <text:p>KC_PERC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d_b_2" calcext:value-type="string">
            <text:p>d_b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DLR, KC_PERC" calcext:value-type="string">
            <text:p>KC_DLR, KC_PERC</text:p>
          </table:table-cell>
          <table:table-cell table:formula="of:=VLOOKUP([.B115];[$actions.$A$2:.$F$514];5;0)" office:value-type="string" office:string-value="key" calcext:value-type="string">
            <text:p>key</text:p>
          </table:table-cell>
          <table:table-cell table:style-name="ce8" table:formula="of:=VLOOKUP([.B115];[$actions.$A$2:.$D$514];2;0)" office:value-type="string" office:string-value="KC_PIPE" calcext:value-type="string">
            <text:p>KC_PIPE</text:p>
          </table:table-cell>
          <table:table-cell table:formula="of:=VLOOKUP([.B115];[$actions.$A$2:.$D$514];3;0)" office:value-type="float" office:value="0" calcext:value-type="float">
            <text:p/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15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6])/2)-1;0)" office:value-type="float" office:value="0" calcext:value-type="float">
            <text:p>0</text:p>
          </table:table-cell>
          <table:table-cell table:style-name="ce15" table:formula="of:=OFFSET([$actions_combos.C$2];FLOOR(ROW([.D116])/2)-1;0)" office:value-type="float" office:value="0" calcext:value-type="float">
            <text:p>0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" calcext:value-type="error">
            <text:p>#N/A</text:p>
          </table:table-cell>
          <table:table-cell table:style-name="ce8" table:formula="of:=VLOOKUP([.D116];[$keys.$A$2:.$C$200];[.$A116]+1;0)" office:value-type="string" office:string-value="" calcext:value-type="error">
            <text:p>#N/A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0_0_1" calcext:value-type="string">
            <text:p>0_0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" calcext:value-type="error">
            <text:p>#N/A</text:p>
          </table:table-cell>
          <table:table-cell table:formula="of:=VLOOKUP([.B116];[$actions.$A$2:.$F$514];5;0)" office:value-type="string" office:string-value="key" calcext:value-type="string">
            <text:p>key</text:p>
          </table:table-cell>
          <table:table-cell table:style-name="ce8" table:formula="of:=VLOOKUP([.B116];[$actions.$A$2:.$D$514];2;0)" office:value-type="string" office:string-value="KC_MPLY" calcext:value-type="string">
            <text:p>KC_MPLY</text:p>
          </table:table-cell>
          <table:table-cell table:style-name="ce8" table:formula="of:=VLOOKUP([.B116];[$actions.$A$2:.$D$514];3;0)" office:value-type="float" office:value="0" calcext:value-type="float">
            <text:p/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" calcext:value-type="error">
            <text:p>#N/A</text:p>
          </table:table-cell>
          <table:table-cell table:formula="of:=&quot;  COMBO_&quot;&amp;[.K1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7])/2)-1;0)" office:value-type="float" office:value="0" calcext:value-type="float">
            <text:p>0</text:p>
          </table:table-cell>
          <table:table-cell table:style-name="ce15" table:formula="of:=OFFSET([$actions_combos.C$2];FLOOR(ROW([.D117])/2)-1;0)" office:value-type="float" office:value="0" calcext:value-type="float">
            <text:p>0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" calcext:value-type="error">
            <text:p>#N/A</text:p>
          </table:table-cell>
          <table:table-cell table:style-name="ce8" table:formula="of:=VLOOKUP([.D117];[$keys.$A$2:.$C$200];[.$A117]+1;0)" office:value-type="string" office:string-value="" calcext:value-type="error">
            <text:p>#N/A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0_0_2" calcext:value-type="string">
            <text:p>0_0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" calcext:value-type="error">
            <text:p>#N/A</text:p>
          </table:table-cell>
          <table:table-cell table:formula="of:=VLOOKUP([.B117];[$actions.$A$2:.$F$514];5;0)" office:value-type="string" office:string-value="key" calcext:value-type="string">
            <text:p>key</text:p>
          </table:table-cell>
          <table:table-cell table:style-name="ce8" table:formula="of:=VLOOKUP([.B117];[$actions.$A$2:.$D$514];2;0)" office:value-type="string" office:string-value="KC_MPLY" calcext:value-type="string">
            <text:p>KC_MPLY</text:p>
          </table:table-cell>
          <table:table-cell table:style-name="ce8" table:formula="of:=VLOOKUP([.B117];[$actions.$A$2:.$D$514];3;0)" office:value-type="float" office:value="0" calcext:value-type="float">
            <text:p/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" calcext:value-type="error">
            <text:p>#N/A</text:p>
          </table:table-cell>
          <table:table-cell table:formula="of:=&quot;  COMBO_&quot;&amp;[.K1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8])/2)-1;0)" office:value-type="float" office:value="0" calcext:value-type="float">
            <text:p>0</text:p>
          </table:table-cell>
          <table:table-cell table:style-name="ce15" table:formula="of:=OFFSET([$actions_combos.C$2];FLOOR(ROW([.D118])/2)-1;0)" office:value-type="float" office:value="0" calcext:value-type="float">
            <text:p>0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" calcext:value-type="error">
            <text:p>#N/A</text:p>
          </table:table-cell>
          <table:table-cell table:style-name="ce8" table:formula="of:=VLOOKUP([.D118];[$keys.$A$2:.$C$200];[.$A118]+1;0)" office:value-type="string" office:string-value="" calcext:value-type="error">
            <text:p>#N/A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0_0_1" calcext:value-type="string">
            <text:p>0_0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" calcext:value-type="error">
            <text:p>#N/A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QUES" calcext:value-type="string">
            <text:p>KC_QUES</text:p>
          </table:table-cell>
          <table:table-cell table:style-name="ce8"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" calcext:value-type="error">
            <text:p>#N/A</text:p>
          </table:table-cell>
          <table:table-cell table:formula="of:=&quot;  COMBO_&quot;&amp;[.K1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19])/2)-1;0)" office:value-type="float" office:value="0" calcext:value-type="float">
            <text:p>0</text:p>
          </table:table-cell>
          <table:table-cell table:style-name="ce15" table:formula="of:=OFFSET([$actions_combos.C$2];FLOOR(ROW([.D119])/2)-1;0)" office:value-type="float" office:value="0" calcext:value-type="float">
            <text:p>0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" calcext:value-type="error">
            <text:p>#N/A</text:p>
          </table:table-cell>
          <table:table-cell table:style-name="ce8" table:formula="of:=VLOOKUP([.D119];[$keys.$A$2:.$C$200];[.$A119]+1;0)" office:value-type="string" office:string-value="" calcext:value-type="error">
            <text:p>#N/A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0_0_2" calcext:value-type="string">
            <text:p>0_0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" calcext:value-type="error">
            <text:p>#N/A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QUES" calcext:value-type="string">
            <text:p>KC_QUES</text:p>
          </table:table-cell>
          <table:table-cell table:style-name="ce8"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" calcext:value-type="error">
            <text:p>#N/A</text:p>
          </table:table-cell>
          <table:table-cell table:formula="of:=&quot;  COMBO_&quot;&amp;[.K1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right" calcext:value-type="string">
            <text:p>right</text:p>
          </table:table-cell>
          <table:table-cell table:style-name="ce15" table:formula="of:=OFFSET([$actions_combos.B$2];FLOOR(ROW([.C120])/2)-1;0)" office:value-type="string" office:string-value="coma" calcext:value-type="string">
            <text:p>coma</text:p>
          </table:table-cell>
          <table:table-cell table:style-name="ce15" table:formula="of:=OFFSET([$actions_combos.C$2];FLOOR(ROW([.D120])/2)-1;0)" office:value-type="string" office:string-value="dot" calcext:value-type="string">
            <text:p>dot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CC_COMA" calcext:value-type="string">
            <text:p>CC_COMA</text:p>
          </table:table-cell>
          <table:table-cell table:style-name="ce8" table:formula="of:=VLOOKUP([.D120];[$keys.$A$2:.$C$200];[.$A120]+1;0)" office:value-type="string" office:string-value="CC_DOT" calcext:value-type="string">
            <text:p>CC_DOT</text:p>
          </table:table-cell>
          <table:table-cell table:style-name="ce8"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oma_dot_1" calcext:value-type="string">
            <text:p>coma_dot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CC_COMA, CC_DOT" calcext:value-type="string">
            <text:p>CC_COMA, CC_DOT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RGHT" calcext:value-type="string">
            <text:p>KC_RGHT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12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oma_dot_1] = COMBO(coma_dot_1_combo, KC_RGHT)," calcext:value-type="string">
            <text:p><text:s text:c="2"/>[COMBO_coma_dot_1] = COMBO(coma_dot_1_combo, KC_RGHT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right" calcext:value-type="string">
            <text:p>right</text:p>
          </table:table-cell>
          <table:table-cell table:style-name="ce15" table:formula="of:=OFFSET([$actions_combos.B$2];FLOOR(ROW([.C121])/2)-1;0)" office:value-type="string" office:string-value="coma" calcext:value-type="string">
            <text:p>coma</text:p>
          </table:table-cell>
          <table:table-cell table:style-name="ce15" table:formula="of:=OFFSET([$actions_combos.C$2];FLOOR(ROW([.D121])/2)-1;0)" office:value-type="string" office:string-value="dot" calcext:value-type="string">
            <text:p>dot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CC_COMA" calcext:value-type="string">
            <text:p>CC_COMA</text:p>
          </table:table-cell>
          <table:table-cell table:style-name="ce8" table:formula="of:=VLOOKUP([.D121];[$keys.$A$2:.$C$200];[.$A121]+1;0)" office:value-type="string" office:string-value="CC_DOT" calcext:value-type="string">
            <text:p>CC_DOT</text:p>
          </table:table-cell>
          <table:table-cell table:style-name="ce8"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oma_dot_2" calcext:value-type="string">
            <text:p>coma_dot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CC_COMA, CC_DOT" calcext:value-type="string">
            <text:p>CC_COMA, CC_DOT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RGHT" calcext:value-type="string">
            <text:p>KC_RGHT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oma_dot_2_combo[] = {CC_COMA, CC_DOT, COMBO_END};" calcext:value-type="string">
            <text:p>const uint16_t PROGMEM coma_dot_2_combo[] = {CC_COMA, CC_DOT, COMBO_END};</text:p>
          </table:table-cell>
          <table:table-cell table:formula="of:=&quot;  COMBO_&quot;&amp;[.K12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oma_dot_2] = COMBO(coma_dot_2_combo, KC_RGHT)," calcext:value-type="string">
            <text:p><text:s text:c="2"/>[COMBO_coma_dot_2] = COMBO(coma_dot_2_combo, KC_RGHT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ave" calcext:value-type="string">
            <text:p>save</text:p>
          </table:table-cell>
          <table:table-cell table:style-name="ce15" table:formula="of:=OFFSET([$actions_combos.B$2];FLOOR(ROW([.C122])/2)-1;0)" office:value-type="string" office:string-value="s" calcext:value-type="string">
            <text:p>s</text:p>
          </table:table-cell>
          <table:table-cell table:style-name="ce15" table:formula="of:=OFFSET([$actions_combos.C$2];FLOOR(ROW([.D122])/2)-1;0)" office:value-type="string" office:string-value="alt" calcext:value-type="string">
            <text:p>alt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S" calcext:value-type="string">
            <text:p>KC_S</text:p>
          </table:table-cell>
          <table:table-cell table:style-name="ce8" table:formula="of:=VLOOKUP([.D122];[$keys.$A$2:.$C$200];[.$A122]+1;0)" office:value-type="string" office:string-value="KC_LALT" calcext:value-type="string">
            <text:p>KC_LALT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s_alt_1" calcext:value-type="string">
            <text:p>s_al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S, KC_LALT" calcext:value-type="string">
            <text:p>KC_S, KC_LALT</text:p>
          </table:table-cell>
          <table:table-cell table:formula="of:=VLOOKUP([.B122];[$actions.$A$2:.$F$514];5;0)" office:value-type="string" office:string-value="macro" calcext:value-type="string">
            <text:p>macro</text:p>
          </table:table-cell>
          <table:table-cell table:style-name="ce8" table:formula="of:=VLOOKUP([.B122];[$actions.$A$2:.$D$514];2;0)" office:value-type="float" office:value="0" calcext:value-type="float">
            <text:p/>
          </table:table-cell>
          <table:table-cell table:style-name="ce8" table:formula="of:=VLOOKUP([.B122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122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s_alt_1: if (p) {SEND_STRING(SS_LCTL(&quot;s&quot;));}  break;" calcext:value-type="string">
            <text:p><text:s text:c="4"/>case COMBO_s_alt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ave" calcext:value-type="string">
            <text:p>save</text:p>
          </table:table-cell>
          <table:table-cell table:style-name="ce15" table:formula="of:=OFFSET([$actions_combos.B$2];FLOOR(ROW([.C123])/2)-1;0)" office:value-type="string" office:string-value="s" calcext:value-type="string">
            <text:p>s</text:p>
          </table:table-cell>
          <table:table-cell table:style-name="ce15" table:formula="of:=OFFSET([$actions_combos.C$2];FLOOR(ROW([.D123])/2)-1;0)" office:value-type="string" office:string-value="alt" calcext:value-type="string">
            <text:p>alt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LPRN" calcext:value-type="string">
            <text:p>KC_LPRN</text:p>
          </table:table-cell>
          <table:table-cell table:style-name="ce8" table:formula="of:=VLOOKUP([.D123];[$keys.$A$2:.$C$200];[.$A123]+1;0)" office:value-type="string" office:string-value="KC_LALT" calcext:value-type="string">
            <text:p>KC_LALT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s_alt_2" calcext:value-type="string">
            <text:p>s_al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LPRN, KC_LALT" calcext:value-type="string">
            <text:p>KC_LPRN, KC_LALT</text:p>
          </table:table-cell>
          <table:table-cell table:formula="of:=VLOOKUP([.B123];[$actions.$A$2:.$F$514];5;0)" office:value-type="string" office:string-value="macro" calcext:value-type="string">
            <text:p>macro</text:p>
          </table:table-cell>
          <table:table-cell table:style-name="ce8" table:formula="of:=VLOOKUP([.B123];[$actions.$A$2:.$D$514];2;0)" office:value-type="float" office:value="0" calcext:value-type="float">
            <text:p/>
          </table:table-cell>
          <table:table-cell table:style-name="ce8" table:formula="of:=VLOOKUP([.B123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123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s_alt_2: if (p) {SEND_STRING(SS_LCTL(&quot;s&quot;));}  break;" calcext:value-type="string">
            <text:p><text:s text:c="4"/>case COMBO_s_alt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4];5;0)" office:value-type="string" office:string-value="macro" calcext:value-type="string">
            <text:p>macro</text:p>
          </table:table-cell>
          <table:table-cell table:style-name="ce8" table:formula="of:=VLOOKUP([.B124];[$actions.$A$2:.$D$514];2;0)" office:value-type="float" office:value="0" calcext:value-type="float">
            <text:p/>
          </table:table-cell>
          <table:table-cell table:style-name="ce8" table:formula="of:=VLOOKUP([.B124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_ACTION(f_p_1_combo)," calcext:value-type="string">
            <text:p><text:s text:c="2"/>[COMBO_f_p_1] = COMBO_ACTION(f_p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f_p_1: if (p) {SEND_STRING(SS_LCTL(&quot;a&quot;));}  break;" calcext:value-type="string">
            <text:p><text:s text:c="4"/>case COMBO_f_p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4];5;0)" office:value-type="string" office:string-value="macro" calcext:value-type="string">
            <text:p>macro</text:p>
          </table:table-cell>
          <table:table-cell table:style-name="ce8" table:formula="of:=VLOOKUP([.B125];[$actions.$A$2:.$D$514];2;0)" office:value-type="float" office:value="0" calcext:value-type="float">
            <text:p/>
          </table:table-cell>
          <table:table-cell table:style-name="ce8" table:formula="of:=VLOOKUP([.B125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_ACTION(f_p_2_combo)," calcext:value-type="string">
            <text:p><text:s text:c="2"/>[COMBO_f_p_2] = COMBO_ACTION(f_p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f_p_2: if (p) {SEND_STRING(SS_LCTL(&quot;a&quot;));}  break;" calcext:value-type="string">
            <text:p><text:s text:c="4"/>case COMBO_f_p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6])/2)-1;0)" office:value-type="string" office:string-value="t" calcext:value-type="string">
            <text:p>t</text:p>
          </table:table-cell>
          <table:table-cell table:style-name="ce15" table:formula="of:=OFFSET([$actions_combos.C$2];FLOOR(ROW([.D126])/2)-1;0)" office:value-type="string" office:string-value="d" calcext:value-type="string">
            <text:p>d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T" calcext:value-type="string">
            <text:p>KC_T</text:p>
          </table:table-cell>
          <table:table-cell table:style-name="ce8" table:formula="of:=VLOOKUP([.D126];[$keys.$A$2:.$C$200];[.$A126]+1;0)" office:value-type="string" office:string-value="KC_D" calcext:value-type="string">
            <text:p>KC_D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t_d_1" calcext:value-type="string">
            <text:p>t_d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T, KC_D" calcext:value-type="string">
            <text:p>KC_T, KC_D</text:p>
          </table:table-cell>
          <table:table-cell table:formula="of:=VLOOKUP([.B126];[$actions.$A$2:.$F$514];5;0)" office:value-type="string" office:string-value="macro" calcext:value-type="string">
            <text:p>macro</text:p>
          </table:table-cell>
          <table:table-cell table:style-name="ce8" table:formula="of:=VLOOKUP([.B126];[$actions.$A$2:.$D$514];2;0)" office:value-type="float" office:value="0" calcext:value-type="float">
            <text:p/>
          </table:table-cell>
          <table:table-cell table:formula="of:=VLOOKUP([.B126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t_d_1] = COMBO_ACTION(t_d_1_combo)," calcext:value-type="string">
            <text:p><text:s text:c="2"/>[COMBO_t_d_1] = COMBO_ACTION(t_d_1_combo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 office:value-type="string" office:string-value="    case COMBO_t_d_1: if (p) {SEND_STRING(SS_TAP(X_END)SS_DOWN(X_LSFT)SS_TAP(X_HOME)SS_UP(X_LSFT));}  break;" calcext:value-type="string">
            <text:p><text:s text:c="4"/>case COMBO_t_d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7])/2)-1;0)" office:value-type="string" office:string-value="t" calcext:value-type="string">
            <text:p>t</text:p>
          </table:table-cell>
          <table:table-cell table:style-name="ce15" table:formula="of:=OFFSET([$actions_combos.C$2];FLOOR(ROW([.D127])/2)-1;0)" office:value-type="string" office:string-value="d" calcext:value-type="string">
            <text:p>d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PRN" calcext:value-type="string">
            <text:p>KC_RPRN</text:p>
          </table:table-cell>
          <table:table-cell table:style-name="ce8" table:formula="of:=VLOOKUP([.D127];[$keys.$A$2:.$C$200];[.$A127]+1;0)" office:value-type="string" office:string-value="KC_DLR" calcext:value-type="string">
            <text:p>KC_DL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t_d_2" calcext:value-type="string">
            <text:p>t_d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PRN, KC_DLR" calcext:value-type="string">
            <text:p>KC_RPRN, KC_DLR</text:p>
          </table:table-cell>
          <table:table-cell table:formula="of:=VLOOKUP([.B127];[$actions.$A$2:.$F$514];5;0)" office:value-type="string" office:string-value="macro" calcext:value-type="string">
            <text:p>macro</text:p>
          </table:table-cell>
          <table:table-cell table:style-name="ce8" table:formula="of:=VLOOKUP([.B127];[$actions.$A$2:.$D$514];2;0)" office:value-type="float" office:value="0" calcext:value-type="float">
            <text:p/>
          </table:table-cell>
          <table:table-cell table:formula="of:=VLOOKUP([.B127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t_d_2] = COMBO_ACTION(t_d_2_combo)," calcext:value-type="string">
            <text:p><text:s text:c="2"/>[COMBO_t_d_2] = COMBO_ACTION(t_d_2_combo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 office:value-type="string" office:string-value="    case COMBO_t_d_2: if (p) {SEND_STRING(SS_TAP(X_END)SS_DOWN(X_LSFT)SS_TAP(X_HOME)SS_UP(X_LSFT));}  break;" calcext:value-type="string">
            <text:p><text:s text:c="4"/>case COMBO_t_d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8])/2)-1;0)" office:value-type="string" office:string-value="alt" calcext:value-type="string">
            <text:p>alt</text:p>
          </table:table-cell>
          <table:table-cell table:style-name="ce15" table:formula="of:=OFFSET([$actions_combos.C$2];FLOOR(ROW([.D128])/2)-1;0)" office:value-type="string" office:string-value="v" calcext:value-type="string">
            <text:p>v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LALT" calcext:value-type="string">
            <text:p>KC_LALT</text:p>
          </table:table-cell>
          <table:table-cell table:style-name="ce8" table:formula="of:=VLOOKUP([.D128];[$keys.$A$2:.$C$200];[.$A128]+1;0)" office:value-type="string" office:string-value="KC_V" calcext:value-type="string">
            <text:p>KC_V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alt_v_1" calcext:value-type="string">
            <text:p>alt_v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LALT, KC_V" calcext:value-type="string">
            <text:p>KC_LALT, KC_V</text:p>
          </table:table-cell>
          <table:table-cell table:formula="of:=VLOOKUP([.B128];[$actions.$A$2:.$F$514];5;0)" office:value-type="string" office:string-value="key" calcext:value-type="string">
            <text:p>key</text:p>
          </table:table-cell>
          <table:table-cell table:style-name="ce8" table:formula="of:=VLOOKUP([.B128];[$actions.$A$2:.$D$514];2;0)" office:value-type="string" office:string-value="KC_SCLN" calcext:value-type="string">
            <text:p>KC_SCLN</text:p>
          </table:table-cell>
          <table:table-cell table:style-name="ce8" table:formula="of:=VLOOKUP([.B128];[$actions.$A$2:.$D$514];3;0)" office:value-type="float" office:value="0" calcext:value-type="float">
            <text:p/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128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alt_v_1] = COMBO(alt_v_1_combo, KC_SCLN)," calcext:value-type="string">
            <text:p><text:s text:c="2"/>[COMBO_alt_v_1] = COMBO(alt_v_1_combo, KC_SCLN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29])/2)-1;0)" office:value-type="string" office:string-value="alt" calcext:value-type="string">
            <text:p>alt</text:p>
          </table:table-cell>
          <table:table-cell table:style-name="ce15" table:formula="of:=OFFSET([$actions_combos.C$2];FLOOR(ROW([.D129])/2)-1;0)" office:value-type="string" office:string-value="v" calcext:value-type="string">
            <text:p>v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LALT" calcext:value-type="string">
            <text:p>KC_LALT</text:p>
          </table:table-cell>
          <table:table-cell table:style-name="ce8" table:formula="of:=VLOOKUP([.D129];[$keys.$A$2:.$C$200];[.$A129]+1;0)" office:value-type="string" office:string-value="KC_RBRC" calcext:value-type="string">
            <text:p>KC_RBRC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alt_v_2" calcext:value-type="string">
            <text:p>alt_v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LALT, KC_RBRC" calcext:value-type="string">
            <text:p>KC_LALT, KC_RBRC</text:p>
          </table:table-cell>
          <table:table-cell table:formula="of:=VLOOKUP([.B129];[$actions.$A$2:.$F$514];5;0)" office:value-type="string" office:string-value="key" calcext:value-type="string">
            <text:p>key</text:p>
          </table:table-cell>
          <table:table-cell table:style-name="ce8" table:formula="of:=VLOOKUP([.B129];[$actions.$A$2:.$D$514];2;0)" office:value-type="string" office:string-value="KC_SCLN" calcext:value-type="string">
            <text:p>KC_SCLN</text:p>
          </table:table-cell>
          <table:table-cell table:style-name="ce8" table:formula="of:=VLOOKUP([.B129];[$actions.$A$2:.$D$514];3;0)" office:value-type="float" office:value="0" calcext:value-type="float">
            <text:p/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129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alt_v_2] = COMBO(alt_v_2_combo, KC_SCLN)," calcext:value-type="string">
            <text:p><text:s text:c="2"/>[COMBO_alt_v_2] = COMBO(alt_v_2_combo, KC_SCLN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pace" calcext:value-type="string">
            <text:p>space</text:p>
          </table:table-cell>
          <table:table-cell table:style-name="ce15" table:formula="of:=OFFSET([$actions_combos.B$2];FLOOR(ROW([.C130])/2)-1;0)" office:value-type="string" office:string-value="v" calcext:value-type="string">
            <text:p>v</text:p>
          </table:table-cell>
          <table:table-cell table:style-name="ce15" table:formula="of:=OFFSET([$actions_combos.C$2];FLOOR(ROW([.D130])/2)-1;0)" office:value-type="string" office:string-value="b" calcext:value-type="string">
            <text:p>b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V" calcext:value-type="string">
            <text:p>KC_V</text:p>
          </table:table-cell>
          <table:table-cell table:style-name="ce8" table:formula="of:=VLOOKUP([.D130];[$keys.$A$2:.$C$200];[.$A130]+1;0)" office:value-type="string" office:string-value="KC_B" calcext:value-type="string">
            <text:p>KC_B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v_b_1" calcext:value-type="string">
            <text:p>v_b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V, KC_B" calcext:value-type="string">
            <text:p>KC_V, KC_B</text:p>
          </table:table-cell>
          <table:table-cell table:formula="of:=VLOOKUP([.B130];[$actions.$A$2:.$F$514];5;0)" office:value-type="string" office:string-value="key" calcext:value-type="string">
            <text:p>key</text:p>
          </table:table-cell>
          <table:table-cell table:style-name="ce8" table:formula="of:=VLOOKUP([.B130];[$actions.$A$2:.$D$514];2;0)" office:value-type="string" office:string-value="KC_SPC" calcext:value-type="string">
            <text:p>KC_SPC</text:p>
          </table:table-cell>
          <table:table-cell table:style-name="ce8" table:formula="of:=VLOOKUP([.B130];[$actions.$A$2:.$D$514];3;0)" office:value-type="float" office:value="0" calcext:value-type="float">
            <text:p/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0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pace" calcext:value-type="string">
            <text:p>space</text:p>
          </table:table-cell>
          <table:table-cell table:style-name="ce15" table:formula="of:=OFFSET([$actions_combos.B$2];FLOOR(ROW([.C131])/2)-1;0)" office:value-type="string" office:string-value="v" calcext:value-type="string">
            <text:p>v</text:p>
          </table:table-cell>
          <table:table-cell table:style-name="ce15" table:formula="of:=OFFSET([$actions_combos.C$2];FLOOR(ROW([.D131])/2)-1;0)" office:value-type="string" office:string-value="b" calcext:value-type="string">
            <text:p>b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BRC" calcext:value-type="string">
            <text:p>KC_RBRC</text:p>
          </table:table-cell>
          <table:table-cell table:style-name="ce8" table:formula="of:=VLOOKUP([.D131];[$keys.$A$2:.$C$200];[.$A131]+1;0)" office:value-type="string" office:string-value="KC_PERC" calcext:value-type="string">
            <text:p>KC_PERC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v_b_2" calcext:value-type="string">
            <text:p>v_b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BRC, KC_PERC" calcext:value-type="string">
            <text:p>KC_RBRC, KC_PERC</text:p>
          </table:table-cell>
          <table:table-cell table:formula="of:=VLOOKUP([.B131];[$actions.$A$2:.$F$514];5;0)" office:value-type="string" office:string-value="key" calcext:value-type="string">
            <text:p>key</text:p>
          </table:table-cell>
          <table:table-cell table:style-name="ce8" table:formula="of:=VLOOKUP([.B131];[$actions.$A$2:.$D$514];2;0)" office:value-type="string" office:string-value="KC_SPC" calcext:value-type="string">
            <text:p>KC_SPC</text:p>
          </table:table-cell>
          <table:table-cell table:style-name="ce8" table:formula="of:=VLOOKUP([.B131];[$actions.$A$2:.$D$514];3;0)" office:value-type="float" office:value="0" calcext:value-type="float">
            <text:p/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31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tab" calcext:value-type="string">
            <text:p>tab</text:p>
          </table:table-cell>
          <table:table-cell table:style-name="ce15" table:formula="of:=OFFSET([$actions_combos.B$2];FLOOR(ROW([.C132])/2)-1;0)" office:value-type="string" office:string-value="s" calcext:value-type="string">
            <text:p>s</text:p>
          </table:table-cell>
          <table:table-cell table:style-name="ce15" table:formula="of:=OFFSET([$actions_combos.C$2];FLOOR(ROW([.D132])/2)-1;0)" office:value-type="string" office:string-value="v" calcext:value-type="string">
            <text:p>v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S" calcext:value-type="string">
            <text:p>KC_S</text:p>
          </table:table-cell>
          <table:table-cell table:style-name="ce8" table:formula="of:=VLOOKUP([.D132];[$keys.$A$2:.$C$200];[.$A132]+1;0)" office:value-type="string" office:string-value="KC_V" calcext:value-type="string">
            <text:p>KC_V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s_v_1" calcext:value-type="string">
            <text:p>s_v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S, KC_V" calcext:value-type="string">
            <text:p>KC_S, KC_V</text:p>
          </table:table-cell>
          <table:table-cell table:formula="of:=VLOOKUP([.B132];[$actions.$A$2:.$F$514];5;0)" office:value-type="string" office:string-value="key" calcext:value-type="string">
            <text:p>key</text:p>
          </table:table-cell>
          <table:table-cell table:formula="of:=VLOOKUP([.B132];[$actions.$A$2:.$D$514];2;0)" office:value-type="string" office:string-value="KC_TAB" calcext:value-type="string">
            <text:p>KC_TAB</text:p>
          </table:table-cell>
          <table:table-cell table:style-name="ce8" table:formula="of:=VLOOKUP([.B132];[$actions.$A$2:.$D$514];3;0)" office:value-type="float" office:value="0" calcext:value-type="float">
            <text:p/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32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s_v_1] = COMBO(s_v_1_combo, KC_TAB)," calcext:value-type="string">
            <text:p><text:s text:c="2"/>[COMBO_s_v_1] = COMBO(s_v_1_combo, KC_TAB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tab" calcext:value-type="string">
            <text:p>tab</text:p>
          </table:table-cell>
          <table:table-cell table:style-name="ce15" table:formula="of:=OFFSET([$actions_combos.B$2];FLOOR(ROW([.C133])/2)-1;0)" office:value-type="string" office:string-value="s" calcext:value-type="string">
            <text:p>s</text:p>
          </table:table-cell>
          <table:table-cell table:style-name="ce15" table:formula="of:=OFFSET([$actions_combos.C$2];FLOOR(ROW([.D133])/2)-1;0)" office:value-type="string" office:string-value="v" calcext:value-type="string">
            <text:p>v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LPRN" calcext:value-type="string">
            <text:p>KC_LPRN</text:p>
          </table:table-cell>
          <table:table-cell table:style-name="ce8" table:formula="of:=VLOOKUP([.D133];[$keys.$A$2:.$C$200];[.$A133]+1;0)" office:value-type="string" office:string-value="KC_RBRC" calcext:value-type="string">
            <text:p>KC_RBRC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s_v_2" calcext:value-type="string">
            <text:p>s_v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LPRN, KC_RBRC" calcext:value-type="string">
            <text:p>KC_LPRN, KC_RBRC</text:p>
          </table:table-cell>
          <table:table-cell table:formula="of:=VLOOKUP([.B133];[$actions.$A$2:.$F$514];5;0)" office:value-type="string" office:string-value="key" calcext:value-type="string">
            <text:p>key</text:p>
          </table:table-cell>
          <table:table-cell table:formula="of:=VLOOKUP([.B133];[$actions.$A$2:.$D$514];2;0)" office:value-type="string" office:string-value="KC_TAB" calcext:value-type="string">
            <text:p>KC_TAB</text:p>
          </table:table-cell>
          <table:table-cell table:style-name="ce8" table:formula="of:=VLOOKUP([.B133];[$actions.$A$2:.$D$514];3;0)" office:value-type="float" office:value="0" calcext:value-type="float">
            <text:p/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33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s_v_2] = COMBO(s_v_2_combo, KC_TAB)," calcext:value-type="string">
            <text:p><text:s text:c="2"/>[COMBO_s_v_2] = COMBO(s_v_2_combo, KC_TAB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4])/2)-1;0)" office:value-type="string" office:string-value="n" calcext:value-type="string">
            <text:p>n</text:p>
          </table:table-cell>
          <table:table-cell table:style-name="ce15" table:formula="of:=OFFSET([$actions_combos.C$2];FLOOR(ROW([.D134])/2)-1;0)" office:value-type="string" office:string-value="m" calcext:value-type="string">
            <text:p>m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N" calcext:value-type="string">
            <text:p>KC_N</text:p>
          </table:table-cell>
          <table:table-cell table:style-name="ce8" table:formula="of:=VLOOKUP([.D134];[$keys.$A$2:.$C$200];[.$A134]+1;0)" office:value-type="string" office:string-value="KC_M" calcext:value-type="string">
            <text:p>KC_M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n_m_1" calcext:value-type="string">
            <text:p>n_m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N, KC_M" calcext:value-type="string">
            <text:p>KC_N, KC_M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UNDS" calcext:value-type="string">
            <text:p>KC_UNDS</text:p>
          </table:table-cell>
          <table:table-cell table:style-name="ce8"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3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35])/2)-1;0)" office:value-type="string" office:string-value="n" calcext:value-type="string">
            <text:p>n</text:p>
          </table:table-cell>
          <table:table-cell table:style-name="ce15" table:formula="of:=OFFSET([$actions_combos.C$2];FLOOR(ROW([.D135])/2)-1;0)" office:value-type="string" office:string-value="m" calcext:value-type="string">
            <text:p>m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SLSH" calcext:value-type="string">
            <text:p>KC_SLSH</text:p>
          </table:table-cell>
          <table:table-cell table:style-name="ce8" table:formula="of:=VLOOKUP([.D135];[$keys.$A$2:.$C$200];[.$A135]+1;0)" office:value-type="string" office:string-value="KC_GT" calcext:value-type="string">
            <text:p>KC_G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n_m_2" calcext:value-type="string">
            <text:p>n_m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SLSH, KC_GT" calcext:value-type="string">
            <text:p>KC_SLSH, KC_GT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UNDS" calcext:value-type="string">
            <text:p>KC_UNDS</text:p>
          </table:table-cell>
          <table:table-cell table:style-name="ce8"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n_m_2_combo[] = {KC_SLSH, KC_GT, COMBO_END};" calcext:value-type="string">
            <text:p>const uint16_t PROGMEM n_m_2_combo[] = {KC_SLSH, KC_GT, COMBO_END};</text:p>
          </table:table-cell>
          <table:table-cell table:formula="of:=&quot;  COMBO_&quot;&amp;[.K13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ndo" calcext:value-type="string">
            <text:p>undo</text:p>
          </table:table-cell>
          <table:table-cell table:style-name="ce15" table:formula="of:=OFFSET([$actions_combos.B$2];FLOOR(ROW([.C136])/2)-1;0)" office:value-type="string" office:string-value="w" calcext:value-type="string">
            <text:p>w</text:p>
          </table:table-cell>
          <table:table-cell table:style-name="ce15" table:formula="of:=OFFSET([$actions_combos.C$2];FLOOR(ROW([.D136])/2)-1;0)" office:value-type="string" office:string-value="f" calcext:value-type="string">
            <text:p>f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W" calcext:value-type="string">
            <text:p>KC_W</text:p>
          </table:table-cell>
          <table:table-cell table:formula="of:=VLOOKUP([.D136];[$keys.$A$2:.$C$200];[.$A136]+1;0)" office:value-type="string" office:string-value="KC_F" calcext:value-type="string">
            <text:p>KC_F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w_f_1" calcext:value-type="string">
            <text:p>w_f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W, KC_F" calcext:value-type="string">
            <text:p>KC_W, KC_F</text:p>
          </table:table-cell>
          <table:table-cell table:formula="of:=VLOOKUP([.B136];[$actions.$A$2:.$F$514];5;0)" office:value-type="string" office:string-value="macro" calcext:value-type="string">
            <text:p>macro</text:p>
          </table:table-cell>
          <table:table-cell table:style-name="ce8" table:formula="of:=VLOOKUP([.B136];[$actions.$A$2:.$D$514];2;0)" office:value-type="float" office:value="0" calcext:value-type="float">
            <text:p/>
          </table:table-cell>
          <table:table-cell table:formula="of:=VLOOKUP([.B136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36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w_f_1] = COMBO_ACTION(w_f_1_combo)," calcext:value-type="string">
            <text:p><text:s text:c="2"/>[COMBO_w_f_1] = COMBO_ACTION(w_f_1_combo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 office:value-type="string" office:string-value="    case COMBO_w_f_1: if (p) {SEND_STRING(SS_LCTL(&quot;z&quot;));}  break;" calcext:value-type="string">
            <text:p><text:s text:c="4"/>case COMBO_w_f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ndo" calcext:value-type="string">
            <text:p>undo</text:p>
          </table:table-cell>
          <table:table-cell table:style-name="ce15" table:formula="of:=OFFSET([$actions_combos.B$2];FLOOR(ROW([.C137])/2)-1;0)" office:value-type="string" office:string-value="w" calcext:value-type="string">
            <text:p>w</text:p>
          </table:table-cell>
          <table:table-cell table:style-name="ce15" table:formula="of:=OFFSET([$actions_combos.C$2];FLOOR(ROW([.D137])/2)-1;0)" office:value-type="string" office:string-value="f" calcext:value-type="string">
            <text:p>f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1" calcext:value-type="string">
            <text:p>KC_1</text:p>
          </table:table-cell>
          <table:table-cell table:formula="of:=VLOOKUP([.D137];[$keys.$A$2:.$C$200];[.$A137]+1;0)" office:value-type="string" office:string-value="KC_2" calcext:value-type="string">
            <text:p>KC_2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w_f_2" calcext:value-type="string">
            <text:p>w_f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1, KC_2" calcext:value-type="string">
            <text:p>KC_1, KC_2</text:p>
          </table:table-cell>
          <table:table-cell table:formula="of:=VLOOKUP([.B137];[$actions.$A$2:.$F$514];5;0)" office:value-type="string" office:string-value="macro" calcext:value-type="string">
            <text:p>macro</text:p>
          </table:table-cell>
          <table:table-cell table:style-name="ce8" table:formula="of:=VLOOKUP([.B137];[$actions.$A$2:.$D$514];2;0)" office:value-type="float" office:value="0" calcext:value-type="float">
            <text:p/>
          </table:table-cell>
          <table:table-cell table:formula="of:=VLOOKUP([.B137];[$actions.$A$2:.$D$514];3;0)" office:value-type="string" office:string-value="SEND_STRING(SS_LCTL(&quot;z&quot;));" calcext:value-type="string">
            <text:p>SEND_STRING(SS_LCTL("z"));</text:p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37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w_f_2] = COMBO_ACTION(w_f_2_combo)," calcext:value-type="string">
            <text:p><text:s text:c="2"/>[COMBO_w_f_2] = COMBO_ACTION(w_f_2_combo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 office:value-type="string" office:string-value="    case COMBO_w_f_2: if (p) {SEND_STRING(SS_LCTL(&quot;z&quot;));}  break;" calcext:value-type="string">
            <text:p><text:s text:c="4"/>case COMBO_w_f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up" calcext:value-type="string">
            <text:p>up</text:p>
          </table:table-cell>
          <table:table-cell table:style-name="ce15" table:formula="of:=OFFSET([$actions_combos.B$2];FLOOR(ROW([.C138])/2)-1;0)" office:value-type="string" office:string-value="e" calcext:value-type="string">
            <text:p>e</text:p>
          </table:table-cell>
          <table:table-cell table:style-name="ce15" table:formula="of:=OFFSET([$actions_combos.C$2];FLOOR(ROW([.D138])/2)-1;0)" office:value-type="string" office:string-value="m" calcext:value-type="string">
            <text:p>m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E" calcext:value-type="string">
            <text:p>KC_E</text:p>
          </table:table-cell>
          <table:table-cell table:formula="of:=VLOOKUP([.D138];[$keys.$A$2:.$C$200];[.$A138]+1;0)" office:value-type="string" office:string-value="KC_M" calcext:value-type="string">
            <text:p>KC_M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e_m_1" calcext:value-type="string">
            <text:p>e_m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E, KC_M" calcext:value-type="string">
            <text:p>KC_E, KC_M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UP" calcext:value-type="string">
            <text:p>KC_UP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138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e_m_1] = COMBO(e_m_1_combo, KC_UP)," calcext:value-type="string">
            <text:p><text:s text:c="2"/>[COMBO_e_m_1] = COMBO(e_m_1_combo, KC_UP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up" calcext:value-type="string">
            <text:p>up</text:p>
          </table:table-cell>
          <table:table-cell table:style-name="ce15" table:formula="of:=OFFSET([$actions_combos.B$2];FLOOR(ROW([.C139])/2)-1;0)" office:value-type="string" office:string-value="e" calcext:value-type="string">
            <text:p>e</text:p>
          </table:table-cell>
          <table:table-cell table:style-name="ce15" table:formula="of:=OFFSET([$actions_combos.C$2];FLOOR(ROW([.D139])/2)-1;0)" office:value-type="string" office:string-value="m" calcext:value-type="string">
            <text:p>m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EQL" calcext:value-type="string">
            <text:p>KC_EQL</text:p>
          </table:table-cell>
          <table:table-cell table:formula="of:=VLOOKUP([.D139];[$keys.$A$2:.$C$200];[.$A139]+1;0)" office:value-type="string" office:string-value="KC_GT" calcext:value-type="string">
            <text:p>KC_GT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e_m_2" calcext:value-type="string">
            <text:p>e_m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EQL, KC_GT" calcext:value-type="string">
            <text:p>KC_EQL, KC_GT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UP" calcext:value-type="string">
            <text:p>KC_UP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e_m_2_combo[] = {KC_EQL, KC_GT, COMBO_END};" calcext:value-type="string">
            <text:p>const uint16_t PROGMEM e_m_2_combo[] = {KC_EQL, KC_GT, COMBO_END};</text:p>
          </table:table-cell>
          <table:table-cell table:formula="of:=&quot;  COMBO_&quot;&amp;[.K139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e_m_2] = COMBO(e_m_2_combo, KC_UP)," calcext:value-type="string">
            <text:p><text:s text:c="2"/>[COMBO_e_m_2] = COMBO(e_m_2_combo, KC_UP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0])/2)-1;0)" office:value-type="float" office:value="0" calcext:value-type="float">
            <text:p>0</text:p>
          </table:table-cell>
          <table:table-cell table:style-name="ce15" table:formula="of:=OFFSET([$actions_combos.C$2];FLOOR(ROW([.D140])/2)-1;0)" office:value-type="float" office:value="0" calcext:value-type="float">
            <text:p>0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" calcext:value-type="error">
            <text:p>#N/A</text:p>
          </table:table-cell>
          <table:table-cell table:style-name="ce8" table:formula="of:=VLOOKUP([.D140];[$keys.$A$2:.$C$200];[.$A140]+1;0)" office:value-type="string" office:string-value="" calcext:value-type="error">
            <text:p>#N/A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0_0_1" calcext:value-type="string">
            <text:p>0_0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" calcext:value-type="error">
            <text:p>#N/A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VOLD" calcext:value-type="string">
            <text:p>KC_VOLD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" calcext:value-type="error">
            <text:p>#N/A</text:p>
          </table:table-cell>
          <table:table-cell table:formula="of:=&quot;  COMBO_&quot;&amp;[.K1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1])/2)-1;0)" office:value-type="float" office:value="0" calcext:value-type="float">
            <text:p>0</text:p>
          </table:table-cell>
          <table:table-cell table:style-name="ce15" table:formula="of:=OFFSET([$actions_combos.C$2];FLOOR(ROW([.D141])/2)-1;0)" office:value-type="float" office:value="0" calcext:value-type="float">
            <text:p>0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" calcext:value-type="error">
            <text:p>#N/A</text:p>
          </table:table-cell>
          <table:table-cell table:style-name="ce8" table:formula="of:=VLOOKUP([.D141];[$keys.$A$2:.$C$200];[.$A141]+1;0)" office:value-type="string" office:string-value="" calcext:value-type="error">
            <text:p>#N/A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0_0_2" calcext:value-type="string">
            <text:p>0_0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" calcext:value-type="error">
            <text:p>#N/A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VOLD" calcext:value-type="string">
            <text:p>KC_VOLD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" calcext:value-type="error">
            <text:p>#N/A</text:p>
          </table:table-cell>
          <table:table-cell table:formula="of:=&quot;  COMBO_&quot;&amp;[.K1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vol_up" calcext:value-type="string">
            <text:p>vol_up</text:p>
          </table:table-cell>
          <table:table-cell table:style-name="ce15" table:formula="of:=OFFSET([$actions_combos.B$2];FLOOR(ROW([.C142])/2)-1;0)" office:value-type="float" office:value="0" calcext:value-type="float">
            <text:p>0</text:p>
          </table:table-cell>
          <table:table-cell table:style-name="ce15" table:formula="of:=OFFSET([$actions_combos.C$2];FLOOR(ROW([.D142])/2)-1;0)" office:value-type="float" office:value="0" calcext:value-type="float">
            <text:p>0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" calcext:value-type="error">
            <text:p>#N/A</text:p>
          </table:table-cell>
          <table:table-cell table:style-name="ce8" table:formula="of:=VLOOKUP([.D142];[$keys.$A$2:.$C$200];[.$A142]+1;0)" office:value-type="string" office:string-value="" calcext:value-type="error">
            <text:p>#N/A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0_0_1" calcext:value-type="string">
            <text:p>0_0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" calcext:value-type="error">
            <text:p>#N/A</text:p>
          </table:table-cell>
          <table:table-cell table:style-name="ce8" table:formula="of:=VLOOKUP([.B142];[$actions.$A$2:.$F$514];5;0)" office:value-type="string" office:string-value="key" calcext:value-type="string">
            <text:p>key</text:p>
          </table:table-cell>
          <table:table-cell table:formula="of:=VLOOKUP([.B142];[$actions.$A$2:.$D$514];2;0)" office:value-type="string" office:string-value="KC_VOLU" calcext:value-type="string">
            <text:p>KC_VOLU</text:p>
          </table:table-cell>
          <table:table-cell table:style-name="ce8" table:formula="of:=VLOOKUP([.B142];[$actions.$A$2:.$D$514];3;0)" office:value-type="float" office:value="0" calcext:value-type="float">
            <text:p/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" calcext:value-type="error">
            <text:p>#N/A</text:p>
          </table:table-cell>
          <table:table-cell table:formula="of:=&quot;  COMBO_&quot;&amp;[.K142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vol_up" calcext:value-type="string">
            <text:p>vol_up</text:p>
          </table:table-cell>
          <table:table-cell table:style-name="ce15" table:formula="of:=OFFSET([$actions_combos.B$2];FLOOR(ROW([.C143])/2)-1;0)" office:value-type="float" office:value="0" calcext:value-type="float">
            <text:p>0</text:p>
          </table:table-cell>
          <table:table-cell table:style-name="ce15" table:formula="of:=OFFSET([$actions_combos.C$2];FLOOR(ROW([.D143])/2)-1;0)" office:value-type="float" office:value="0" calcext:value-type="float">
            <text:p>0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" calcext:value-type="error">
            <text:p>#N/A</text:p>
          </table:table-cell>
          <table:table-cell table:style-name="ce8" table:formula="of:=VLOOKUP([.D143];[$keys.$A$2:.$C$200];[.$A143]+1;0)" office:value-type="string" office:string-value="" calcext:value-type="error">
            <text:p>#N/A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0_0_2" calcext:value-type="string">
            <text:p>0_0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" calcext:value-type="error">
            <text:p>#N/A</text:p>
          </table:table-cell>
          <table:table-cell table:style-name="ce8" table:formula="of:=VLOOKUP([.B143];[$actions.$A$2:.$F$514];5;0)" office:value-type="string" office:string-value="key" calcext:value-type="string">
            <text:p>key</text:p>
          </table:table-cell>
          <table:table-cell table:formula="of:=VLOOKUP([.B143];[$actions.$A$2:.$D$514];2;0)" office:value-type="string" office:string-value="KC_VOLU" calcext:value-type="string">
            <text:p>KC_VOLU</text:p>
          </table:table-cell>
          <table:table-cell table:style-name="ce8" table:formula="of:=VLOOKUP([.B143];[$actions.$A$2:.$D$514];3;0)" office:value-type="float" office:value="0" calcext:value-type="float">
            <text:p/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" calcext:value-type="error">
            <text:p>#N/A</text:p>
          </table:table-cell>
          <table:table-cell table:formula="of:=&quot;  COMBO_&quot;&amp;[.K143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4])/2)-1;0)" office:value-type="string" office:string-value="m" calcext:value-type="string">
            <text:p>m</text:p>
          </table:table-cell>
          <table:table-cell table:style-name="ce15" table:formula="of:=OFFSET([$actions_combos.C$2];FLOOR(ROW([.D144])/2)-1;0)" office:value-type="string" office:string-value="coma" calcext:value-type="string">
            <text:p>coma</text:p>
          </table:table-cell>
          <table:table-cell table:style-name="ce15" table:formula="of:=OFFSET([$actions_combos.D$2];FLOOR(ROW([.E144])/2)-1;0)" office:value-type="string" office:string-value="dot" calcext:value-type="string">
            <text:p>dot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M" calcext:value-type="string">
            <text:p>KC_M</text:p>
          </table:table-cell>
          <table:table-cell table:style-name="ce8" table:formula="of:=VLOOKUP([.D144];[$keys.$A$2:.$C$200];[.$A144]+1;0)" office:value-type="string" office:string-value="CC_COMA" calcext:value-type="string">
            <text:p>CC_COMA</text:p>
          </table:table-cell>
          <table:table-cell table:formula="of:=VLOOKUP([.E144];[$keys.$A$2:.$C$200];[.$A144]+1;0)" office:value-type="string" office:string-value="CC_DOT" calcext:value-type="string">
            <text:p>CC_DOT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m_coma_dot_1" calcext:value-type="string">
            <text:p>m_coma_dot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M, CC_COMA, CC_DOT" calcext:value-type="string">
            <text:p>KC_M, CC_COMA, CC_DOT</text:p>
          </table:table-cell>
          <table:table-cell table:style-name="ce8" table:formula="of:=VLOOKUP([.B144];[$actions.$A$2:.$F$514];5;0)" office:value-type="string" office:string-value="macro" calcext:value-type="string">
            <text:p>macro</text:p>
          </table:table-cell>
          <table:table-cell table:style-name="ce8" table:formula="of:=VLOOKUP([.B144];[$actions.$A$2:.$D$514];2;0)" office:value-type="float" office:value="0" calcext:value-type="float">
            <text:p/>
          </table:table-cell>
          <table:table-cell table:style-name="ce8" table:formula="of:=VLOOKUP([.B14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44]&amp;&quot;,&quot;" office:value-type="string" office:string-value="  COMBO_m_coma_dot_1," calcext:value-type="string">
            <text:p><text:s text:c="2"/>COMBO_m_coma_dot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m_coma_dot_1: if (p) {SEND_STRING(SS_DOWN(X_LCTL)SS_DOWN(X_LEFT));} else {SEND_STRING(SS_UP(X_LEFT)SS_UP(X_LCTL));} break;" calcext:value-type="string">
            <text:p><text:s text:c="4"/>case COMBO_m_coma_dot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5])/2)-1;0)" office:value-type="string" office:string-value="m" calcext:value-type="string">
            <text:p>m</text:p>
          </table:table-cell>
          <table:table-cell table:style-name="ce15" table:formula="of:=OFFSET([$actions_combos.C$2];FLOOR(ROW([.D145])/2)-1;0)" office:value-type="string" office:string-value="coma" calcext:value-type="string">
            <text:p>coma</text:p>
          </table:table-cell>
          <table:table-cell table:style-name="ce15" table:formula="of:=OFFSET([$actions_combos.D$2];FLOOR(ROW([.E145])/2)-1;0)" office:value-type="string" office:string-value="dot" calcext:value-type="string">
            <text:p>dot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GT" calcext:value-type="string">
            <text:p>KC_GT</text:p>
          </table:table-cell>
          <table:table-cell table:style-name="ce8" table:formula="of:=VLOOKUP([.D145];[$keys.$A$2:.$C$200];[.$A145]+1;0)" office:value-type="string" office:string-value="CC_COMA" calcext:value-type="string">
            <text:p>CC_COMA</text:p>
          </table:table-cell>
          <table:table-cell table:formula="of:=VLOOKUP([.E145];[$keys.$A$2:.$C$200];[.$A145]+1;0)" office:value-type="string" office:string-value="CC_DOT" calcext:value-type="string">
            <text:p>CC_DOT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m_coma_dot_2" calcext:value-type="string">
            <text:p>m_coma_dot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GT, CC_COMA, CC_DOT" calcext:value-type="string">
            <text:p>KC_GT, CC_COMA, CC_DOT</text:p>
          </table:table-cell>
          <table:table-cell table:style-name="ce8" table:formula="of:=VLOOKUP([.B145];[$actions.$A$2:.$F$514];5;0)" office:value-type="string" office:string-value="macro" calcext:value-type="string">
            <text:p>macro</text:p>
          </table:table-cell>
          <table:table-cell table:style-name="ce8" table:formula="of:=VLOOKUP([.B145];[$actions.$A$2:.$D$514];2;0)" office:value-type="float" office:value="0" calcext:value-type="float">
            <text:p/>
          </table:table-cell>
          <table:table-cell table:style-name="ce8" table:formula="of:=VLOOKUP([.B14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m_coma_dot_2_combo[] = {KC_GT, CC_COMA, CC_DOT, COMBO_END};" calcext:value-type="string">
            <text:p>const uint16_t PROGMEM m_coma_dot_2_combo[] = {KC_GT, CC_COMA, CC_DOT, COMBO_END};</text:p>
          </table:table-cell>
          <table:table-cell table:formula="of:=&quot;  COMBO_&quot;&amp;[.K145]&amp;&quot;,&quot;" office:value-type="string" office:string-value="  COMBO_m_coma_dot_2," calcext:value-type="string">
            <text:p><text:s text:c="2"/>COMBO_m_coma_dot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m_coma_dot_2: if (p) {SEND_STRING(SS_DOWN(X_LCTL)SS_DOWN(X_LEFT));} else {SEND_STRING(SS_UP(X_LEFT)SS_UP(X_LCTL));} break;" calcext:value-type="string">
            <text:p><text:s text:c="4"/>case COMBO_m_coma_dot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6])/2)-1;0)" office:value-type="string" office:string-value="coma" calcext:value-type="string">
            <text:p>coma</text:p>
          </table:table-cell>
          <table:table-cell table:style-name="ce15" table:formula="of:=OFFSET([$actions_combos.C$2];FLOOR(ROW([.D146])/2)-1;0)" office:value-type="string" office:string-value="dot" calcext:value-type="string">
            <text:p>dot</text:p>
          </table:table-cell>
          <table:table-cell table:style-name="ce15" table:formula="of:=OFFSET([$actions_combos.D$2];FLOOR(ROW([.E146])/2)-1;0)" office:value-type="string" office:string-value="x" calcext:value-type="string">
            <text:p>x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CC_COMA" calcext:value-type="string">
            <text:p>CC_COMA</text:p>
          </table:table-cell>
          <table:table-cell table:style-name="ce8" table:formula="of:=VLOOKUP([.D146];[$keys.$A$2:.$C$200];[.$A146]+1;0)" office:value-type="string" office:string-value="CC_DOT" calcext:value-type="string">
            <text:p>CC_DOT</text:p>
          </table:table-cell>
          <table:table-cell table:style-name="ce8" table:formula="of:=VLOOKUP([.E146];[$keys.$A$2:.$C$200];[.$A146]+1;0)" office:value-type="string" office:string-value="KC_X" calcext:value-type="string">
            <text:p>KC_X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coma_dot_x_1" calcext:value-type="string">
            <text:p>coma_dot_x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CC_COMA, CC_DOT, KC_X" calcext:value-type="string">
            <text:p>CC_COMA, CC_DOT, KC_X</text:p>
          </table:table-cell>
          <table:table-cell table:style-name="ce8" table:formula="of:=VLOOKUP([.B146];[$actions.$A$2:.$F$514];5;0)" office:value-type="string" office:string-value="macro" calcext:value-type="string">
            <text:p>macro</text:p>
          </table:table-cell>
          <table:table-cell table:style-name="ce8" table:formula="of:=VLOOKUP([.B146];[$actions.$A$2:.$D$514];2;0)" office:value-type="float" office:value="0" calcext:value-type="float">
            <text:p/>
          </table:table-cell>
          <table:table-cell table:style-name="ce8" table:formula="of:=VLOOKUP([.B14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coma_dot_x_1_combo[] = {CC_COMA, CC_DOT, KC_X, COMBO_END};" calcext:value-type="string">
            <text:p>const uint16_t PROGMEM coma_dot_x_1_combo[] = {CC_COMA, CC_DOT, KC_X, COMBO_END};</text:p>
          </table:table-cell>
          <table:table-cell table:formula="of:=&quot;  COMBO_&quot;&amp;[.K146]&amp;&quot;,&quot;" office:value-type="string" office:string-value="  COMBO_coma_dot_x_1," calcext:value-type="string">
            <text:p><text:s text:c="2"/>COMBO_coma_dot_x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coma_dot_x_1] = COMBO_ACTION(coma_dot_x_1_combo)," calcext:value-type="string">
            <text:p><text:s text:c="2"/>[COMBO_coma_dot_x_1] = COMBO_ACTION(coma_dot_x_1_combo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    case COMBO_coma_dot_x_1: if (p) {SEND_STRING(SS_DOWN(X_LCTL)SS_DOWN(X_RGHT));} else {SEND_STRING(SS_UP(X_RGHT)SS_UP(X_LCTL));} break;" calcext:value-type="string">
            <text:p><text:s text:c="4"/>case COMBO_coma_dot_x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7])/2)-1;0)" office:value-type="string" office:string-value="coma" calcext:value-type="string">
            <text:p>coma</text:p>
          </table:table-cell>
          <table:table-cell table:style-name="ce15" table:formula="of:=OFFSET([$actions_combos.C$2];FLOOR(ROW([.D147])/2)-1;0)" office:value-type="string" office:string-value="dot" calcext:value-type="string">
            <text:p>dot</text:p>
          </table:table-cell>
          <table:table-cell table:style-name="ce15" table:formula="of:=OFFSET([$actions_combos.D$2];FLOOR(ROW([.E147])/2)-1;0)" office:value-type="string" office:string-value="x" calcext:value-type="string">
            <text:p>x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CC_COMA" calcext:value-type="string">
            <text:p>CC_COMA</text:p>
          </table:table-cell>
          <table:table-cell table:style-name="ce8" table:formula="of:=VLOOKUP([.D147];[$keys.$A$2:.$C$200];[.$A147]+1;0)" office:value-type="string" office:string-value="CC_DOT" calcext:value-type="string">
            <text:p>CC_DOT</text:p>
          </table:table-cell>
          <table:table-cell table:style-name="ce8" table:formula="of:=VLOOKUP([.E147];[$keys.$A$2:.$C$200];[.$A147]+1;0)" office:value-type="string" office:string-value="KC_TILD" calcext:value-type="string">
            <text:p>KC_TILD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coma_dot_x_2" calcext:value-type="string">
            <text:p>coma_dot_x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CC_COMA, CC_DOT, KC_TILD" calcext:value-type="string">
            <text:p>CC_COMA, CC_DOT, KC_TILD</text:p>
          </table:table-cell>
          <table:table-cell table:style-name="ce8" table:formula="of:=VLOOKUP([.B147];[$actions.$A$2:.$F$514];5;0)" office:value-type="string" office:string-value="macro" calcext:value-type="string">
            <text:p>macro</text:p>
          </table:table-cell>
          <table:table-cell table:style-name="ce8" table:formula="of:=VLOOKUP([.B147];[$actions.$A$2:.$D$514];2;0)" office:value-type="float" office:value="0" calcext:value-type="float">
            <text:p/>
          </table:table-cell>
          <table:table-cell table:style-name="ce8" table:formula="of:=VLOOKUP([.B14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coma_dot_x_2_combo[] = {CC_COMA, CC_DOT, KC_TILD, COMBO_END};" calcext:value-type="string">
            <text:p>const uint16_t PROGMEM coma_dot_x_2_combo[] = {CC_COMA, CC_DOT, KC_TILD, COMBO_END};</text:p>
          </table:table-cell>
          <table:table-cell table:formula="of:=&quot;  COMBO_&quot;&amp;[.K147]&amp;&quot;,&quot;" office:value-type="string" office:string-value="  COMBO_coma_dot_x_2," calcext:value-type="string">
            <text:p><text:s text:c="2"/>COMBO_coma_dot_x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coma_dot_x_2] = COMBO_ACTION(coma_dot_x_2_combo)," calcext:value-type="string">
            <text:p><text:s text:c="2"/>[COMBO_coma_dot_x_2] = COMBO_ACTION(coma_dot_x_2_combo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    case COMBO_coma_dot_x_2: if (p) {SEND_STRING(SS_DOWN(X_LCTL)SS_DOWN(X_RGHT));} else {SEND_STRING(SS_UP(X_RGHT)SS_UP(X_LCTL));} break;" calcext:value-type="string">
            <text:p><text:s text:c="4"/>case COMBO_coma_dot_x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8])/2)-1;0)" office:value-type="string" office:string-value="a" calcext:value-type="string">
            <text:p>a</text:p>
          </table:table-cell>
          <table:table-cell table:style-name="ce15" table:formula="of:=OFFSET([$actions_combos.C$2];FLOOR(ROW([.D148])/2)-1;0)" office:value-type="string" office:string-value="alt" calcext:value-type="string">
            <text:p>alt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style-name="ce8" table:formula="of:=VLOOKUP([.C148];[$keys.$A$2:.$C$200];[.$A148]+1;0)" office:value-type="string" office:string-value="KC_A" calcext:value-type="string">
            <text:p>KC_A</text:p>
          </table:table-cell>
          <table:table-cell table:style-name="ce8" table:formula="of:=VLOOKUP([.D148];[$keys.$A$2:.$C$200];[.$A148]+1;0)" office:value-type="string" office:string-value="KC_LALT" calcext:value-type="string">
            <text:p>KC_LALT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a_alt_1" calcext:value-type="string">
            <text:p>a_alt_1</text:p>
          </table:table-cell>
          <table:table-cell table:style-name="ce8" table:formula="of:=[.G148]&amp;&quot;, &quot;&amp;[.H148]&amp;IF(ISNA([.I148]);&quot;&quot;;&quot;, &quot;&amp;[.I148]&amp;IF(ISNA([.J148]);&quot;&quot;;&quot;, &quot;&amp;[.J148]))" office:value-type="string" office:string-value="KC_A, KC_LALT" calcext:value-type="string">
            <text:p>KC_A, KC_LALT</text:p>
          </table:table-cell>
          <table:table-cell table:style-name="ce8" table:formula="of:=VLOOKUP([.B148];[$actions.$A$2:.$F$514];5;0)" office:value-type="string" office:string-value="key" calcext:value-type="string">
            <text:p>key</text:p>
          </table:table-cell>
          <table:table-cell table:style-name="ce8" table:formula="of:=VLOOKUP([.B148];[$actions.$A$2:.$D$514];2;0)" office:value-type="string" office:string-value="DYN_REC_START1" calcext:value-type="string">
            <text:p>DYN_REC_START1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style-name="ce8" table:formula="of:=&quot;const uint16_t PROGMEM &quot;&amp;[.K148]&amp;&quot;_combo[] = {&quot;&amp;[.L148]&amp;&quot;, COMBO_END};&quot;" office:value-type="string" office:string-value="const uint16_t PROGMEM a_alt_1_combo[] = {KC_A, KC_LALT, COMBO_END};" calcext:value-type="string">
            <text:p>const uint16_t PROGMEM a_alt_1_combo[] = {KC_A, KC_LALT, COMBO_END};</text:p>
          </table:table-cell>
          <table:table-cell table:formula="of:=&quot;  COMBO_&quot;&amp;[.K148]&amp;&quot;,&quot;" office:value-type="string" office:string-value="  COMBO_a_alt_1," calcext:value-type="string">
            <text:p><text:s text:c="2"/>COMBO_a_alt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a_alt_1] = COMBO(a_alt_1_combo, DYN_REC_START1)," calcext:value-type="string">
            <text:p><text:s text:c="2"/>[COMBO_a_alt_1] = COMBO(a_alt_1_combo, DYN_REC_START1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macro_rec" calcext:value-type="string">
            <text:p>macro_rec</text:p>
          </table:table-cell>
          <table:table-cell table:style-name="ce15" table:formula="of:=OFFSET([$actions_combos.B$2];FLOOR(ROW([.C149])/2)-1;0)" office:value-type="string" office:string-value="a" calcext:value-type="string">
            <text:p>a</text:p>
          </table:table-cell>
          <table:table-cell table:style-name="ce15" table:formula="of:=OFFSET([$actions_combos.C$2];FLOOR(ROW([.D149])/2)-1;0)" office:value-type="string" office:string-value="alt" calcext:value-type="string">
            <text:p>alt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style-name="ce8" table:formula="of:=VLOOKUP([.C149];[$keys.$A$2:.$C$200];[.$A149]+1;0)" office:value-type="string" office:string-value="KC_LCBR" calcext:value-type="string">
            <text:p>KC_LCBR</text:p>
          </table:table-cell>
          <table:table-cell table:style-name="ce8" table:formula="of:=VLOOKUP([.D149];[$keys.$A$2:.$C$200];[.$A149]+1;0)" office:value-type="string" office:string-value="KC_LALT" calcext:value-type="string">
            <text:p>KC_LALT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a_alt_2" calcext:value-type="string">
            <text:p>a_alt_2</text:p>
          </table:table-cell>
          <table:table-cell table:style-name="ce8" table:formula="of:=[.G149]&amp;&quot;, &quot;&amp;[.H149]&amp;IF(ISNA([.I149]);&quot;&quot;;&quot;, &quot;&amp;[.I149]&amp;IF(ISNA([.J149]);&quot;&quot;;&quot;, &quot;&amp;[.J149]))" office:value-type="string" office:string-value="KC_LCBR, KC_LALT" calcext:value-type="string">
            <text:p>KC_LCBR, KC_LALT</text:p>
          </table:table-cell>
          <table:table-cell table:style-name="ce8" table:formula="of:=VLOOKUP([.B149];[$actions.$A$2:.$F$514];5;0)" office:value-type="string" office:string-value="key" calcext:value-type="string">
            <text:p>key</text:p>
          </table:table-cell>
          <table:table-cell table:style-name="ce8" table:formula="of:=VLOOKUP([.B149];[$actions.$A$2:.$D$514];2;0)" office:value-type="string" office:string-value="DYN_REC_START1" calcext:value-type="string">
            <text:p>DYN_REC_START1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style-name="ce8" table:formula="of:=&quot;const uint16_t PROGMEM &quot;&amp;[.K149]&amp;&quot;_combo[] = {&quot;&amp;[.L149]&amp;&quot;, COMBO_END};&quot;" office:value-type="string" office:string-value="const uint16_t PROGMEM a_alt_2_combo[] = {KC_LCBR, KC_LALT, COMBO_END};" calcext:value-type="string">
            <text:p>const uint16_t PROGMEM a_alt_2_combo[] = {KC_LCBR, KC_LALT, COMBO_END};</text:p>
          </table:table-cell>
          <table:table-cell table:formula="of:=&quot;  COMBO_&quot;&amp;[.K149]&amp;&quot;,&quot;" office:value-type="string" office:string-value="  COMBO_a_alt_2," calcext:value-type="string">
            <text:p><text:s text:c="2"/>COMBO_a_alt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a_alt_2] = COMBO(a_alt_2_combo, DYN_REC_START1)," calcext:value-type="string">
            <text:p><text:s text:c="2"/>[COMBO_a_alt_2] = COMBO(a_alt_2_combo, DYN_REC_START1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0])/2)-1;0)" office:value-type="string" office:string-value="r" calcext:value-type="string">
            <text:p>r</text:p>
          </table:table-cell>
          <table:table-cell table:style-name="ce15" table:formula="of:=OFFSET([$actions_combos.C$2];FLOOR(ROW([.D150])/2)-1;0)" office:value-type="string" office:string-value="ctrl" calcext:value-type="string">
            <text:p>ctrl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R" calcext:value-type="string">
            <text:p>KC_R</text:p>
          </table:table-cell>
          <table:table-cell table:formula="of:=VLOOKUP([.D150];[$keys.$A$2:.$C$200];[.$A150]+1;0)" office:value-type="string" office:string-value="KC_LCTL" calcext:value-type="string">
            <text:p>KC_LCTL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r_ctrl_1" calcext:value-type="string">
            <text:p>r_ctrl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R, KC_LCTL" calcext:value-type="string">
            <text:p>KC_R, KC_LCTL</text:p>
          </table:table-cell>
          <table:table-cell table:style-name="ce8" table:formula="of:=VLOOKUP([.B150];[$actions.$A$2:.$F$514];5;0)" office:value-type="string" office:string-value="key" calcext:value-type="string">
            <text:p>key</text:p>
          </table:table-cell>
          <table:table-cell table:style-name="ce8" table:formula="of:=VLOOKUP([.B150];[$actions.$A$2:.$D$514];2;0)" office:value-type="string" office:string-value="DYN_MACRO_PLAY1" calcext:value-type="string">
            <text:p>DYN_MACRO_PLAY1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150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r_ctrl_1] = COMBO(r_ctrl_1_combo, DYN_MACRO_PLAY1)," calcext:value-type="string">
            <text:p><text:s text:c="2"/>[COMBO_r_ctrl_1] = COMBO(r_ctrl_1_combo, DYN_MACRO_PLAY1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macro_play" calcext:value-type="string">
            <text:p>macro_play</text:p>
          </table:table-cell>
          <table:table-cell table:style-name="ce15" table:formula="of:=OFFSET([$actions_combos.B$2];FLOOR(ROW([.C151])/2)-1;0)" office:value-type="string" office:string-value="r" calcext:value-type="string">
            <text:p>r</text:p>
          </table:table-cell>
          <table:table-cell table:style-name="ce15" table:formula="of:=OFFSET([$actions_combos.C$2];FLOOR(ROW([.D151])/2)-1;0)" office:value-type="string" office:string-value="ctrl" calcext:value-type="string">
            <text:p>ctrl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RCBR" calcext:value-type="string">
            <text:p>KC_RCBR</text:p>
          </table:table-cell>
          <table:table-cell table:formula="of:=VLOOKUP([.D151];[$keys.$A$2:.$C$200];[.$A151]+1;0)" office:value-type="string" office:string-value="KC_LCTL" calcext:value-type="string">
            <text:p>KC_LCTL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r_ctrl_2" calcext:value-type="string">
            <text:p>r_ctrl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RCBR, KC_LCTL" calcext:value-type="string">
            <text:p>KC_RCBR, KC_LCTL</text:p>
          </table:table-cell>
          <table:table-cell table:style-name="ce8" table:formula="of:=VLOOKUP([.B151];[$actions.$A$2:.$F$514];5;0)" office:value-type="string" office:string-value="key" calcext:value-type="string">
            <text:p>key</text:p>
          </table:table-cell>
          <table:table-cell table:style-name="ce8" table:formula="of:=VLOOKUP([.B151];[$actions.$A$2:.$D$514];2;0)" office:value-type="string" office:string-value="DYN_MACRO_PLAY1" calcext:value-type="string">
            <text:p>DYN_MACRO_PLAY1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151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r_ctrl_2] = COMBO(r_ctrl_2_combo, DYN_MACRO_PLAY1)," calcext:value-type="string">
            <text:p><text:s text:c="2"/>[COMBO_r_ctrl_2] = COMBO(r_ctrl_2_combo, DYN_MACRO_PLAY1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style-name="ce8" table:formula="of:=VLOOKUP([.B152];[$actions.$A$2:.$F$514];5;0)" office:value-type="string" office:string-value="" calcext:value-type="error">
            <text:p>#N/A</text:p>
          </table:table-cell>
          <table:table-cell table:style-name="ce8" table:formula="of:=VLOOKUP([.B152];[$actions.$A$2:.$D$514];2;0)" office:value-type="string" office:string-value="" calcext:value-type="error">
            <text:p>#N/A</text:p>
          </table:table-cell>
          <table:table-cell table:formula="of:=VLOOKUP([.B152];[$actions.$A$2:.$D$514];3;0)" office:value-type="string" office:string-value="" calcext:value-type="error">
            <text:p>#N/A</text:p>
          </table:table-cell>
          <table:table-cell table:formula="of:=VLOOKUP([.B152];[$actions.$A$2:.$D$514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style-name="ce8" table:formula="of:=VLOOKUP([.B153];[$actions.$A$2:.$F$514];5;0)" office:value-type="string" office:string-value="" calcext:value-type="error">
            <text:p>#N/A</text:p>
          </table:table-cell>
          <table:table-cell table:style-name="ce8" table:formula="of:=VLOOKUP([.B153];[$actions.$A$2:.$D$514];2;0)" office:value-type="string" office:string-value="" calcext:value-type="error">
            <text:p>#N/A</text:p>
          </table:table-cell>
          <table:table-cell table:formula="of:=VLOOKUP([.B153];[$actions.$A$2:.$D$514];3;0)" office:value-type="string" office:string-value="" calcext:value-type="error">
            <text:p>#N/A</text:p>
          </table:table-cell>
          <table:table-cell table:formula="of:=VLOOKUP([.B153];[$actions.$A$2:.$D$514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style-name="ce8" table:formula="of:=VLOOKUP([.C154];[$keys.$A$2:.$C$200];[.$A154]+1;0)" office:value-type="string" office:string-value="" calcext:value-type="error">
            <text:p>#N/A</text:p>
          </table:table-cell>
          <table:table-cell table:style-name="ce8"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style-name="ce8"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style-name="ce8" table:formula="of:=VLOOKUP([.B154];[$actions.$A$2:.$F$514];5;0)" office:value-type="string" office:string-value="" calcext:value-type="error">
            <text:p>#N/A</text:p>
          </table:table-cell>
          <table:table-cell table:formula="of:=VLOOKUP([.B154];[$actions.$A$2:.$D$514];2;0)" office:value-type="string" office:string-value="" calcext:value-type="error">
            <text:p>#N/A</text:p>
          </table:table-cell>
          <table:table-cell table:style-name="ce8" table:formula="of:=VLOOKUP([.B154];[$actions.$A$2:.$D$514];3;0)" office:value-type="string" office:string-value="" calcext:value-type="error">
            <text:p>#N/A</text:p>
          </table:table-cell>
          <table:table-cell table:style-name="ce8" table:formula="of:=VLOOKUP([.B154];[$actions.$A$2:.$D$514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style-name="ce8"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style-name="ce8" table:formula="of:=VLOOKUP([.C155];[$keys.$A$2:.$C$200];[.$A155]+1;0)" office:value-type="string" office:string-value="" calcext:value-type="error">
            <text:p>#N/A</text:p>
          </table:table-cell>
          <table:table-cell table:style-name="ce8"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style-name="ce8"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style-name="ce8" table:formula="of:=VLOOKUP([.B155];[$actions.$A$2:.$F$514];5;0)" office:value-type="string" office:string-value="" calcext:value-type="error">
            <text:p>#N/A</text:p>
          </table:table-cell>
          <table:table-cell table:formula="of:=VLOOKUP([.B155];[$actions.$A$2:.$D$514];2;0)" office:value-type="string" office:string-value="" calcext:value-type="error">
            <text:p>#N/A</text:p>
          </table:table-cell>
          <table:table-cell table:style-name="ce8" table:formula="of:=VLOOKUP([.B155];[$actions.$A$2:.$D$514];3;0)" office:value-type="string" office:string-value="" calcext:value-type="error">
            <text:p>#N/A</text:p>
          </table:table-cell>
          <table:table-cell table:style-name="ce8" table:formula="of:=VLOOKUP([.B155];[$actions.$A$2:.$D$514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style-name="ce8"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style-name="ce8" table:formula="of:=VLOOKUP([.C156];[$keys.$A$2:.$C$200];[.$A156]+1;0)" office:value-type="string" office:string-value="" calcext:value-type="error">
            <text:p>#N/A</text:p>
          </table:table-cell>
          <table:table-cell table:style-name="ce8"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style-name="ce8"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style-name="ce8" table:formula="of:=VLOOKUP([.B156];[$actions.$A$2:.$F$514];5;0)" office:value-type="string" office:string-value="" calcext:value-type="error">
            <text:p>#N/A</text:p>
          </table:table-cell>
          <table:table-cell table:formula="of:=VLOOKUP([.B156];[$actions.$A$2:.$D$514];2;0)" office:value-type="string" office:string-value="" calcext:value-type="error">
            <text:p>#N/A</text:p>
          </table:table-cell>
          <table:table-cell table:style-name="ce8" table:formula="of:=VLOOKUP([.B156];[$actions.$A$2:.$D$514];3;0)" office:value-type="string" office:string-value="" calcext:value-type="error">
            <text:p>#N/A</text:p>
          </table:table-cell>
          <table:table-cell table:style-name="ce8" table:formula="of:=VLOOKUP([.B156];[$actions.$A$2:.$D$514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style-name="ce8"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style-name="ce8" table:formula="of:=VLOOKUP([.C157];[$keys.$A$2:.$C$200];[.$A157]+1;0)" office:value-type="string" office:string-value="" calcext:value-type="error">
            <text:p>#N/A</text:p>
          </table:table-cell>
          <table:table-cell table:style-name="ce8"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style-name="ce8"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style-name="ce8" table:formula="of:=VLOOKUP([.B157];[$actions.$A$2:.$F$514];5;0)" office:value-type="string" office:string-value="" calcext:value-type="error">
            <text:p>#N/A</text:p>
          </table:table-cell>
          <table:table-cell table:formula="of:=VLOOKUP([.B157];[$actions.$A$2:.$D$514];2;0)" office:value-type="string" office:string-value="" calcext:value-type="error">
            <text:p>#N/A</text:p>
          </table:table-cell>
          <table:table-cell table:style-name="ce8" table:formula="of:=VLOOKUP([.B157];[$actions.$A$2:.$D$514];3;0)" office:value-type="string" office:string-value="" calcext:value-type="error">
            <text:p>#N/A</text:p>
          </table:table-cell>
          <table:table-cell table:style-name="ce8" table:formula="of:=VLOOKUP([.B157];[$actions.$A$2:.$D$514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style-name="ce8"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6" table:default-cell-style-name="ce14"/>
        <table:table-column table:style-name="co17" table:default-cell-style-name="ce41"/>
        <table:table-column table:style-name="co18" table:default-cell-style-name="ce45"/>
        <table:table-column table:style-name="co2" table:default-cell-style-name="ce4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0" office:value-type="string" calcext:value-type="string">
            <text:p>def1</text:p>
          </table:table-cell>
          <table:table-cell table:style-name="ce17" office:value-type="string" calcext:value-type="string">
            <text:p>def2</text:p>
          </table:table-cell>
          <table:table-cell table:style-name="ce43" office:value-type="string" calcext:value-type="string">
            <text:p>def3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12" office:value-type="string" calcext:value-type="string">
            <text:p>const uint16_t PROGMEM a_alt_1_combo[] = {KC_A, KC_LALT, COMBO_END};</text:p>
          </table:table-cell>
          <table:table-cell table:style-name="ce40" office:value-type="string" calcext:value-type="string">
            <text:p><text:s text:c="2"/>COMBO_a_alt_1,</text:p>
          </table:table-cell>
          <table:table-cell table:style-name="ce44" office:value-type="string" calcext:value-type="string">
            <text:p><text:s text:c="2"/>[COMBO_a_alt_1] = COMBO(a_alt_1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alt_2_combo[] = {KC_LCBR, KC_LALT, COMBO_END};</text:p>
          </table:table-cell>
          <table:table-cell office:value-type="string" calcext:value-type="string">
            <text:p><text:s text:c="2"/>COMBO_a_alt_2,</text:p>
          </table:table-cell>
          <table:table-cell office:value-type="string" calcext:value-type="string">
            <text:p><text:s text:c="2"/>[COMBO_a_alt_2] = COMBO(a_alt_2_combo, DYN_REC_START1),</text:p>
          </table:table-cell>
          <table:table-cell/>
        </table:table-row>
        <table:table-row table:style-name="ro3">
          <table:table-cell office:value-type="string" calcext:value-type="string">
            <text:p>const uint16_t PROGMEM a_r_1_combo[] = {KC_A, KC_R, COMBO_END};</text:p>
          </table:table-cell>
          <table:table-cell office:value-type="string" calcext:value-type="string">
            <text:p><text:s text:c="2"/>COMBO_a_r_1,</text:p>
          </table:table-cell>
          <table:table-cell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(alt_c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(alt_c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1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(alt_v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(alt_v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(c_v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(c_v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CC_COMA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1_combo[] = {CC_COMA, CC_DOT, KC_X, COMBO_END};</text:p>
          </table:table-cell>
          <table:table-cell office:value-type="string" calcext:value-type="string">
            <text:p><text:s text:c="2"/>COMBO_coma_dot_x_1,</text:p>
          </table:table-cell>
          <table:table-cell office:value-type="string" calcext:value-type="string">
            <text:p><text:s text:c="2"/>[COMBO_coma_dot_x_1] = COMBO_ACTION(coma_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x_2_combo[] = {CC_COMA, CC_DOT, KC_TILD, COMBO_END};</text:p>
          </table:table-cell>
          <table:table-cell office:value-type="string" calcext:value-type="string">
            <text:p><text:s text:c="2"/>COMBO_coma_dot_x_2,</text:p>
          </table:table-cell>
          <table:table-cell office:value-type="string" calcext:value-type="string">
            <text:p><text:s text:c="2"/>[COMBO_coma_dot_x_2] = COMBO_ACTION(coma_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(e_dot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(e_dot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GT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_ACTION(f_p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_ACTION(f_p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L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(i_o_1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(i_o_2_combo, KC_MINS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_ACTION(l_h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_ACTION(l_h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SLSH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GT, CC_COMA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GT, CC_COMA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(m_dot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GT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(m_dot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SLSH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SLSH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_ACTION(n_k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SLSH, KC_L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_ACTION(n_k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SLSH, KC_GT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_ACTION(p_g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_ACTION(p_g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o_1_combo[] = {KC_Q, KC_O, COMBO_END};</text:p>
          </table:table-cell>
          <table:table-cell office:value-type="string" calcext:value-type="string">
            <text:p><text:s text:c="2"/>COMBO_q_o_1,</text:p>
          </table:table-cell>
          <table:table-cell office:value-type="string" calcext:value-type="string">
            <text:p><text:s text:c="2"/>[COMBO_q_o_1] = COMBO(q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q_o_2_combo[] = {KC_9, KC_PLUS, COMBO_END};</text:p>
          </table:table-cell>
          <table:table-cell office:value-type="string" calcext:value-type="string">
            <text:p><text:s text:c="2"/>COMBO_q_o_2,</text:p>
          </table:table-cell>
          <table:table-cell office:value-type="string" calcext:value-type="string">
            <text:p><text:s text:c="2"/>[COMBO_q_o_2] = COMBO(q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DYN_MACRO_PLAY1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(s_v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(s_v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_ACTION(t_d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_ACTION(t_d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(u_I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(u_I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SLSH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_ACTION(w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_ACTION(w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CIRC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z_a_1_combo[] = {KC_Z, KC_A, COMBO_END};</text:p>
          </table:table-cell>
          <table:table-cell office:value-type="string" calcext:value-type="string">
            <text:p><text:s text:c="2"/>COMBO_z_a_1,</text:p>
          </table:table-cell>
          <table:table-cell office:value-type="string" calcext:value-type="string">
            <text:p><text:s text:c="2"/>[COMBO_z_a_1] = COMBO(z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a_2_combo[] = {KC_0, KC_LCBR, COMBO_END};</text:p>
          </table:table-cell>
          <table:table-cell office:value-type="string" calcext:value-type="string">
            <text:p><text:s text:c="2"/>COMBO_z_a_2,</text:p>
          </table:table-cell>
          <table:table-cell office:value-type="string" calcext:value-type="string">
            <text:p><text:s text:c="2"/>[COMBO_z_a_2] = COMBO(z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z_w_1_combo[] = {KC_Z, KC_W, COMBO_END};</text:p>
          </table:table-cell>
          <table:table-cell office:value-type="string" calcext:value-type="string">
            <text:p><text:s text:c="2"/>COMBO_z_w_1,</text:p>
          </table:table-cell>
          <table:table-cell office:value-type="string" calcext:value-type="string">
            <text:p><text:s text:c="2"/>[COMBO_z_w_1] = COMBO_ACTION(z_w_1_combo),</text:p>
          </table:table-cell>
          <table:table-cell/>
        </table:table-row>
        <table:table-row table:style-name="ro3">
          <table:table-cell table:style-name="ce16" office:value-type="string" calcext:value-type="string">
            <text:p>const uint16_t PROGMEM z_w_2_combo[] = {KC_0, KC_1, COMBO_END};</text:p>
          </table:table-cell>
          <table:table-cell table:style-name="ce42" office:value-type="string" calcext:value-type="string">
            <text:p><text:s text:c="2"/>COMBO_z_w_2,</text:p>
          </table:table-cell>
          <table:table-cell table:style-name="ce46" office:value-type="string" calcext:value-type="string">
            <text:p><text:s text:c="2"/>[COMBO_z_w_2] = COMBO_ACTION(z_w_2_combo),</text:p>
          </table:table-cell>
          <table:table-cell table:style-name="ce49"/>
        </table:table-row>
      </table:table>
      <table:table table:name="def4" table:style-name="ta1">
        <office:forms form:automatic-focus="false" form:apply-design-mode="false"/>
        <table:table-column table:style-name="co19" table:default-cell-style-name="ce52"/>
        <table:table-column table:style-name="co2" table:default-cell-style-name="ce55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0" office:value-type="string" calcext:value-type="string">
            <text:p>def4</text:p>
          </table:table-cell>
          <table:table-cell table:style-name="ce47" office:value-type="string" calcext:value-type="string">
            <text:p>(empty)</text:p>
          </table:table-cell>
        </table:table-row>
        <table:table-row table:style-name="ro3">
          <table:table-cell table:style-name="ce51" office:value-type="string" calcext:value-type="string">
            <text:p><text:s text:c="4"/>case COMBO_alt_c_v_1: if (p) {SEND_STRING(SS_LCTL("a")SS_TAP(X_DEL));} <text:s/>break;</text:p>
          </table:table-cell>
          <table:table-cell table:style-name="ce54"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oma_dot_x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p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h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k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p_g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t_d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w_f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w_1: if (p) {SEND_STRING(SS_DOWN(X_LCTL)SS_TAP(X_HOME)SS_UP(X_LCTL));} <text:s/>break;</text:p>
          </table:table-cell>
          <table:table-cell/>
        </table:table-row>
        <table:table-row table:style-name="ro3">
          <table:table-cell table:style-name="ce53" office:value-type="string" calcext:value-type="string">
            <text:p><text:s text:c="4"/>case COMBO_z_w_2: if (p) {SEND_STRING(SS_DOWN(X_LCTL)SS_TAP(X_HOME)SS_UP(X_LCTL));} <text:s/>break;</text:p>
          </table:table-cell>
          <table:table-cell table:style-name="ce56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35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17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5:08:50.804374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6DT15H2M17S</meta:editing-duration>
    <meta:editing-cycles>189</meta:editing-cycles>
    <meta:generator>LibreOffice/6.0.7.3$Linux_X86_64 LibreOffice_project/00m0$Build-3</meta:generator>
    <meta:initial-creator>Sean Madsen</meta:initial-creator>
    <dc:date>2020-08-18T18:06:30.798862346</dc:date>
    <dc:creator>Sean Madsen</dc:creator>
    <meta:document-statistic meta:table-count="6" meta:cell-count="7215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